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Random sampling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0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5" office:value-type="float" office:value="49" calcext:value-type="float">
            <text:p>49</text:p>
          </table:table-cell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5" office:value-type="float" office:value="50" calcext:value-type="float">
            <text:p>5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50" table:default-cell-style-name="Default"/>
        <table:table-row table:style-name="ro1" table:number-rows-repeated="2">
          <table:table-cell table:number-columns-repeated="50"/>
        </table:table-row>
        <table:table-row table:style-name="ro1">
          <table:table-cell office:value-type="float" office:value="347.291603138289" calcext:value-type="float">
            <text:p>347.2916031383</text:p>
          </table:table-cell>
          <table:table-cell office:value-type="float" office:value="344.707023053051" calcext:value-type="float">
            <text:p>344.7070230531</text:p>
          </table:table-cell>
          <table:table-cell office:value-type="float" office:value="343.55135829965" calcext:value-type="float">
            <text:p>343.5513582997</text:p>
          </table:table-cell>
          <table:table-cell office:value-type="float" office:value="344.25604606569" calcext:value-type="float">
            <text:p>344.2560460657</text:p>
          </table:table-cell>
          <table:table-cell office:value-type="float" office:value="361.727493589267" calcext:value-type="float">
            <text:p>361.7274935893</text:p>
          </table:table-cell>
          <table:table-cell office:value-type="float" office:value="356.26173615903" calcext:value-type="float">
            <text:p>356.261736159</text:p>
          </table:table-cell>
          <table:table-cell office:value-type="float" office:value="349.017290540946" calcext:value-type="float">
            <text:p>349.0172905409</text:p>
          </table:table-cell>
          <table:table-cell office:value-type="float" office:value="327.411542640197" calcext:value-type="float">
            <text:p>327.4115426402</text:p>
          </table:table-cell>
          <table:table-cell office:value-type="float" office:value="341.149952715621" calcext:value-type="float">
            <text:p>341.1499527156</text:p>
          </table:table-cell>
          <table:table-cell office:value-type="float" office:value="344.174711032914" calcext:value-type="float">
            <text:p>344.1747110329</text:p>
          </table:table-cell>
          <table:table-cell office:value-type="float" office:value="348.185817824692" calcext:value-type="float">
            <text:p>348.1858178247</text:p>
          </table:table-cell>
          <table:table-cell office:value-type="float" office:value="336.61556296561" calcext:value-type="float">
            <text:p>336.6155629656</text:p>
          </table:table-cell>
          <table:table-cell office:value-type="float" office:value="348.504736128459" calcext:value-type="float">
            <text:p>348.5047361285</text:p>
          </table:table-cell>
          <table:table-cell office:value-type="float" office:value="357.52865188747" calcext:value-type="float">
            <text:p>357.5286518875</text:p>
          </table:table-cell>
          <table:table-cell office:value-type="float" office:value="339.608165034366" calcext:value-type="float">
            <text:p>339.6081650344</text:p>
          </table:table-cell>
          <table:table-cell office:value-type="float" office:value="373.7391523534" calcext:value-type="float">
            <text:p>373.7391523534</text:p>
          </table:table-cell>
          <table:table-cell office:value-type="float" office:value="331.910002721341" calcext:value-type="float">
            <text:p>331.9100027213</text:p>
          </table:table-cell>
          <table:table-cell office:value-type="float" office:value="350.069522626787" calcext:value-type="float">
            <text:p>350.0695226268</text:p>
          </table:table-cell>
          <table:table-cell office:value-type="float" office:value="351.020041579246" calcext:value-type="float">
            <text:p>351.0200415792</text:p>
          </table:table-cell>
          <table:table-cell office:value-type="float" office:value="340.983859560544" calcext:value-type="float">
            <text:p>340.9838595605</text:p>
          </table:table-cell>
          <table:table-cell office:value-type="float" office:value="354.707564691235" calcext:value-type="float">
            <text:p>354.7075646912</text:p>
          </table:table-cell>
          <table:table-cell office:value-type="float" office:value="342.262199195888" calcext:value-type="float">
            <text:p>342.2621991959</text:p>
          </table:table-cell>
          <table:table-cell office:value-type="float" office:value="359.243398937724" calcext:value-type="float">
            <text:p>359.2433989377</text:p>
          </table:table-cell>
          <table:table-cell office:value-type="float" office:value="355.087587968356" calcext:value-type="float">
            <text:p>355.0875879684</text:p>
          </table:table-cell>
          <table:table-cell office:value-type="float" office:value="340.117707278543" calcext:value-type="float">
            <text:p>340.1177072785</text:p>
          </table:table-cell>
          <table:table-cell office:value-type="float" office:value="339.262759039196" calcext:value-type="float">
            <text:p>339.2627590392</text:p>
          </table:table-cell>
          <table:table-cell office:value-type="float" office:value="331.751150872605" calcext:value-type="float">
            <text:p>331.7511508726</text:p>
          </table:table-cell>
          <table:table-cell office:value-type="float" office:value="346.905280775172" calcext:value-type="float">
            <text:p>346.9052807752</text:p>
          </table:table-cell>
          <table:table-cell office:value-type="float" office:value="345.842632253904" calcext:value-type="float">
            <text:p>345.8426322539</text:p>
          </table:table-cell>
          <table:table-cell office:value-type="float" office:value="340.971813358396" calcext:value-type="float">
            <text:p>340.9718133584</text:p>
          </table:table-cell>
          <table:table-cell office:value-type="float" office:value="347.379788018131" calcext:value-type="float">
            <text:p>347.3797880181</text:p>
          </table:table-cell>
          <table:table-cell office:value-type="float" office:value="364.994388359722" calcext:value-type="float">
            <text:p>364.9943883597</text:p>
          </table:table-cell>
          <table:table-cell office:value-type="float" office:value="359.825534586049" calcext:value-type="float">
            <text:p>359.825534586</text:p>
          </table:table-cell>
          <table:table-cell office:value-type="float" office:value="352.842191357938" calcext:value-type="float">
            <text:p>352.8421913579</text:p>
          </table:table-cell>
          <table:table-cell office:value-type="float" office:value="340.780325322168" calcext:value-type="float">
            <text:p>340.7803253222</text:p>
          </table:table-cell>
          <table:table-cell office:value-type="float" office:value="355.582198884854" calcext:value-type="float">
            <text:p>355.5821988849</text:p>
          </table:table-cell>
          <table:table-cell office:value-type="float" office:value="342.01757055965" calcext:value-type="float">
            <text:p>342.0175705597</text:p>
          </table:table-cell>
          <table:table-cell office:value-type="float" office:value="355.31247074355" calcext:value-type="float">
            <text:p>355.3124707436</text:p>
          </table:table-cell>
          <table:table-cell office:value-type="float" office:value="347.638561366956" calcext:value-type="float">
            <text:p>347.638561367</text:p>
          </table:table-cell>
          <table:table-cell office:value-type="float" office:value="343.333521977371" calcext:value-type="float">
            <text:p>343.3335219774</text:p>
          </table:table-cell>
          <table:table-cell office:value-type="float" office:value="332.480071426187" calcext:value-type="float">
            <text:p>332.4800714262</text:p>
          </table:table-cell>
          <table:table-cell office:value-type="float" office:value="365.546390971733" calcext:value-type="float">
            <text:p>365.5463909717</text:p>
          </table:table-cell>
          <table:table-cell office:value-type="float" office:value="341.936161526253" calcext:value-type="float">
            <text:p>341.9361615263</text:p>
          </table:table-cell>
          <table:table-cell office:value-type="float" office:value="338.452833414637" calcext:value-type="float">
            <text:p>338.4528334146</text:p>
          </table:table-cell>
          <table:table-cell office:value-type="float" office:value="344.473532003058" calcext:value-type="float">
            <text:p>344.4735320031</text:p>
          </table:table-cell>
          <table:table-cell office:value-type="float" office:value="355.054307322351" calcext:value-type="float">
            <text:p>355.0543073224</text:p>
          </table:table-cell>
          <table:table-cell office:value-type="float" office:value="369.603474831237" calcext:value-type="float">
            <text:p>369.6034748312</text:p>
          </table:table-cell>
          <table:table-cell office:value-type="float" office:value="347.245605524595" calcext:value-type="float">
            <text:p>347.2456055246</text:p>
          </table:table-cell>
          <table:table-cell office:value-type="float" office:value="358.570231826282" calcext:value-type="float">
            <text:p>358.5702318263</text:p>
          </table:table-cell>
          <table:table-cell office:value-type="float" office:value="347.291603138289" calcext:value-type="float">
            <text:p>347.2916031383</text:p>
          </table:table-cell>
        </table:table-row>
        <table:table-row table:style-name="ro1">
          <table:table-cell office:value-type="float" office:value="349.904614638734" calcext:value-type="float">
            <text:p>349.9046146387</text:p>
          </table:table-cell>
          <table:table-cell office:value-type="float" office:value="349.905725430599" calcext:value-type="float">
            <text:p>349.9057254306</text:p>
          </table:table-cell>
          <table:table-cell office:value-type="float" office:value="358.063445092765" calcext:value-type="float">
            <text:p>358.0634450928</text:p>
          </table:table-cell>
          <table:table-cell office:value-type="float" office:value="342.805446753197" calcext:value-type="float">
            <text:p>342.8054467532</text:p>
          </table:table-cell>
          <table:table-cell office:value-type="float" office:value="372.729190073636" calcext:value-type="float">
            <text:p>372.7291900736</text:p>
          </table:table-cell>
          <table:table-cell office:value-type="float" office:value="361.218323091197" calcext:value-type="float">
            <text:p>361.2183230912</text:p>
          </table:table-cell>
          <table:table-cell office:value-type="float" office:value="356.15890640469" calcext:value-type="float">
            <text:p>356.1589064047</text:p>
          </table:table-cell>
          <table:table-cell office:value-type="float" office:value="321.491927839138" calcext:value-type="float">
            <text:p>321.4919278391</text:p>
          </table:table-cell>
          <table:table-cell office:value-type="float" office:value="361.857456669359" calcext:value-type="float">
            <text:p>361.8574566694</text:p>
          </table:table-cell>
          <table:table-cell office:value-type="float" office:value="354.711393927044" calcext:value-type="float">
            <text:p>354.711393927</text:p>
          </table:table-cell>
          <table:table-cell office:value-type="float" office:value="358.952092897937" calcext:value-type="float">
            <text:p>358.9520928979</text:p>
          </table:table-cell>
          <table:table-cell office:value-type="float" office:value="344.806543466249" calcext:value-type="float">
            <text:p>344.8065434662</text:p>
          </table:table-cell>
          <table:table-cell office:value-type="float" office:value="351.235792998433" calcext:value-type="float">
            <text:p>351.2357929984</text:p>
          </table:table-cell>
          <table:table-cell office:value-type="float" office:value="362.989666609651" calcext:value-type="float">
            <text:p>362.9896666097</text:p>
          </table:table-cell>
          <table:table-cell office:value-type="float" office:value="346.972741241252" calcext:value-type="float">
            <text:p>346.9727412413</text:p>
          </table:table-cell>
          <table:table-cell office:value-type="float" office:value="373.70036373179" calcext:value-type="float">
            <text:p>373.7003637318</text:p>
          </table:table-cell>
          <table:table-cell office:value-type="float" office:value="335.909620748743" calcext:value-type="float">
            <text:p>335.9096207487</text:p>
          </table:table-cell>
          <table:table-cell office:value-type="float" office:value="367.32610524705" calcext:value-type="float">
            <text:p>367.3261052471</text:p>
          </table:table-cell>
          <table:table-cell office:value-type="float" office:value="362.1963748795" calcext:value-type="float">
            <text:p>362.1963748795</text:p>
          </table:table-cell>
          <table:table-cell office:value-type="float" office:value="351.052684853113" calcext:value-type="float">
            <text:p>351.0526848531</text:p>
          </table:table-cell>
          <table:table-cell office:value-type="float" office:value="371.65729925563" calcext:value-type="float">
            <text:p>371.6572992556</text:p>
          </table:table-cell>
          <table:table-cell office:value-type="float" office:value="341.675170158012" calcext:value-type="float">
            <text:p>341.675170158</text:p>
          </table:table-cell>
          <table:table-cell office:value-type="float" office:value="364.104460690861" calcext:value-type="float">
            <text:p>364.1044606909</text:p>
          </table:table-cell>
          <table:table-cell office:value-type="float" office:value="371.023221471873" calcext:value-type="float">
            <text:p>371.0232214719</text:p>
          </table:table-cell>
          <table:table-cell office:value-type="float" office:value="348.173840970557" calcext:value-type="float">
            <text:p>348.1738409706</text:p>
          </table:table-cell>
          <table:table-cell office:value-type="float" office:value="351.526603129427" calcext:value-type="float">
            <text:p>351.5266031294</text:p>
          </table:table-cell>
          <table:table-cell office:value-type="float" office:value="329.878827852825" calcext:value-type="float">
            <text:p>329.8788278528</text:p>
          </table:table-cell>
          <table:table-cell office:value-type="float" office:value="334.921463970329" calcext:value-type="float">
            <text:p>334.9214639703</text:p>
          </table:table-cell>
          <table:table-cell office:value-type="float" office:value="349.219442939158" calcext:value-type="float">
            <text:p>349.2194429392</text:p>
          </table:table-cell>
          <table:table-cell office:value-type="float" office:value="348.031748815573" calcext:value-type="float">
            <text:p>348.0317488156</text:p>
          </table:table-cell>
          <table:table-cell office:value-type="float" office:value="349.001630818142" calcext:value-type="float">
            <text:p>349.0016308181</text:p>
          </table:table-cell>
          <table:table-cell office:value-type="float" office:value="368.536657309556" calcext:value-type="float">
            <text:p>368.5366573096</text:p>
          </table:table-cell>
          <table:table-cell office:value-type="float" office:value="364.938181232204" calcext:value-type="float">
            <text:p>364.9381812322</text:p>
          </table:table-cell>
          <table:table-cell office:value-type="float" office:value="348.08985583367" calcext:value-type="float">
            <text:p>348.0898558337</text:p>
          </table:table-cell>
          <table:table-cell office:value-type="float" office:value="340.64958883493" calcext:value-type="float">
            <text:p>340.6495888349</text:p>
          </table:table-cell>
          <table:table-cell office:value-type="float" office:value="368.430708696445" calcext:value-type="float">
            <text:p>368.4307086964</text:p>
          </table:table-cell>
          <table:table-cell office:value-type="float" office:value="350.748389045063" calcext:value-type="float">
            <text:p>350.7483890451</text:p>
          </table:table-cell>
          <table:table-cell office:value-type="float" office:value="373.909447594867" calcext:value-type="float">
            <text:p>373.9094475949</text:p>
          </table:table-cell>
          <table:table-cell office:value-type="float" office:value="359.383030864773" calcext:value-type="float">
            <text:p>359.3830308648</text:p>
          </table:table-cell>
          <table:table-cell office:value-type="float" office:value="355.049671337466" calcext:value-type="float">
            <text:p>355.0496713375</text:p>
          </table:table-cell>
          <table:table-cell office:value-type="float" office:value="339.20821946316" calcext:value-type="float">
            <text:p>339.2082194632</text:p>
          </table:table-cell>
          <table:table-cell office:value-type="float" office:value="371.485206854791" calcext:value-type="float">
            <text:p>371.4852068548</text:p>
          </table:table-cell>
          <table:table-cell office:value-type="float" office:value="352.437957281912" calcext:value-type="float">
            <text:p>352.4379572819</text:p>
          </table:table-cell>
          <table:table-cell office:value-type="float" office:value="336.824680899632" calcext:value-type="float">
            <text:p>336.8246808996</text:p>
          </table:table-cell>
          <table:table-cell office:value-type="float" office:value="357.914805065118" calcext:value-type="float">
            <text:p>357.9148050651</text:p>
          </table:table-cell>
          <table:table-cell office:value-type="float" office:value="360.684351797415" calcext:value-type="float">
            <text:p>360.6843517974</text:p>
          </table:table-cell>
          <table:table-cell office:value-type="float" office:value="376.514419576038" calcext:value-type="float">
            <text:p>376.514419576</text:p>
          </table:table-cell>
          <table:table-cell office:value-type="float" office:value="347.932315934061" calcext:value-type="float">
            <text:p>347.9323159341</text:p>
          </table:table-cell>
          <table:table-cell office:value-type="float" office:value="359.042266937149" calcext:value-type="float">
            <text:p>359.0422669371</text:p>
          </table:table-cell>
          <table:table-cell office:value-type="float" office:value="349.904614638734" calcext:value-type="float">
            <text:p>349.9046146387</text:p>
          </table:table-cell>
        </table:table-row>
        <table:table-row table:style-name="ro1">
          <table:table-cell office:value-type="float" office:value="350.997294339554" calcext:value-type="float">
            <text:p>350.9972943396</text:p>
          </table:table-cell>
          <table:table-cell office:value-type="float" office:value="359.326392866942" calcext:value-type="float">
            <text:p>359.3263928669</text:p>
          </table:table-cell>
          <table:table-cell office:value-type="float" office:value="363.180591756825" calcext:value-type="float">
            <text:p>363.1805917568</text:p>
          </table:table-cell>
          <table:table-cell office:value-type="float" office:value="354.557296278253" calcext:value-type="float">
            <text:p>354.5572962783</text:p>
          </table:table-cell>
          <table:table-cell office:value-type="float" office:value="380.987649091506" calcext:value-type="float">
            <text:p>380.9876490915</text:p>
          </table:table-cell>
          <table:table-cell office:value-type="float" office:value="357.74778673853" calcext:value-type="float">
            <text:p>357.7477867385</text:p>
          </table:table-cell>
          <table:table-cell office:value-type="float" office:value="353.17428954992" calcext:value-type="float">
            <text:p>353.1742895499</text:p>
          </table:table-cell>
          <table:table-cell office:value-type="float" office:value="320.702951632907" calcext:value-type="float">
            <text:p>320.7029516329</text:p>
          </table:table-cell>
          <table:table-cell office:value-type="float" office:value="370.476732337053" calcext:value-type="float">
            <text:p>370.4767323371</text:p>
          </table:table-cell>
          <table:table-cell office:value-type="float" office:value="359.259848661828" calcext:value-type="float">
            <text:p>359.2598486618</text:p>
          </table:table-cell>
          <table:table-cell office:value-type="float" office:value="375.655900305976" calcext:value-type="float">
            <text:p>375.655900306</text:p>
          </table:table-cell>
          <table:table-cell office:value-type="float" office:value="344.806543466249" calcext:value-type="float">
            <text:p>344.8065434662</text:p>
          </table:table-cell>
          <table:table-cell office:value-type="float" office:value="347.713091968612" calcext:value-type="float">
            <text:p>347.7130919686</text:p>
          </table:table-cell>
          <table:table-cell office:value-type="float" office:value="363.961358762511" calcext:value-type="float">
            <text:p>363.9613587625</text:p>
          </table:table-cell>
          <table:table-cell office:value-type="float" office:value="347.850770140208" calcext:value-type="float">
            <text:p>347.8507701402</text:p>
          </table:table-cell>
          <table:table-cell office:value-type="float" office:value="373.70036373179" calcext:value-type="float">
            <text:p>373.7003637318</text:p>
          </table:table-cell>
          <table:table-cell office:value-type="float" office:value="345.752248021718" calcext:value-type="float">
            <text:p>345.7522480217</text:p>
          </table:table-cell>
          <table:table-cell office:value-type="float" office:value="367.32610524705" calcext:value-type="float">
            <text:p>367.3261052471</text:p>
          </table:table-cell>
          <table:table-cell office:value-type="float" office:value="371.21411342183" calcext:value-type="float">
            <text:p>371.2141134218</text:p>
          </table:table-cell>
          <table:table-cell office:value-type="float" office:value="356.176698389126" calcext:value-type="float">
            <text:p>356.1766983891</text:p>
          </table:table-cell>
          <table:table-cell office:value-type="float" office:value="381.33203702602" calcext:value-type="float">
            <text:p>381.332037026</text:p>
          </table:table-cell>
          <table:table-cell office:value-type="float" office:value="341.675170158012" calcext:value-type="float">
            <text:p>341.675170158</text:p>
          </table:table-cell>
          <table:table-cell office:value-type="float" office:value="359.575299188311" calcext:value-type="float">
            <text:p>359.5752991883</text:p>
          </table:table-cell>
          <table:table-cell office:value-type="float" office:value="377.888714920618" calcext:value-type="float">
            <text:p>377.8887149206</text:p>
          </table:table-cell>
          <table:table-cell office:value-type="float" office:value="352.869976653594" calcext:value-type="float">
            <text:p>352.8699766536</text:p>
          </table:table-cell>
          <table:table-cell office:value-type="float" office:value="341.605938770854" calcext:value-type="float">
            <text:p>341.6059387709</text:p>
          </table:table-cell>
          <table:table-cell office:value-type="float" office:value="332.504555860608" calcext:value-type="float">
            <text:p>332.5045558606</text:p>
          </table:table-cell>
          <table:table-cell office:value-type="float" office:value="354.42402418246" calcext:value-type="float">
            <text:p>354.4240241825</text:p>
          </table:table-cell>
          <table:table-cell office:value-type="float" office:value="361.252833933454" calcext:value-type="float">
            <text:p>361.2528339335</text:p>
          </table:table-cell>
          <table:table-cell office:value-type="float" office:value="348.031748815573" calcext:value-type="float">
            <text:p>348.0317488156</text:p>
          </table:table-cell>
          <table:table-cell office:value-type="float" office:value="365.928182278699" calcext:value-type="float">
            <text:p>365.9281822787</text:p>
          </table:table-cell>
          <table:table-cell office:value-type="float" office:value="372.301253218596" calcext:value-type="float">
            <text:p>372.3012532186</text:p>
          </table:table-cell>
          <table:table-cell office:value-type="float" office:value="367.941204033168" calcext:value-type="float">
            <text:p>367.9412040332</text:p>
          </table:table-cell>
          <table:table-cell office:value-type="float" office:value="348.08985583367" calcext:value-type="float">
            <text:p>348.0898558337</text:p>
          </table:table-cell>
          <table:table-cell office:value-type="float" office:value="355.239038221355" calcext:value-type="float">
            <text:p>355.2390382214</text:p>
          </table:table-cell>
          <table:table-cell office:value-type="float" office:value="352.882769434642" calcext:value-type="float">
            <text:p>352.8827694346</text:p>
          </table:table-cell>
          <table:table-cell office:value-type="float" office:value="367.167730963551" calcext:value-type="float">
            <text:p>367.1677309636</text:p>
          </table:table-cell>
          <table:table-cell office:value-type="float" office:value="369.88438401531" calcext:value-type="float">
            <text:p>369.8843840153</text:p>
          </table:table-cell>
          <table:table-cell office:value-type="float" office:value="347.678612492746" calcext:value-type="float">
            <text:p>347.6786124927</text:p>
          </table:table-cell>
          <table:table-cell office:value-type="float" office:value="363.583888786511" calcext:value-type="float">
            <text:p>363.5838887865</text:p>
          </table:table-cell>
          <table:table-cell office:value-type="float" office:value="348.181617476542" calcext:value-type="float">
            <text:p>348.1816174765</text:p>
          </table:table-cell>
          <table:table-cell office:value-type="float" office:value="373.135807703886" calcext:value-type="float">
            <text:p>373.1358077039</text:p>
          </table:table-cell>
          <table:table-cell office:value-type="float" office:value="364.541945560103" calcext:value-type="float">
            <text:p>364.5419455601</text:p>
          </table:table-cell>
          <table:table-cell office:value-type="float" office:value="348.322043238521" calcext:value-type="float">
            <text:p>348.3220432385</text:p>
          </table:table-cell>
          <table:table-cell office:value-type="float" office:value="356.743297822628" calcext:value-type="float">
            <text:p>356.7432978226</text:p>
          </table:table-cell>
          <table:table-cell office:value-type="float" office:value="360.684351797415" calcext:value-type="float">
            <text:p>360.6843517974</text:p>
          </table:table-cell>
          <table:table-cell office:value-type="float" office:value="376.540717386619" calcext:value-type="float">
            <text:p>376.5407173866</text:p>
          </table:table-cell>
          <table:table-cell office:value-type="float" office:value="362.349266586795" calcext:value-type="float">
            <text:p>362.3492665868</text:p>
          </table:table-cell>
          <table:table-cell office:value-type="float" office:value="370.645951856911" calcext:value-type="float">
            <text:p>370.6459518569</text:p>
          </table:table-cell>
          <table:table-cell office:value-type="float" office:value="350.997294339554" calcext:value-type="float">
            <text:p>350.9972943396</text:p>
          </table:table-cell>
        </table:table-row>
        <table:table-row table:style-name="ro1">
          <table:table-cell office:value-type="float" office:value="353.10970197259" calcext:value-type="float">
            <text:p>353.1097019726</text:p>
          </table:table-cell>
          <table:table-cell office:value-type="float" office:value="360.740047157184" calcext:value-type="float">
            <text:p>360.7400471572</text:p>
          </table:table-cell>
          <table:table-cell office:value-type="float" office:value="360.083931562628" calcext:value-type="float">
            <text:p>360.0839315626</text:p>
          </table:table-cell>
          <table:table-cell office:value-type="float" office:value="353.910005170645" calcext:value-type="float">
            <text:p>353.9100051706</text:p>
          </table:table-cell>
          <table:table-cell office:value-type="float" office:value="387.521012066994" calcext:value-type="float">
            <text:p>387.521012067</text:p>
          </table:table-cell>
          <table:table-cell office:value-type="float" office:value="350.568143360992" calcext:value-type="float">
            <text:p>350.568143361</text:p>
          </table:table-cell>
          <table:table-cell office:value-type="float" office:value="364.190888813843" calcext:value-type="float">
            <text:p>364.1908888138</text:p>
          </table:table-cell>
          <table:table-cell office:value-type="float" office:value="320.583075098672" calcext:value-type="float">
            <text:p>320.5830750987</text:p>
          </table:table-cell>
          <table:table-cell office:value-type="float" office:value="376.588058222983" calcext:value-type="float">
            <text:p>376.588058223</text:p>
          </table:table-cell>
          <table:table-cell office:value-type="float" office:value="358.492296952615" calcext:value-type="float">
            <text:p>358.4922969526</text:p>
          </table:table-cell>
          <table:table-cell office:value-type="float" office:value="380.313391169371" calcext:value-type="float">
            <text:p>380.3133911694</text:p>
          </table:table-cell>
          <table:table-cell office:value-type="float" office:value="355.317843382026" calcext:value-type="float">
            <text:p>355.317843382</text:p>
          </table:table-cell>
          <table:table-cell office:value-type="float" office:value="355.987617341564" calcext:value-type="float">
            <text:p>355.9876173416</text:p>
          </table:table-cell>
          <table:table-cell office:value-type="float" office:value="361.393179391904" calcext:value-type="float">
            <text:p>361.3931793919</text:p>
          </table:table-cell>
          <table:table-cell office:value-type="float" office:value="359.86818762066" calcext:value-type="float">
            <text:p>359.8681876207</text:p>
          </table:table-cell>
          <table:table-cell office:value-type="float" office:value="379.408774286592" calcext:value-type="float">
            <text:p>379.4087742866</text:p>
          </table:table-cell>
          <table:table-cell office:value-type="float" office:value="353.157312845992" calcext:value-type="float">
            <text:p>353.157312846</text:p>
          </table:table-cell>
          <table:table-cell office:value-type="float" office:value="375.640234047131" calcext:value-type="float">
            <text:p>375.6402340471</text:p>
          </table:table-cell>
          <table:table-cell office:value-type="float" office:value="381.021269233698" calcext:value-type="float">
            <text:p>381.0212692337</text:p>
          </table:table-cell>
          <table:table-cell office:value-type="float" office:value="362.072104993252" calcext:value-type="float">
            <text:p>362.0721049933</text:p>
          </table:table-cell>
          <table:table-cell office:value-type="float" office:value="396.741784080178" calcext:value-type="float">
            <text:p>396.7417840802</text:p>
          </table:table-cell>
          <table:table-cell office:value-type="float" office:value="337.216908936333" calcext:value-type="float">
            <text:p>337.2169089363</text:p>
          </table:table-cell>
          <table:table-cell office:value-type="float" office:value="369.546853032662" calcext:value-type="float">
            <text:p>369.5468530327</text:p>
          </table:table-cell>
          <table:table-cell office:value-type="float" office:value="378.967994812651" calcext:value-type="float">
            <text:p>378.9679948127</text:p>
          </table:table-cell>
          <table:table-cell office:value-type="float" office:value="368.323304381199" calcext:value-type="float">
            <text:p>368.3233043812</text:p>
          </table:table-cell>
          <table:table-cell office:value-type="float" office:value="338.560682061231" calcext:value-type="float">
            <text:p>338.5606820612</text:p>
          </table:table-cell>
          <table:table-cell office:value-type="float" office:value="348.374464656666" calcext:value-type="float">
            <text:p>348.3744646567</text:p>
          </table:table-cell>
          <table:table-cell office:value-type="float" office:value="354.42402418246" calcext:value-type="float">
            <text:p>354.4240241825</text:p>
          </table:table-cell>
          <table:table-cell office:value-type="float" office:value="368.87505039423" calcext:value-type="float">
            <text:p>368.8750503942</text:p>
          </table:table-cell>
          <table:table-cell office:value-type="float" office:value="352.330419434553" calcext:value-type="float">
            <text:p>352.3304194346</text:p>
          </table:table-cell>
          <table:table-cell office:value-type="float" office:value="386.958875977845" calcext:value-type="float">
            <text:p>386.9588759778</text:p>
          </table:table-cell>
          <table:table-cell office:value-type="float" office:value="375.218743205425" calcext:value-type="float">
            <text:p>375.2187432054</text:p>
          </table:table-cell>
          <table:table-cell office:value-type="float" office:value="362.249758995926" calcext:value-type="float">
            <text:p>362.2497589959</text:p>
          </table:table-cell>
          <table:table-cell office:value-type="float" office:value="353.051975136855" calcext:value-type="float">
            <text:p>353.0519751369</text:p>
          </table:table-cell>
          <table:table-cell office:value-type="float" office:value="367.656269837312" calcext:value-type="float">
            <text:p>367.6562698373</text:p>
          </table:table-cell>
          <table:table-cell office:value-type="float" office:value="351.423827764833" calcext:value-type="float">
            <text:p>351.4238277648</text:p>
          </table:table-cell>
          <table:table-cell office:value-type="float" office:value="373.875935421106" calcext:value-type="float">
            <text:p>373.8759354211</text:p>
          </table:table-cell>
          <table:table-cell office:value-type="float" office:value="369.88438401531" calcext:value-type="float">
            <text:p>369.8843840153</text:p>
          </table:table-cell>
          <table:table-cell office:value-type="float" office:value="347.678612492746" calcext:value-type="float">
            <text:p>347.6786124927</text:p>
          </table:table-cell>
          <table:table-cell office:value-type="float" office:value="360.441176308648" calcext:value-type="float">
            <text:p>360.4411763086</text:p>
          </table:table-cell>
          <table:table-cell office:value-type="float" office:value="347.203906472226" calcext:value-type="float">
            <text:p>347.2039064722</text:p>
          </table:table-cell>
          <table:table-cell office:value-type="float" office:value="373.378166525517" calcext:value-type="float">
            <text:p>373.3781665255</text:p>
          </table:table-cell>
          <table:table-cell office:value-type="float" office:value="369.361676442456" calcext:value-type="float">
            <text:p>369.3616764425</text:p>
          </table:table-cell>
          <table:table-cell office:value-type="float" office:value="354.544938961508" calcext:value-type="float">
            <text:p>354.5449389615</text:p>
          </table:table-cell>
          <table:table-cell office:value-type="float" office:value="356.743297822628" calcext:value-type="float">
            <text:p>356.7432978226</text:p>
          </table:table-cell>
          <table:table-cell office:value-type="float" office:value="360.684351797415" calcext:value-type="float">
            <text:p>360.6843517974</text:p>
          </table:table-cell>
          <table:table-cell office:value-type="float" office:value="387.921689565498" calcext:value-type="float">
            <text:p>387.9216895655</text:p>
          </table:table-cell>
          <table:table-cell office:value-type="float" office:value="373.315688663506" calcext:value-type="float">
            <text:p>373.3156886635</text:p>
          </table:table-cell>
          <table:table-cell office:value-type="float" office:value="374.997092534326" calcext:value-type="float">
            <text:p>374.9970925343</text:p>
          </table:table-cell>
          <table:table-cell office:value-type="float" office:value="353.10970197259" calcext:value-type="float">
            <text:p>353.1097019726</text:p>
          </table:table-cell>
        </table:table-row>
        <table:table-row table:style-name="ro1">
          <table:table-cell office:value-type="float" office:value="361.365440686602" calcext:value-type="float">
            <text:p>361.3654406866</text:p>
          </table:table-cell>
          <table:table-cell office:value-type="float" office:value="365.020317960745" calcext:value-type="float">
            <text:p>365.0203179607</text:p>
          </table:table-cell>
          <table:table-cell office:value-type="float" office:value="365.69201869615" calcext:value-type="float">
            <text:p>365.6920186962</text:p>
          </table:table-cell>
          <table:table-cell office:value-type="float" office:value="362.969223421668" calcext:value-type="float">
            <text:p>362.9692234217</text:p>
          </table:table-cell>
          <table:table-cell office:value-type="float" office:value="387.521012066994" calcext:value-type="float">
            <text:p>387.521012067</text:p>
          </table:table-cell>
          <table:table-cell office:value-type="float" office:value="350.568143360992" calcext:value-type="float">
            <text:p>350.568143361</text:p>
          </table:table-cell>
          <table:table-cell office:value-type="float" office:value="366.935351431157" calcext:value-type="float">
            <text:p>366.9353514312</text:p>
          </table:table-cell>
          <table:table-cell office:value-type="float" office:value="317.50950347189" calcext:value-type="float">
            <text:p>317.5095034719</text:p>
          </table:table-cell>
          <table:table-cell office:value-type="float" office:value="380.312450049154" calcext:value-type="float">
            <text:p>380.3124500492</text:p>
          </table:table-cell>
          <table:table-cell office:value-type="float" office:value="358.492296952615" calcext:value-type="float">
            <text:p>358.4922969526</text:p>
          </table:table-cell>
          <table:table-cell office:value-type="float" office:value="380.776369586642" calcext:value-type="float">
            <text:p>380.7763695866</text:p>
          </table:table-cell>
          <table:table-cell office:value-type="float" office:value="355.317843382026" calcext:value-type="float">
            <text:p>355.317843382</text:p>
          </table:table-cell>
          <table:table-cell office:value-type="float" office:value="358.348474406316" calcext:value-type="float">
            <text:p>358.3484744063</text:p>
          </table:table-cell>
          <table:table-cell office:value-type="float" office:value="360.18921857622" calcext:value-type="float">
            <text:p>360.1892185762</text:p>
          </table:table-cell>
          <table:table-cell office:value-type="float" office:value="376.14288938965" calcext:value-type="float">
            <text:p>376.1428893897</text:p>
          </table:table-cell>
          <table:table-cell office:value-type="float" office:value="383.143451658427" calcext:value-type="float">
            <text:p>383.1434516584</text:p>
          </table:table-cell>
          <table:table-cell office:value-type="float" office:value="353.157312845992" calcext:value-type="float">
            <text:p>353.157312846</text:p>
          </table:table-cell>
          <table:table-cell office:value-type="float" office:value="384.545455753172" calcext:value-type="float">
            <text:p>384.5454557532</text:p>
          </table:table-cell>
          <table:table-cell office:value-type="float" office:value="382.647149188161" calcext:value-type="float">
            <text:p>382.6471491882</text:p>
          </table:table-cell>
          <table:table-cell office:value-type="float" office:value="359.559773261543" calcext:value-type="float">
            <text:p>359.5597732615</text:p>
          </table:table-cell>
          <table:table-cell office:value-type="float" office:value="396.741784080178" calcext:value-type="float">
            <text:p>396.7417840802</text:p>
          </table:table-cell>
          <table:table-cell office:value-type="float" office:value="356.054619086673" calcext:value-type="float">
            <text:p>356.0546190867</text:p>
          </table:table-cell>
          <table:table-cell office:value-type="float" office:value="373.959192106468" calcext:value-type="float">
            <text:p>373.9591921065</text:p>
          </table:table-cell>
          <table:table-cell office:value-type="float" office:value="399.513192399464" calcext:value-type="float">
            <text:p>399.5131923995</text:p>
          </table:table-cell>
          <table:table-cell office:value-type="float" office:value="373.147952708489" calcext:value-type="float">
            <text:p>373.1479527085</text:p>
          </table:table-cell>
          <table:table-cell office:value-type="float" office:value="359.975409750822" calcext:value-type="float">
            <text:p>359.9754097508</text:p>
          </table:table-cell>
          <table:table-cell office:value-type="float" office:value="361.95875506847" calcext:value-type="float">
            <text:p>361.9587550685</text:p>
          </table:table-cell>
          <table:table-cell office:value-type="float" office:value="382.540400072089" calcext:value-type="float">
            <text:p>382.5404000721</text:p>
          </table:table-cell>
          <table:table-cell office:value-type="float" office:value="368.311654614125" calcext:value-type="float">
            <text:p>368.3116546141</text:p>
          </table:table-cell>
          <table:table-cell office:value-type="float" office:value="351.096154269268" calcext:value-type="float">
            <text:p>351.0961542693</text:p>
          </table:table-cell>
          <table:table-cell office:value-type="float" office:value="386.958875977845" calcext:value-type="float">
            <text:p>386.9588759778</text:p>
          </table:table-cell>
          <table:table-cell office:value-type="float" office:value="375.218743205425" calcext:value-type="float">
            <text:p>375.2187432054</text:p>
          </table:table-cell>
          <table:table-cell office:value-type="float" office:value="375.508505811138" calcext:value-type="float">
            <text:p>375.5085058111</text:p>
          </table:table-cell>
          <table:table-cell office:value-type="float" office:value="371.358237381596" calcext:value-type="float">
            <text:p>371.3582373816</text:p>
          </table:table-cell>
          <table:table-cell office:value-type="float" office:value="364.766769776919" calcext:value-type="float">
            <text:p>364.7667697769</text:p>
          </table:table-cell>
          <table:table-cell office:value-type="float" office:value="359.779486955777" calcext:value-type="float">
            <text:p>359.7794869558</text:p>
          </table:table-cell>
          <table:table-cell office:value-type="float" office:value="366.34131156416" calcext:value-type="float">
            <text:p>366.3413115642</text:p>
          </table:table-cell>
          <table:table-cell office:value-type="float" office:value="382.288802455549" calcext:value-type="float">
            <text:p>382.2888024555</text:p>
          </table:table-cell>
          <table:table-cell office:value-type="float" office:value="354.65657864278" calcext:value-type="float">
            <text:p>354.6565786428</text:p>
          </table:table-cell>
          <table:table-cell office:value-type="float" office:value="360.497480813483" calcext:value-type="float">
            <text:p>360.4974808135</text:p>
          </table:table-cell>
          <table:table-cell office:value-type="float" office:value="363.655036818072" calcext:value-type="float">
            <text:p>363.6550368181</text:p>
          </table:table-cell>
          <table:table-cell office:value-type="float" office:value="372.389418640818" calcext:value-type="float">
            <text:p>372.3894186408</text:p>
          </table:table-cell>
          <table:table-cell office:value-type="float" office:value="369.641347963703" calcext:value-type="float">
            <text:p>369.6413479637</text:p>
          </table:table-cell>
          <table:table-cell office:value-type="float" office:value="359.175519101898" calcext:value-type="float">
            <text:p>359.1755191019</text:p>
          </table:table-cell>
          <table:table-cell office:value-type="float" office:value="362.574724312523" calcext:value-type="float">
            <text:p>362.5747243125</text:p>
          </table:table-cell>
          <table:table-cell office:value-type="float" office:value="360.684351797415" calcext:value-type="float">
            <text:p>360.6843517974</text:p>
          </table:table-cell>
          <table:table-cell office:value-type="float" office:value="387.67798841087" calcext:value-type="float">
            <text:p>387.6779884109</text:p>
          </table:table-cell>
          <table:table-cell office:value-type="float" office:value="373.261260015143" calcext:value-type="float">
            <text:p>373.2612600151</text:p>
          </table:table-cell>
          <table:table-cell office:value-type="float" office:value="381.924607751399" calcext:value-type="float">
            <text:p>381.9246077514</text:p>
          </table:table-cell>
          <table:table-cell office:value-type="float" office:value="361.365440686602" calcext:value-type="float">
            <text:p>361.3654406866</text:p>
          </table:table-cell>
        </table:table-row>
        <table:table-row table:style-name="ro1">
          <table:table-cell office:value-type="float" office:value="360.608430299099" calcext:value-type="float">
            <text:p>360.6084302991</text:p>
          </table:table-cell>
          <table:table-cell office:value-type="float" office:value="373.819623583641" calcext:value-type="float">
            <text:p>373.8196235836</text:p>
          </table:table-cell>
          <table:table-cell office:value-type="float" office:value="371.846264150709" calcext:value-type="float">
            <text:p>371.8462641507</text:p>
          </table:table-cell>
          <table:table-cell office:value-type="float" office:value="380.169114605124" calcext:value-type="float">
            <text:p>380.1691146051</text:p>
          </table:table-cell>
          <table:table-cell office:value-type="float" office:value="394.308640770205" calcext:value-type="float">
            <text:p>394.3086407702</text:p>
          </table:table-cell>
          <table:table-cell office:value-type="float" office:value="353.515137230317" calcext:value-type="float">
            <text:p>353.5151372303</text:p>
          </table:table-cell>
          <table:table-cell office:value-type="float" office:value="366.935351431157" calcext:value-type="float">
            <text:p>366.9353514312</text:p>
          </table:table-cell>
          <table:table-cell office:value-type="float" office:value="317.511574480869" calcext:value-type="float">
            <text:p>317.5115744809</text:p>
          </table:table-cell>
          <table:table-cell office:value-type="float" office:value="387.397297323507" calcext:value-type="float">
            <text:p>387.3972973235</text:p>
          </table:table-cell>
          <table:table-cell office:value-type="float" office:value="351.52670154729" calcext:value-type="float">
            <text:p>351.5267015473</text:p>
          </table:table-cell>
          <table:table-cell office:value-type="float" office:value="380.776369586642" calcext:value-type="float">
            <text:p>380.7763695866</text:p>
          </table:table-cell>
          <table:table-cell office:value-type="float" office:value="358.118370459573" calcext:value-type="float">
            <text:p>358.1183704596</text:p>
          </table:table-cell>
          <table:table-cell office:value-type="float" office:value="356.641373953353" calcext:value-type="float">
            <text:p>356.6413739534</text:p>
          </table:table-cell>
          <table:table-cell office:value-type="float" office:value="376.218870703901" calcext:value-type="float">
            <text:p>376.2188707039</text:p>
          </table:table-cell>
          <table:table-cell office:value-type="float" office:value="382.738693334793" calcext:value-type="float">
            <text:p>382.7386933348</text:p>
          </table:table-cell>
          <table:table-cell office:value-type="float" office:value="390.85397841263" calcext:value-type="float">
            <text:p>390.8539784126</text:p>
          </table:table-cell>
          <table:table-cell office:value-type="float" office:value="351.180774566688" calcext:value-type="float">
            <text:p>351.1807745667</text:p>
          </table:table-cell>
          <table:table-cell office:value-type="float" office:value="405.547977784656" calcext:value-type="float">
            <text:p>405.5479777847</text:p>
          </table:table-cell>
          <table:table-cell office:value-type="float" office:value="387.810636885457" calcext:value-type="float">
            <text:p>387.8106368855</text:p>
          </table:table-cell>
          <table:table-cell office:value-type="float" office:value="357.612504436237" calcext:value-type="float">
            <text:p>357.6125044362</text:p>
          </table:table-cell>
          <table:table-cell office:value-type="float" office:value="402.860708628653" calcext:value-type="float">
            <text:p>402.8607086287</text:p>
          </table:table-cell>
          <table:table-cell office:value-type="float" office:value="361.438285260448" calcext:value-type="float">
            <text:p>361.4382852604</text:p>
          </table:table-cell>
          <table:table-cell office:value-type="float" office:value="390.223531959821" calcext:value-type="float">
            <text:p>390.2235319598</text:p>
          </table:table-cell>
          <table:table-cell office:value-type="float" office:value="403.576640277153" calcext:value-type="float">
            <text:p>403.5766402772</text:p>
          </table:table-cell>
          <table:table-cell office:value-type="float" office:value="376.216793928426" calcext:value-type="float">
            <text:p>376.2167939284</text:p>
          </table:table-cell>
          <table:table-cell office:value-type="float" office:value="377.568876703259" calcext:value-type="float">
            <text:p>377.5688767033</text:p>
          </table:table-cell>
          <table:table-cell office:value-type="float" office:value="361.95875506847" calcext:value-type="float">
            <text:p>361.9587550685</text:p>
          </table:table-cell>
          <table:table-cell office:value-type="float" office:value="382.540400072089" calcext:value-type="float">
            <text:p>382.5404000721</text:p>
          </table:table-cell>
          <table:table-cell office:value-type="float" office:value="383.116660853304" calcext:value-type="float">
            <text:p>383.1166608533</text:p>
          </table:table-cell>
          <table:table-cell office:value-type="float" office:value="348.002096978569" calcext:value-type="float">
            <text:p>348.0020969786</text:p>
          </table:table-cell>
          <table:table-cell office:value-type="float" office:value="376.151647443006" calcext:value-type="float">
            <text:p>376.151647443</text:p>
          </table:table-cell>
          <table:table-cell office:value-type="float" office:value="375.419753165097" calcext:value-type="float">
            <text:p>375.4197531651</text:p>
          </table:table-cell>
          <table:table-cell office:value-type="float" office:value="373.623935280736" calcext:value-type="float">
            <text:p>373.6239352807</text:p>
          </table:table-cell>
          <table:table-cell office:value-type="float" office:value="379.889469893369" calcext:value-type="float">
            <text:p>379.8894698934</text:p>
          </table:table-cell>
          <table:table-cell office:value-type="float" office:value="362.225502479948" calcext:value-type="float">
            <text:p>362.2255024799</text:p>
          </table:table-cell>
          <table:table-cell office:value-type="float" office:value="359.779486955777" calcext:value-type="float">
            <text:p>359.7794869558</text:p>
          </table:table-cell>
          <table:table-cell office:value-type="float" office:value="375.928889501217" calcext:value-type="float">
            <text:p>375.9288895012</text:p>
          </table:table-cell>
          <table:table-cell office:value-type="float" office:value="387.642629298163" calcext:value-type="float">
            <text:p>387.6426292982</text:p>
          </table:table-cell>
          <table:table-cell office:value-type="float" office:value="354.65657864278" calcext:value-type="float">
            <text:p>354.6565786428</text:p>
          </table:table-cell>
          <table:table-cell office:value-type="float" office:value="358.15670874891" calcext:value-type="float">
            <text:p>358.1567087489</text:p>
          </table:table-cell>
          <table:table-cell office:value-type="float" office:value="367.39751283612" calcext:value-type="float">
            <text:p>367.3975128361</text:p>
          </table:table-cell>
          <table:table-cell office:value-type="float" office:value="378.096444282022" calcext:value-type="float">
            <text:p>378.096444282</text:p>
          </table:table-cell>
          <table:table-cell office:value-type="float" office:value="370.617896045956" calcext:value-type="float">
            <text:p>370.617896046</text:p>
          </table:table-cell>
          <table:table-cell office:value-type="float" office:value="363.971075024589" calcext:value-type="float">
            <text:p>363.9710750246</text:p>
          </table:table-cell>
          <table:table-cell office:value-type="float" office:value="367.559715296219" calcext:value-type="float">
            <text:p>367.5597152962</text:p>
          </table:table-cell>
          <table:table-cell office:value-type="float" office:value="359.175839477869" calcext:value-type="float">
            <text:p>359.1758394779</text:p>
          </table:table-cell>
          <table:table-cell office:value-type="float" office:value="395.817595079368" calcext:value-type="float">
            <text:p>395.8175950794</text:p>
          </table:table-cell>
          <table:table-cell office:value-type="float" office:value="382.88695377175" calcext:value-type="float">
            <text:p>382.8869537718</text:p>
          </table:table-cell>
          <table:table-cell office:value-type="float" office:value="392.390016317684" calcext:value-type="float">
            <text:p>392.3900163177</text:p>
          </table:table-cell>
          <table:table-cell office:value-type="float" office:value="360.608430299099" calcext:value-type="float">
            <text:p>360.6084302991</text:p>
          </table:table-cell>
        </table:table-row>
        <table:table-row table:style-name="ro1">
          <table:table-cell office:value-type="float" office:value="361.496396186015" calcext:value-type="float">
            <text:p>361.496396186</text:p>
          </table:table-cell>
          <table:table-cell office:value-type="float" office:value="369.793724617369" calcext:value-type="float">
            <text:p>369.7937246174</text:p>
          </table:table-cell>
          <table:table-cell office:value-type="float" office:value="371.972643263876" calcext:value-type="float">
            <text:p>371.9726432639</text:p>
          </table:table-cell>
          <table:table-cell office:value-type="float" office:value="384.715101778472" calcext:value-type="float">
            <text:p>384.7151017785</text:p>
          </table:table-cell>
          <table:table-cell office:value-type="float" office:value="396.813618491178" calcext:value-type="float">
            <text:p>396.8136184912</text:p>
          </table:table-cell>
          <table:table-cell office:value-type="float" office:value="348.812437071665" calcext:value-type="float">
            <text:p>348.8124370717</text:p>
          </table:table-cell>
          <table:table-cell office:value-type="float" office:value="369.218892017336" calcext:value-type="float">
            <text:p>369.2188920173</text:p>
          </table:table-cell>
          <table:table-cell office:value-type="float" office:value="324.650201064707" calcext:value-type="float">
            <text:p>324.6502010647</text:p>
          </table:table-cell>
          <table:table-cell office:value-type="float" office:value="394.444706683447" calcext:value-type="float">
            <text:p>394.4447066834</text:p>
          </table:table-cell>
          <table:table-cell office:value-type="float" office:value="357.193828574645" calcext:value-type="float">
            <text:p>357.1938285746</text:p>
          </table:table-cell>
          <table:table-cell office:value-type="float" office:value="387.649626273172" calcext:value-type="float">
            <text:p>387.6496262732</text:p>
          </table:table-cell>
          <table:table-cell office:value-type="float" office:value="358.92054686275" calcext:value-type="float">
            <text:p>358.9205468628</text:p>
          </table:table-cell>
          <table:table-cell office:value-type="float" office:value="358.962059208534" calcext:value-type="float">
            <text:p>358.9620592085</text:p>
          </table:table-cell>
          <table:table-cell office:value-type="float" office:value="378.621824266316" calcext:value-type="float">
            <text:p>378.6218242663</text:p>
          </table:table-cell>
          <table:table-cell office:value-type="float" office:value="380.444627027257" calcext:value-type="float">
            <text:p>380.4446270273</text:p>
          </table:table-cell>
          <table:table-cell office:value-type="float" office:value="384.799347726187" calcext:value-type="float">
            <text:p>384.7993477262</text:p>
          </table:table-cell>
          <table:table-cell office:value-type="float" office:value="353.026097010944" calcext:value-type="float">
            <text:p>353.0260970109</text:p>
          </table:table-cell>
          <table:table-cell office:value-type="float" office:value="408.705291262454" calcext:value-type="float">
            <text:p>408.7052912625</text:p>
          </table:table-cell>
          <table:table-cell office:value-type="float" office:value="388.581540906141" calcext:value-type="float">
            <text:p>388.5815409061</text:p>
          </table:table-cell>
          <table:table-cell office:value-type="float" office:value="360.407488244753" calcext:value-type="float">
            <text:p>360.4074882448</text:p>
          </table:table-cell>
          <table:table-cell office:value-type="float" office:value="403.535816558759" calcext:value-type="float">
            <text:p>403.5358165588</text:p>
          </table:table-cell>
          <table:table-cell office:value-type="float" office:value="364.806353977366" calcext:value-type="float">
            <text:p>364.8063539774</text:p>
          </table:table-cell>
          <table:table-cell office:value-type="float" office:value="385.973591305927" calcext:value-type="float">
            <text:p>385.9735913059</text:p>
          </table:table-cell>
          <table:table-cell office:value-type="float" office:value="402.641884981321" calcext:value-type="float">
            <text:p>402.6418849813</text:p>
          </table:table-cell>
          <table:table-cell office:value-type="float" office:value="378.745629178721" calcext:value-type="float">
            <text:p>378.7456291787</text:p>
          </table:table-cell>
          <table:table-cell office:value-type="float" office:value="383.629225321752" calcext:value-type="float">
            <text:p>383.6292253218</text:p>
          </table:table-cell>
          <table:table-cell office:value-type="float" office:value="357.10958695934" calcext:value-type="float">
            <text:p>357.1095869593</text:p>
          </table:table-cell>
          <table:table-cell office:value-type="float" office:value="395.598514120262" calcext:value-type="float">
            <text:p>395.5985141203</text:p>
          </table:table-cell>
          <table:table-cell office:value-type="float" office:value="384.87237447424" calcext:value-type="float">
            <text:p>384.8723744742</text:p>
          </table:table-cell>
          <table:table-cell office:value-type="float" office:value="348.382912816738" calcext:value-type="float">
            <text:p>348.3829128167</text:p>
          </table:table-cell>
          <table:table-cell office:value-type="float" office:value="392.147186994939" calcext:value-type="float">
            <text:p>392.1471869949</text:p>
          </table:table-cell>
          <table:table-cell office:value-type="float" office:value="379.782072827447" calcext:value-type="float">
            <text:p>379.7820728274</text:p>
          </table:table-cell>
          <table:table-cell office:value-type="float" office:value="377.000935992331" calcext:value-type="float">
            <text:p>377.0009359923</text:p>
          </table:table-cell>
          <table:table-cell office:value-type="float" office:value="383.760631701632" calcext:value-type="float">
            <text:p>383.7606317016</text:p>
          </table:table-cell>
          <table:table-cell office:value-type="float" office:value="362.119020358337" calcext:value-type="float">
            <text:p>362.1190203583</text:p>
          </table:table-cell>
          <table:table-cell office:value-type="float" office:value="359.779486955777" calcext:value-type="float">
            <text:p>359.7794869558</text:p>
          </table:table-cell>
          <table:table-cell office:value-type="float" office:value="375.928889501217" calcext:value-type="float">
            <text:p>375.9288895012</text:p>
          </table:table-cell>
          <table:table-cell office:value-type="float" office:value="394.144200100904" calcext:value-type="float">
            <text:p>394.1442001009</text:p>
          </table:table-cell>
          <table:table-cell office:value-type="float" office:value="367.143368298285" calcext:value-type="float">
            <text:p>367.1433682983</text:p>
          </table:table-cell>
          <table:table-cell office:value-type="float" office:value="358.15670874891" calcext:value-type="float">
            <text:p>358.1567087489</text:p>
          </table:table-cell>
          <table:table-cell office:value-type="float" office:value="369.276800669692" calcext:value-type="float">
            <text:p>369.2768006697</text:p>
          </table:table-cell>
          <table:table-cell office:value-type="float" office:value="390.342309436321" calcext:value-type="float">
            <text:p>390.3423094363</text:p>
          </table:table-cell>
          <table:table-cell office:value-type="float" office:value="370.617896045956" calcext:value-type="float">
            <text:p>370.617896046</text:p>
          </table:table-cell>
          <table:table-cell office:value-type="float" office:value="363.971075024589" calcext:value-type="float">
            <text:p>363.9710750246</text:p>
          </table:table-cell>
          <table:table-cell office:value-type="float" office:value="367.559715296219" calcext:value-type="float">
            <text:p>367.5597152962</text:p>
          </table:table-cell>
          <table:table-cell office:value-type="float" office:value="355.781581947769" calcext:value-type="float">
            <text:p>355.7815819478</text:p>
          </table:table-cell>
          <table:table-cell office:value-type="float" office:value="396.914809574933" calcext:value-type="float">
            <text:p>396.9148095749</text:p>
          </table:table-cell>
          <table:table-cell office:value-type="float" office:value="386.889191981067" calcext:value-type="float">
            <text:p>386.8891919811</text:p>
          </table:table-cell>
          <table:table-cell office:value-type="float" office:value="401.18841931406" calcext:value-type="float">
            <text:p>401.1884193141</text:p>
          </table:table-cell>
          <table:table-cell office:value-type="float" office:value="361.496396186015" calcext:value-type="float">
            <text:p>361.496396186</text:p>
          </table:table-cell>
        </table:table-row>
        <table:table-row table:style-name="ro1">
          <table:table-cell office:value-type="float" office:value="367.053025666038" calcext:value-type="float">
            <text:p>367.053025666</text:p>
          </table:table-cell>
          <table:table-cell office:value-type="float" office:value="378.235649584726" calcext:value-type="float">
            <text:p>378.2356495847</text:p>
          </table:table-cell>
          <table:table-cell office:value-type="float" office:value="371.972643263876" calcext:value-type="float">
            <text:p>371.9726432639</text:p>
          </table:table-cell>
          <table:table-cell office:value-type="float" office:value="391.626019710923" calcext:value-type="float">
            <text:p>391.6260197109</text:p>
          </table:table-cell>
          <table:table-cell office:value-type="float" office:value="395.034056510116" calcext:value-type="float">
            <text:p>395.0340565101</text:p>
          </table:table-cell>
          <table:table-cell office:value-type="float" office:value="348.667331843833" calcext:value-type="float">
            <text:p>348.6673318438</text:p>
          </table:table-cell>
          <table:table-cell office:value-type="float" office:value="378.394247850844" calcext:value-type="float">
            <text:p>378.3942478508</text:p>
          </table:table-cell>
          <table:table-cell office:value-type="float" office:value="325.722647829484" calcext:value-type="float">
            <text:p>325.7226478295</text:p>
          </table:table-cell>
          <table:table-cell office:value-type="float" office:value="393.047746312846" calcext:value-type="float">
            <text:p>393.0477463128</text:p>
          </table:table-cell>
          <table:table-cell office:value-type="float" office:value="357.140965688339" calcext:value-type="float">
            <text:p>357.1409656883</text:p>
          </table:table-cell>
          <table:table-cell office:value-type="float" office:value="387.649626273172" calcext:value-type="float">
            <text:p>387.6496262732</text:p>
          </table:table-cell>
          <table:table-cell office:value-type="float" office:value="375.917884929061" calcext:value-type="float">
            <text:p>375.9178849291</text:p>
          </table:table-cell>
          <table:table-cell office:value-type="float" office:value="363.735035228981" calcext:value-type="float">
            <text:p>363.735035229</text:p>
          </table:table-cell>
          <table:table-cell office:value-type="float" office:value="383.734731427921" calcext:value-type="float">
            <text:p>383.7347314279</text:p>
          </table:table-cell>
          <table:table-cell office:value-type="float" office:value="380.444627027257" calcext:value-type="float">
            <text:p>380.4446270273</text:p>
          </table:table-cell>
          <table:table-cell office:value-type="float" office:value="388.390918218066" calcext:value-type="float">
            <text:p>388.3909182181</text:p>
          </table:table-cell>
          <table:table-cell office:value-type="float" office:value="355.125972025329" calcext:value-type="float">
            <text:p>355.1259720253</text:p>
          </table:table-cell>
          <table:table-cell office:value-type="float" office:value="409.993485746739" calcext:value-type="float">
            <text:p>409.9934857467</text:p>
          </table:table-cell>
          <table:table-cell office:value-type="float" office:value="389.300584864993" calcext:value-type="float">
            <text:p>389.300584865</text:p>
          </table:table-cell>
          <table:table-cell office:value-type="float" office:value="377.04941705096" calcext:value-type="float">
            <text:p>377.049417051</text:p>
          </table:table-cell>
          <table:table-cell office:value-type="float" office:value="407.472783049256" calcext:value-type="float">
            <text:p>407.4727830493</text:p>
          </table:table-cell>
          <table:table-cell office:value-type="float" office:value="376.147725813609" calcext:value-type="float">
            <text:p>376.1477258136</text:p>
          </table:table-cell>
          <table:table-cell office:value-type="float" office:value="385.973591305927" calcext:value-type="float">
            <text:p>385.9735913059</text:p>
          </table:table-cell>
          <table:table-cell office:value-type="float" office:value="402.379524731105" calcext:value-type="float">
            <text:p>402.3795247311</text:p>
          </table:table-cell>
          <table:table-cell office:value-type="float" office:value="380.655465818345" calcext:value-type="float">
            <text:p>380.6554658183</text:p>
          </table:table-cell>
          <table:table-cell office:value-type="float" office:value="391.474524192904" calcext:value-type="float">
            <text:p>391.4745241929</text:p>
          </table:table-cell>
          <table:table-cell office:value-type="float" office:value="368.22524695983" calcext:value-type="float">
            <text:p>368.2252469598</text:p>
          </table:table-cell>
          <table:table-cell office:value-type="float" office:value="395.598514120262" calcext:value-type="float">
            <text:p>395.5985141203</text:p>
          </table:table-cell>
          <table:table-cell office:value-type="float" office:value="385.940209779966" calcext:value-type="float">
            <text:p>385.94020978</text:p>
          </table:table-cell>
          <table:table-cell office:value-type="float" office:value="348.654056608789" calcext:value-type="float">
            <text:p>348.6540566088</text:p>
          </table:table-cell>
          <table:table-cell office:value-type="float" office:value="392.147186994939" calcext:value-type="float">
            <text:p>392.1471869949</text:p>
          </table:table-cell>
          <table:table-cell office:value-type="float" office:value="376.634054027568" calcext:value-type="float">
            <text:p>376.6340540276</text:p>
          </table:table-cell>
          <table:table-cell office:value-type="float" office:value="379.067984211611" calcext:value-type="float">
            <text:p>379.0679842116</text:p>
          </table:table-cell>
          <table:table-cell office:value-type="float" office:value="399.284552712154" calcext:value-type="float">
            <text:p>399.2845527122</text:p>
          </table:table-cell>
          <table:table-cell office:value-type="float" office:value="363.856541207438" calcext:value-type="float">
            <text:p>363.8565412074</text:p>
          </table:table-cell>
          <table:table-cell office:value-type="float" office:value="359.779486955777" calcext:value-type="float">
            <text:p>359.7794869558</text:p>
          </table:table-cell>
          <table:table-cell office:value-type="float" office:value="384.845213337055" calcext:value-type="float">
            <text:p>384.8452133371</text:p>
          </table:table-cell>
          <table:table-cell office:value-type="float" office:value="394.035138143118" calcext:value-type="float">
            <text:p>394.0351381431</text:p>
          </table:table-cell>
          <table:table-cell office:value-type="float" office:value="367.143368298285" calcext:value-type="float">
            <text:p>367.1433682983</text:p>
          </table:table-cell>
          <table:table-cell office:value-type="float" office:value="358.15670874891" calcext:value-type="float">
            <text:p>358.1567087489</text:p>
          </table:table-cell>
          <table:table-cell office:value-type="float" office:value="371.985120155117" calcext:value-type="float">
            <text:p>371.9851201551</text:p>
          </table:table-cell>
          <table:table-cell office:value-type="float" office:value="399.974061194141" calcext:value-type="float">
            <text:p>399.9740611941</text:p>
          </table:table-cell>
          <table:table-cell office:value-type="float" office:value="369.815544457449" calcext:value-type="float">
            <text:p>369.8155444574</text:p>
          </table:table-cell>
          <table:table-cell office:value-type="float" office:value="364.848272334346" calcext:value-type="float">
            <text:p>364.8482723343</text:p>
          </table:table-cell>
          <table:table-cell office:value-type="float" office:value="365.731553662115" calcext:value-type="float">
            <text:p>365.7315536621</text:p>
          </table:table-cell>
          <table:table-cell office:value-type="float" office:value="364.243594362229" calcext:value-type="float">
            <text:p>364.2435943622</text:p>
          </table:table-cell>
          <table:table-cell office:value-type="float" office:value="398.827003878084" calcext:value-type="float">
            <text:p>398.8270038781</text:p>
          </table:table-cell>
          <table:table-cell office:value-type="float" office:value="388.35175660674" calcext:value-type="float">
            <text:p>388.3517566067</text:p>
          </table:table-cell>
          <table:table-cell office:value-type="float" office:value="404.74722000459" calcext:value-type="float">
            <text:p>404.7472200046</text:p>
          </table:table-cell>
          <table:table-cell office:value-type="float" office:value="367.053025666038" calcext:value-type="float">
            <text:p>367.053025666</text:p>
          </table:table-cell>
        </table:table-row>
        <table:table-row table:style-name="ro1">
          <table:table-cell office:value-type="float" office:value="371.18555848117" calcext:value-type="float">
            <text:p>371.1855584812</text:p>
          </table:table-cell>
          <table:table-cell office:value-type="float" office:value="374.804992484263" calcext:value-type="float">
            <text:p>374.8049924843</text:p>
          </table:table-cell>
          <table:table-cell office:value-type="float" office:value="375.219065831561" calcext:value-type="float">
            <text:p>375.2190658316</text:p>
          </table:table-cell>
          <table:table-cell office:value-type="float" office:value="390.165083140161" calcext:value-type="float">
            <text:p>390.1650831402</text:p>
          </table:table-cell>
          <table:table-cell office:value-type="float" office:value="397.786773380622" calcext:value-type="float">
            <text:p>397.7867733806</text:p>
          </table:table-cell>
          <table:table-cell office:value-type="float" office:value="355.235201499814" calcext:value-type="float">
            <text:p>355.2352014998</text:p>
          </table:table-cell>
          <table:table-cell office:value-type="float" office:value="384.620904133312" calcext:value-type="float">
            <text:p>384.6209041333</text:p>
          </table:table-cell>
          <table:table-cell office:value-type="float" office:value="325.722647829484" calcext:value-type="float">
            <text:p>325.7226478295</text:p>
          </table:table-cell>
          <table:table-cell office:value-type="float" office:value="393.047746312846" calcext:value-type="float">
            <text:p>393.0477463128</text:p>
          </table:table-cell>
          <table:table-cell office:value-type="float" office:value="357.140965688339" calcext:value-type="float">
            <text:p>357.1409656883</text:p>
          </table:table-cell>
          <table:table-cell office:value-type="float" office:value="389.24054340857" calcext:value-type="float">
            <text:p>389.2405434086</text:p>
          </table:table-cell>
          <table:table-cell office:value-type="float" office:value="378.703643196455" calcext:value-type="float">
            <text:p>378.7036431965</text:p>
          </table:table-cell>
          <table:table-cell office:value-type="float" office:value="361.108214918682" calcext:value-type="float">
            <text:p>361.1082149187</text:p>
          </table:table-cell>
          <table:table-cell office:value-type="float" office:value="392.025451911315" calcext:value-type="float">
            <text:p>392.0254519113</text:p>
          </table:table-cell>
          <table:table-cell office:value-type="float" office:value="391.371707922463" calcext:value-type="float">
            <text:p>391.3717079225</text:p>
          </table:table-cell>
          <table:table-cell office:value-type="float" office:value="389.150756570466" calcext:value-type="float">
            <text:p>389.1507565705</text:p>
          </table:table-cell>
          <table:table-cell office:value-type="float" office:value="352.748956377037" calcext:value-type="float">
            <text:p>352.748956377</text:p>
          </table:table-cell>
          <table:table-cell office:value-type="float" office:value="412.020690995701" calcext:value-type="float">
            <text:p>412.0206909957</text:p>
          </table:table-cell>
          <table:table-cell office:value-type="float" office:value="390.510470966713" calcext:value-type="float">
            <text:p>390.5104709667</text:p>
          </table:table-cell>
          <table:table-cell office:value-type="float" office:value="386.371380583632" calcext:value-type="float">
            <text:p>386.3713805836</text:p>
          </table:table-cell>
          <table:table-cell office:value-type="float" office:value="407.472783049256" calcext:value-type="float">
            <text:p>407.4727830493</text:p>
          </table:table-cell>
          <table:table-cell office:value-type="float" office:value="384.845294868724" calcext:value-type="float">
            <text:p>384.8452948687</text:p>
          </table:table-cell>
          <table:table-cell office:value-type="float" office:value="389.196540143715" calcext:value-type="float">
            <text:p>389.1965401437</text:p>
          </table:table-cell>
          <table:table-cell office:value-type="float" office:value="403.62256031839" calcext:value-type="float">
            <text:p>403.6225603184</text:p>
          </table:table-cell>
          <table:table-cell office:value-type="float" office:value="380.67819373002" calcext:value-type="float">
            <text:p>380.67819373</text:p>
          </table:table-cell>
          <table:table-cell office:value-type="float" office:value="389.8339274756" calcext:value-type="float">
            <text:p>389.8339274756</text:p>
          </table:table-cell>
          <table:table-cell office:value-type="float" office:value="377.009066084133" calcext:value-type="float">
            <text:p>377.0090660841</text:p>
          </table:table-cell>
          <table:table-cell office:value-type="float" office:value="399.544011720997" calcext:value-type="float">
            <text:p>399.544011721</text:p>
          </table:table-cell>
          <table:table-cell office:value-type="float" office:value="385.940209779966" calcext:value-type="float">
            <text:p>385.94020978</text:p>
          </table:table-cell>
          <table:table-cell office:value-type="float" office:value="348.665739456494" calcext:value-type="float">
            <text:p>348.6657394565</text:p>
          </table:table-cell>
          <table:table-cell office:value-type="float" office:value="399.309961015151" calcext:value-type="float">
            <text:p>399.3099610152</text:p>
          </table:table-cell>
          <table:table-cell office:value-type="float" office:value="387.623886893079" calcext:value-type="float">
            <text:p>387.6238868931</text:p>
          </table:table-cell>
          <table:table-cell office:value-type="float" office:value="385.544028674752" calcext:value-type="float">
            <text:p>385.5440286748</text:p>
          </table:table-cell>
          <table:table-cell office:value-type="float" office:value="404.457945483495" calcext:value-type="float">
            <text:p>404.4579454835</text:p>
          </table:table-cell>
          <table:table-cell office:value-type="float" office:value="364.712876609656" calcext:value-type="float">
            <text:p>364.7128766097</text:p>
          </table:table-cell>
          <table:table-cell office:value-type="float" office:value="369.770899464555" calcext:value-type="float">
            <text:p>369.7708994646</text:p>
          </table:table-cell>
          <table:table-cell office:value-type="float" office:value="386.257955113123" calcext:value-type="float">
            <text:p>386.2579551131</text:p>
          </table:table-cell>
          <table:table-cell office:value-type="float" office:value="397.816331638202" calcext:value-type="float">
            <text:p>397.8163316382</text:p>
          </table:table-cell>
          <table:table-cell office:value-type="float" office:value="360.330791511072" calcext:value-type="float">
            <text:p>360.3307915111</text:p>
          </table:table-cell>
          <table:table-cell office:value-type="float" office:value="358.15670874891" calcext:value-type="float">
            <text:p>358.1567087489</text:p>
          </table:table-cell>
          <table:table-cell office:value-type="float" office:value="371.985120155117" calcext:value-type="float">
            <text:p>371.9851201551</text:p>
          </table:table-cell>
          <table:table-cell office:value-type="float" office:value="399.4414138372" calcext:value-type="float">
            <text:p>399.4414138372</text:p>
          </table:table-cell>
          <table:table-cell office:value-type="float" office:value="369.815544457449" calcext:value-type="float">
            <text:p>369.8155444574</text:p>
          </table:table-cell>
          <table:table-cell office:value-type="float" office:value="368.657850064195" calcext:value-type="float">
            <text:p>368.6578500642</text:p>
          </table:table-cell>
          <table:table-cell office:value-type="float" office:value="380.764485679894" calcext:value-type="float">
            <text:p>380.7644856799</text:p>
          </table:table-cell>
          <table:table-cell office:value-type="float" office:value="373.002455155679" calcext:value-type="float">
            <text:p>373.0024551557</text:p>
          </table:table-cell>
          <table:table-cell office:value-type="float" office:value="413.391215455004" calcext:value-type="float">
            <text:p>413.391215455</text:p>
          </table:table-cell>
          <table:table-cell office:value-type="float" office:value="388.35175660674" calcext:value-type="float">
            <text:p>388.3517566067</text:p>
          </table:table-cell>
          <table:table-cell office:value-type="float" office:value="404.74722000459" calcext:value-type="float">
            <text:p>404.7472200046</text:p>
          </table:table-cell>
          <table:table-cell office:value-type="float" office:value="371.18555848117" calcext:value-type="float">
            <text:p>371.1855584812</text:p>
          </table:table-cell>
        </table:table-row>
        <table:table-row table:style-name="ro1">
          <table:table-cell office:value-type="float" office:value="382.005116026677" calcext:value-type="float">
            <text:p>382.0051160267</text:p>
          </table:table-cell>
          <table:table-cell office:value-type="float" office:value="373.718988879996" calcext:value-type="float">
            <text:p>373.71898888</text:p>
          </table:table-cell>
          <table:table-cell office:value-type="float" office:value="374.070658420416" calcext:value-type="float">
            <text:p>374.0706584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566580393562" calcext:value-type="float">
            <text:p>362.5665803936</text:p>
          </table:table-cell>
          <table:table-cell office:value-type="float" office:value="390.558056874215" calcext:value-type="float">
            <text:p>390.5580568742</text:p>
          </table:table-cell>
          <table:table-cell office:value-type="float" office:value="324.325160524519" calcext:value-type="float">
            <text:p>324.3251605245</text:p>
          </table:table-cell>
          <table:table-cell office:value-type="float" office:value="396.271122391274" calcext:value-type="float">
            <text:p>396.2711223913</text:p>
          </table:table-cell>
          <table:table-cell office:value-type="float" office:value="367.564913856466" calcext:value-type="float">
            <text:p>367.5649138565</text:p>
          </table:table-cell>
          <table:table-cell office:value-type="float" office:value="392.565188845751" calcext:value-type="float">
            <text:p>392.5651888458</text:p>
          </table:table-cell>
          <table:table-cell office:value-type="float" office:value="384.138265943147" calcext:value-type="float">
            <text:p>384.1382659431</text:p>
          </table:table-cell>
          <table:table-cell office:value-type="float" office:value="359.476988835622" calcext:value-type="float">
            <text:p>359.4769888356</text:p>
          </table:table-cell>
          <table:table-cell office:value-type="float" office:value="394.615618564712" calcext:value-type="float">
            <text:p>394.6156185647</text:p>
          </table:table-cell>
          <table:table-cell office:value-type="float" office:value="390.768070267725" calcext:value-type="float">
            <text:p>390.7680702677</text:p>
          </table:table-cell>
          <table:table-cell office:value-type="float" office:value="391.687501418777" calcext:value-type="float">
            <text:p>391.6875014188</text:p>
          </table:table-cell>
          <table:table-cell office:value-type="float" office:value="358.662823308008" calcext:value-type="float">
            <text:p>358.662823308</text:p>
          </table:table-cell>
          <table:table-cell office:value-type="float" office:value="413.117894331841" calcext:value-type="float">
            <text:p>413.1178943318</text:p>
          </table:table-cell>
          <table:table-cell office:value-type="float" office:value="390.668723805435" calcext:value-type="float">
            <text:p>390.6687238054</text:p>
          </table:table-cell>
          <table:table-cell office:value-type="float" office:value="384.549764980319" calcext:value-type="float">
            <text:p>384.5497649803</text:p>
          </table:table-cell>
          <table:table-cell office:value-type="float" office:value="407.472783049256" calcext:value-type="float">
            <text:p>407.4727830493</text:p>
          </table:table-cell>
          <table:table-cell office:value-type="float" office:value="382.756633274443" calcext:value-type="float">
            <text:p>382.7566332744</text:p>
          </table:table-cell>
          <table:table-cell office:value-type="float" office:value="388.639460586757" calcext:value-type="float">
            <text:p>388.6394605868</text:p>
          </table:table-cell>
          <table:table-cell office:value-type="float" office:value="403.775557501511" calcext:value-type="float">
            <text:p>403.7755575015</text:p>
          </table:table-cell>
          <table:table-cell office:value-type="float" office:value="380.85052165283" calcext:value-type="float">
            <text:p>380.8505216528</text:p>
          </table:table-cell>
          <table:table-cell office:value-type="float" office:value="392.829674302937" calcext:value-type="float">
            <text:p>392.8296743029</text:p>
          </table:table-cell>
          <table:table-cell office:value-type="float" office:value="382.341259215047" calcext:value-type="float">
            <text:p>382.341259215</text:p>
          </table:table-cell>
          <table:table-cell office:value-type="float" office:value="401.667861013157" calcext:value-type="float">
            <text:p>401.6678610132</text:p>
          </table:table-cell>
          <table:table-cell office:value-type="float" office:value="385.940209779966" calcext:value-type="float">
            <text:p>385.94020978</text:p>
          </table:table-cell>
          <table:table-cell office:value-type="float" office:value="359.357795917718" calcext:value-type="float">
            <text:p>359.3577959177</text:p>
          </table:table-cell>
          <table:table-cell office:value-type="float" office:value="399.647223492097" calcext:value-type="float">
            <text:p>399.6472234921</text:p>
          </table:table-cell>
          <table:table-cell office:value-type="float" office:value="384.776495730177" calcext:value-type="float">
            <text:p>384.7764957302</text:p>
          </table:table-cell>
          <table:table-cell office:value-type="float" office:value="395.986424437323" calcext:value-type="float">
            <text:p>395.9864244373</text:p>
          </table:table-cell>
          <table:table-cell office:value-type="float" office:value="406.861388911948" calcext:value-type="float">
            <text:p>406.8613889119</text:p>
          </table:table-cell>
          <table:table-cell office:value-type="float" office:value="364.113051698952" calcext:value-type="float">
            <text:p>364.113051699</text:p>
          </table:table-cell>
          <table:table-cell office:value-type="float" office:value="370.031135138323" calcext:value-type="float">
            <text:p>370.0311351383</text:p>
          </table:table-cell>
          <table:table-cell office:value-type="float" office:value="386.477848948055" calcext:value-type="float">
            <text:p>386.4778489481</text:p>
          </table:table-cell>
          <table:table-cell office:value-type="float" office:value="397.96507168236" calcext:value-type="float">
            <text:p>397.9650716824</text:p>
          </table:table-cell>
          <table:table-cell office:value-type="float" office:value="365.430210313007" calcext:value-type="float">
            <text:p>365.430210313</text:p>
          </table:table-cell>
          <table:table-cell office:value-type="float" office:value="352.875292840901" calcext:value-type="float">
            <text:p>352.8752928409</text:p>
          </table:table-cell>
          <table:table-cell office:value-type="float" office:value="370.581929495186" calcext:value-type="float">
            <text:p>370.5819294952</text:p>
          </table:table-cell>
          <table:table-cell office:value-type="float" office:value="399.273579004846" calcext:value-type="float">
            <text:p>399.2735790048</text:p>
          </table:table-cell>
          <table:table-cell office:value-type="float" office:value="373.976277476454" calcext:value-type="float">
            <text:p>373.9762774765</text:p>
          </table:table-cell>
          <table:table-cell office:value-type="float" office:value="368.192447244948" calcext:value-type="float">
            <text:p>368.1924472449</text:p>
          </table:table-cell>
          <table:table-cell office:value-type="float" office:value="380.764485679894" calcext:value-type="float">
            <text:p>380.7644856799</text:p>
          </table:table-cell>
          <table:table-cell office:value-type="float" office:value="373.813667709732" calcext:value-type="float">
            <text:p>373.8136677097</text:p>
          </table:table-cell>
          <table:table-cell office:value-type="float" office:value="412.717974849229" calcext:value-type="float">
            <text:p>412.7179748492</text:p>
          </table:table-cell>
          <table:table-cell office:value-type="float" office:value="388.35175660674" calcext:value-type="float">
            <text:p>388.3517566067</text:p>
          </table:table-cell>
          <table:table-cell office:value-type="float" office:value="404.74722000459" calcext:value-type="float">
            <text:p>404.7472200046</text:p>
          </table:table-cell>
          <table:table-cell office:value-type="float" office:value="382.005116026677" calcext:value-type="float">
            <text:p>382.0051160267</text:p>
          </table:table-cell>
        </table:table-row>
        <table:table-row table:style-name="ro1">
          <table:table-cell office:value-type="float" office:value="388.295530363229" calcext:value-type="float">
            <text:p>388.2955303632</text:p>
          </table:table-cell>
          <table:table-cell office:value-type="float" office:value="376.244742598875" calcext:value-type="float">
            <text:p>376.2447425989</text:p>
          </table:table-cell>
          <table:table-cell office:value-type="float" office:value="375.883469510038" calcext:value-type="float">
            <text:p>375.88346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.784433609401" calcext:value-type="float">
            <text:p>364.7844336094</text:p>
          </table:table-cell>
          <table:table-cell office:value-type="float" office:value="387.50898352593" calcext:value-type="float">
            <text:p>387.5089835259</text:p>
          </table:table-cell>
          <table:table-cell office:value-type="float" office:value="322.12446138237" calcext:value-type="float">
            <text:p>322.1244613824</text:p>
          </table:table-cell>
          <table:table-cell office:value-type="float" office:value="398.019504316856" calcext:value-type="float">
            <text:p>398.0195043169</text:p>
          </table:table-cell>
          <table:table-cell office:value-type="float" office:value="369.382843227543" calcext:value-type="float">
            <text:p>369.3828432275</text:p>
          </table:table-cell>
          <table:table-cell office:value-type="float" office:value="389.218435873128" calcext:value-type="float">
            <text:p>389.2184358731</text:p>
          </table:table-cell>
          <table:table-cell office:value-type="float" office:value="387.611912137631" calcext:value-type="float">
            <text:p>387.6119121376</text:p>
          </table:table-cell>
          <table:table-cell office:value-type="float" office:value="370.13584103441" calcext:value-type="float">
            <text:p>370.1358410344</text:p>
          </table:table-cell>
          <table:table-cell office:value-type="float" office:value="394.615618564712" calcext:value-type="float">
            <text:p>394.6156185647</text:p>
          </table:table-cell>
          <table:table-cell office:value-type="float" office:value="394.489418770249" calcext:value-type="float">
            <text:p>394.4894187702</text:p>
          </table:table-cell>
          <table:table-cell office:value-type="float" office:value="391.858680705128" calcext:value-type="float">
            <text:p>391.8586807051</text:p>
          </table:table-cell>
          <table:table-cell office:value-type="float" office:value="367.072803550014" calcext:value-type="float">
            <text:p>367.07280355</text:p>
          </table:table-cell>
          <table:table-cell office:value-type="float" office:value="412.689586142974" calcext:value-type="float">
            <text:p>412.689586143</text:p>
          </table:table-cell>
          <table:table-cell office:value-type="float" office:value="401.894897014293" calcext:value-type="float">
            <text:p>401.8948970143</text:p>
          </table:table-cell>
          <table:table-cell office:value-type="float" office:value="379.63653304905" calcext:value-type="float">
            <text:p>379.6365330491</text:p>
          </table:table-cell>
          <table:table-cell office:value-type="float" office:value="407.472783049256" calcext:value-type="float">
            <text:p>407.4727830493</text:p>
          </table:table-cell>
          <table:table-cell office:value-type="float" office:value="382.756633274443" calcext:value-type="float">
            <text:p>382.7566332744</text:p>
          </table:table-cell>
          <table:table-cell office:value-type="float" office:value="390.531652553953" calcext:value-type="float">
            <text:p>390.531652554</text:p>
          </table:table-cell>
          <table:table-cell office:value-type="float" office:value="403.749416944172" calcext:value-type="float">
            <text:p>403.7494169442</text:p>
          </table:table-cell>
          <table:table-cell office:value-type="float" office:value="385.725306807391" calcext:value-type="float">
            <text:p>385.7253068074</text:p>
          </table:table-cell>
          <table:table-cell office:value-type="float" office:value="384.716355843542" calcext:value-type="float">
            <text:p>384.7163558435</text:p>
          </table:table-cell>
          <table:table-cell office:value-type="float" office:value="386.436056903992" calcext:value-type="float">
            <text:p>386.436056904</text:p>
          </table:table-cell>
          <table:table-cell office:value-type="float" office:value="402.339040959362" calcext:value-type="float">
            <text:p>402.3390409594</text:p>
          </table:table-cell>
          <table:table-cell office:value-type="float" office:value="394.034837940646" calcext:value-type="float">
            <text:p>394.0348379406</text:p>
          </table:table-cell>
          <table:table-cell office:value-type="float" office:value="371.414287529606" calcext:value-type="float">
            <text:p>371.4142875296</text:p>
          </table:table-cell>
          <table:table-cell office:value-type="float" office:value="402.394107601673" calcext:value-type="float">
            <text:p>402.3941076017</text:p>
          </table:table-cell>
          <table:table-cell office:value-type="float" office:value="393.819222671987" calcext:value-type="float">
            <text:p>393.819222672</text:p>
          </table:table-cell>
          <table:table-cell office:value-type="float" office:value="397.283451817915" calcext:value-type="float">
            <text:p>397.2834518179</text:p>
          </table:table-cell>
          <table:table-cell office:value-type="float" office:value="411.24258447979" calcext:value-type="float">
            <text:p>411.2425844798</text:p>
          </table:table-cell>
          <table:table-cell office:value-type="float" office:value="363.381986975074" calcext:value-type="float">
            <text:p>363.3819869751</text:p>
          </table:table-cell>
          <table:table-cell office:value-type="float" office:value="375.876059121839" calcext:value-type="float">
            <text:p>375.8760591218</text:p>
          </table:table-cell>
          <table:table-cell office:value-type="float" office:value="390.188922734116" calcext:value-type="float">
            <text:p>390.1889227341</text:p>
          </table:table-cell>
          <table:table-cell office:value-type="float" office:value="405.030082732547" calcext:value-type="float">
            <text:p>405.0300827325</text:p>
          </table:table-cell>
          <table:table-cell office:value-type="float" office:value="377.888935270913" calcext:value-type="float">
            <text:p>377.8889352709</text:p>
          </table:table-cell>
          <table:table-cell office:value-type="float" office:value="352.875292840901" calcext:value-type="float">
            <text:p>352.8752928409</text:p>
          </table:table-cell>
          <table:table-cell office:value-type="float" office:value="370.581929495186" calcext:value-type="float">
            <text:p>370.5819294952</text:p>
          </table:table-cell>
          <table:table-cell office:value-type="float" office:value="401.307360284187" calcext:value-type="float">
            <text:p>401.3073602842</text:p>
          </table:table-cell>
          <table:table-cell office:value-type="float" office:value="373.976277476454" calcext:value-type="float">
            <text:p>373.9762774765</text:p>
          </table:table-cell>
          <table:table-cell office:value-type="float" office:value="370.337425086952" calcext:value-type="float">
            <text:p>370.337425087</text:p>
          </table:table-cell>
          <table:table-cell office:value-type="float" office:value="377.007224336413" calcext:value-type="float">
            <text:p>377.0072243364</text:p>
          </table:table-cell>
          <table:table-cell office:value-type="float" office:value="377.601230137581" calcext:value-type="float">
            <text:p>377.6012301376</text:p>
          </table:table-cell>
          <table:table-cell office:value-type="float" office:value="412.717974849229" calcext:value-type="float">
            <text:p>412.7179748492</text:p>
          </table:table-cell>
          <table:table-cell office:value-type="float" office:value="389.578049176579" calcext:value-type="float">
            <text:p>389.5780491766</text:p>
          </table:table-cell>
          <table:table-cell office:value-type="float" office:value="404.74722000459" calcext:value-type="float">
            <text:p>404.7472200046</text:p>
          </table:table-cell>
          <table:table-cell office:value-type="float" office:value="388.295530363229" calcext:value-type="float">
            <text:p>388.2955303632</text:p>
          </table:table-cell>
        </table:table-row>
        <table:table-row table:style-name="ro1">
          <table:table-cell office:value-type="float" office:value="385.859597592394" calcext:value-type="float">
            <text:p>385.8595975924</text:p>
          </table:table-cell>
          <table:table-cell office:value-type="float" office:value="377.385683218197" calcext:value-type="float">
            <text:p>377.3856832182</text:p>
          </table:table-cell>
          <table:table-cell office:value-type="float" office:value="379.967258485506" calcext:value-type="float">
            <text:p>379.9672584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642326878406" calcext:value-type="float">
            <text:p>362.6423268784</text:p>
          </table:table-cell>
          <table:table-cell office:value-type="float" office:value="387.50898352593" calcext:value-type="float">
            <text:p>387.5089835259</text:p>
          </table:table-cell>
          <table:table-cell office:value-type="float" office:value="322.12446138237" calcext:value-type="float">
            <text:p>322.1244613824</text:p>
          </table:table-cell>
          <table:table-cell office:value-type="float" office:value="402.800344012928" calcext:value-type="float">
            <text:p>402.8003440129</text:p>
          </table:table-cell>
          <table:table-cell office:value-type="float" office:value="371.67733317127" calcext:value-type="float">
            <text:p>371.6773331713</text:p>
          </table:table-cell>
          <table:table-cell office:value-type="float" office:value="386.972261544436" calcext:value-type="float">
            <text:p>386.9722615444</text:p>
          </table:table-cell>
          <table:table-cell office:value-type="float" office:value="388.301789984748" calcext:value-type="float">
            <text:p>388.3017899847</text:p>
          </table:table-cell>
          <table:table-cell office:value-type="float" office:value="370.13584103441" calcext:value-type="float">
            <text:p>370.1358410344</text:p>
          </table:table-cell>
          <table:table-cell office:value-type="float" office:value="394.615618564712" calcext:value-type="float">
            <text:p>394.6156185647</text:p>
          </table:table-cell>
          <table:table-cell office:value-type="float" office:value="394.489418770249" calcext:value-type="float">
            <text:p>394.4894187702</text:p>
          </table:table-cell>
          <table:table-cell office:value-type="float" office:value="394.343122571291" calcext:value-type="float">
            <text:p>394.3431225713</text:p>
          </table:table-cell>
          <table:table-cell office:value-type="float" office:value="370.268876225883" calcext:value-type="float">
            <text:p>370.2688762259</text:p>
          </table:table-cell>
          <table:table-cell office:value-type="float" office:value="413.107672110612" calcext:value-type="float">
            <text:p>413.1076721106</text:p>
          </table:table-cell>
          <table:table-cell office:value-type="float" office:value="403.247293392363" calcext:value-type="float">
            <text:p>403.2472933924</text:p>
          </table:table-cell>
          <table:table-cell office:value-type="float" office:value="380.274652107995" calcext:value-type="float">
            <text:p>380.274652108</text:p>
          </table:table-cell>
          <table:table-cell office:value-type="float" office:value="407.472783049256" calcext:value-type="float">
            <text:p>407.4727830493</text:p>
          </table:table-cell>
          <table:table-cell office:value-type="float" office:value="390.006657520333" calcext:value-type="float">
            <text:p>390.0066575203</text:p>
          </table:table-cell>
          <table:table-cell office:value-type="float" office:value="390.718220783904" calcext:value-type="float">
            <text:p>390.7182207839</text:p>
          </table:table-cell>
          <table:table-cell office:value-type="float" office:value="403.873692017393" calcext:value-type="float">
            <text:p>403.8736920174</text:p>
          </table:table-cell>
          <table:table-cell office:value-type="float" office:value="384.566578908769" calcext:value-type="float">
            <text:p>384.5665789088</text:p>
          </table:table-cell>
          <table:table-cell office:value-type="float" office:value="383.904805449137" calcext:value-type="float">
            <text:p>383.9048054491</text:p>
          </table:table-cell>
          <table:table-cell office:value-type="float" office:value="388.412259178243" calcext:value-type="float">
            <text:p>388.4122591782</text:p>
          </table:table-cell>
          <table:table-cell office:value-type="float" office:value="402.568331923617" calcext:value-type="float">
            <text:p>402.5683319236</text:p>
          </table:table-cell>
          <table:table-cell office:value-type="float" office:value="394.034837940646" calcext:value-type="float">
            <text:p>394.0348379406</text:p>
          </table:table-cell>
          <table:table-cell office:value-type="float" office:value="375.843744409385" calcext:value-type="float">
            <text:p>375.8437444094</text:p>
          </table:table-cell>
          <table:table-cell office:value-type="float" office:value="399.2129348604" calcext:value-type="float">
            <text:p>399.2129348604</text:p>
          </table:table-cell>
          <table:table-cell office:value-type="float" office:value="392.56154920172" calcext:value-type="float">
            <text:p>392.5615492017</text:p>
          </table:table-cell>
          <table:table-cell office:value-type="float" office:value="397.736021298116" calcext:value-type="float">
            <text:p>397.7360212981</text:p>
          </table:table-cell>
          <table:table-cell office:value-type="float" office:value="408.115672582613" calcext:value-type="float">
            <text:p>408.1156725826</text:p>
          </table:table-cell>
          <table:table-cell office:value-type="float" office:value="365.61088851115" calcext:value-type="float">
            <text:p>365.6108885112</text:p>
          </table:table-cell>
          <table:table-cell office:value-type="float" office:value="379.984800256403" calcext:value-type="float">
            <text:p>379.9848002564</text:p>
          </table:table-cell>
          <table:table-cell office:value-type="float" office:value="388.242854572685" calcext:value-type="float">
            <text:p>388.2428545727</text:p>
          </table:table-cell>
          <table:table-cell office:value-type="float" office:value="405.030082732547" calcext:value-type="float">
            <text:p>405.0300827325</text:p>
          </table:table-cell>
          <table:table-cell office:value-type="float" office:value="378.665947205285" calcext:value-type="float">
            <text:p>378.6659472053</text:p>
          </table:table-cell>
          <table:table-cell office:value-type="float" office:value="344.620825484692" calcext:value-type="float">
            <text:p>344.6208254847</text:p>
          </table:table-cell>
          <table:table-cell office:value-type="float" office:value="369.449329971162" calcext:value-type="float">
            <text:p>369.4493299712</text:p>
          </table:table-cell>
          <table:table-cell office:value-type="float" office:value="401.307360284187" calcext:value-type="float">
            <text:p>401.3073602842</text:p>
          </table:table-cell>
          <table:table-cell office:value-type="float" office:value="374.39608865853" calcext:value-type="float">
            <text:p>374.3960886585</text:p>
          </table:table-cell>
          <table:table-cell office:value-type="float" office:value="370.337425086952" calcext:value-type="float">
            <text:p>370.337425087</text:p>
          </table:table-cell>
          <table:table-cell office:value-type="float" office:value="382.991086852857" calcext:value-type="float">
            <text:p>382.9910868529</text:p>
          </table:table-cell>
          <table:table-cell office:value-type="float" office:value="377.451087940079" calcext:value-type="float">
            <text:p>377.4510879401</text:p>
          </table:table-cell>
          <table:table-cell office:value-type="float" office:value="416.762272450041" calcext:value-type="float">
            <text:p>416.76227245</text:p>
          </table:table-cell>
          <table:table-cell office:value-type="float" office:value="391.829734818347" calcext:value-type="float">
            <text:p>391.8297348183</text:p>
          </table:table-cell>
          <table:table-cell office:value-type="float" office:value="408.277882437162" calcext:value-type="float">
            <text:p>408.2778824372</text:p>
          </table:table-cell>
          <table:table-cell office:value-type="float" office:value="385.859597592394" calcext:value-type="float">
            <text:p>385.8595975924</text:p>
          </table:table-cell>
        </table:table-row>
        <table:table-row table:style-name="ro1">
          <table:table-cell office:value-type="float" office:value="386.011873250068" calcext:value-type="float">
            <text:p>386.0118732501</text:p>
          </table:table-cell>
          <table:table-cell office:value-type="float" office:value="377.421898290289" calcext:value-type="float">
            <text:p>377.4218982903</text:p>
          </table:table-cell>
          <table:table-cell office:value-type="float" office:value="382.13974041563" calcext:value-type="float">
            <text:p>382.1397404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642326878406" calcext:value-type="float">
            <text:p>362.6423268784</text:p>
          </table:table-cell>
          <table:table-cell office:value-type="float" office:value="387.707370715408" calcext:value-type="float">
            <text:p>387.7073707154</text:p>
          </table:table-cell>
          <table:table-cell office:value-type="float" office:value="322.12446138237" calcext:value-type="float">
            <text:p>322.1244613824</text:p>
          </table:table-cell>
          <table:table-cell office:value-type="float" office:value="402.800344012928" calcext:value-type="float">
            <text:p>402.8003440129</text:p>
          </table:table-cell>
          <table:table-cell office:value-type="float" office:value="372.533121546048" calcext:value-type="float">
            <text:p>372.533121546</text:p>
          </table:table-cell>
          <table:table-cell office:value-type="float" office:value="390.59016519798" calcext:value-type="float">
            <text:p>390.590165198</text:p>
          </table:table-cell>
          <table:table-cell office:value-type="float" office:value="385.486729285372" calcext:value-type="float">
            <text:p>385.4867292854</text:p>
          </table:table-cell>
          <table:table-cell office:value-type="float" office:value="372.672147132291" calcext:value-type="float">
            <text:p>372.6721471323</text:p>
          </table:table-cell>
          <table:table-cell office:value-type="float" office:value="395.364765159425" calcext:value-type="float">
            <text:p>395.3647651594</text:p>
          </table:table-cell>
          <table:table-cell office:value-type="float" office:value="392.344830499958" calcext:value-type="float">
            <text:p>392.3448305</text:p>
          </table:table-cell>
          <table:table-cell office:value-type="float" office:value="399.766989075937" calcext:value-type="float">
            <text:p>399.7669890759</text:p>
          </table:table-cell>
          <table:table-cell office:value-type="float" office:value="368.014902947589" calcext:value-type="float">
            <text:p>368.0149029476</text:p>
          </table:table-cell>
          <table:table-cell office:value-type="float" office:value="414.58594789106" calcext:value-type="float">
            <text:p>414.5859478911</text:p>
          </table:table-cell>
          <table:table-cell office:value-type="float" office:value="409.750330628338" calcext:value-type="float">
            <text:p>409.7503306283</text:p>
          </table:table-cell>
          <table:table-cell office:value-type="float" office:value="376.172818287922" calcext:value-type="float">
            <text:p>376.1728182879</text:p>
          </table:table-cell>
          <table:table-cell office:value-type="float" office:value="407.472783049256" calcext:value-type="float">
            <text:p>407.4727830493</text:p>
          </table:table-cell>
          <table:table-cell office:value-type="float" office:value="396.347063241777" calcext:value-type="float">
            <text:p>396.3470632418</text:p>
          </table:table-cell>
          <table:table-cell office:value-type="float" office:value="390.242780164504" calcext:value-type="float">
            <text:p>390.2427801645</text:p>
          </table:table-cell>
          <table:table-cell office:value-type="float" office:value="410.028320035177" calcext:value-type="float">
            <text:p>410.0283200352</text:p>
          </table:table-cell>
          <table:table-cell office:value-type="float" office:value="388.472310082344" calcext:value-type="float">
            <text:p>388.4723100823</text:p>
          </table:table-cell>
          <table:table-cell office:value-type="float" office:value="386.42499985376" calcext:value-type="float">
            <text:p>386.4249998538</text:p>
          </table:table-cell>
          <table:table-cell office:value-type="float" office:value="389.014585726672" calcext:value-type="float">
            <text:p>389.0145857267</text:p>
          </table:table-cell>
          <table:table-cell office:value-type="float" office:value="401.560547346851" calcext:value-type="float">
            <text:p>401.5605473469</text:p>
          </table:table-cell>
          <table:table-cell office:value-type="float" office:value="395.501993463692" calcext:value-type="float">
            <text:p>395.5019934637</text:p>
          </table:table-cell>
          <table:table-cell office:value-type="float" office:value="373.435496365904" calcext:value-type="float">
            <text:p>373.4354963659</text:p>
          </table:table-cell>
          <table:table-cell office:value-type="float" office:value="399.2129348604" calcext:value-type="float">
            <text:p>399.2129348604</text:p>
          </table:table-cell>
          <table:table-cell office:value-type="float" office:value="392.56154920172" calcext:value-type="float">
            <text:p>392.5615492017</text:p>
          </table:table-cell>
          <table:table-cell office:value-type="float" office:value="397.961759102144" calcext:value-type="float">
            <text:p>397.9617591021</text:p>
          </table:table-cell>
          <table:table-cell office:value-type="float" office:value="408.095085658576" calcext:value-type="float">
            <text:p>408.0950856586</text:p>
          </table:table-cell>
          <table:table-cell office:value-type="float" office:value="369.11374257488" calcext:value-type="float">
            <text:p>369.1137425749</text:p>
          </table:table-cell>
          <table:table-cell office:value-type="float" office:value="379.984800256403" calcext:value-type="float">
            <text:p>379.9848002564</text:p>
          </table:table-cell>
          <table:table-cell office:value-type="float" office:value="388.242854572685" calcext:value-type="float">
            <text:p>388.2428545727</text:p>
          </table:table-cell>
          <table:table-cell office:value-type="float" office:value="407.673504316414" calcext:value-type="float">
            <text:p>407.6735043164</text:p>
          </table:table-cell>
          <table:table-cell office:value-type="float" office:value="378.665947205285" calcext:value-type="float">
            <text:p>378.6659472053</text:p>
          </table:table-cell>
          <table:table-cell office:value-type="float" office:value="355.098029184724" calcext:value-type="float">
            <text:p>355.0980291847</text:p>
          </table:table-cell>
          <table:table-cell office:value-type="float" office:value="369.471470091593" calcext:value-type="float">
            <text:p>369.4714700916</text:p>
          </table:table-cell>
          <table:table-cell office:value-type="float" office:value="401.307360284187" calcext:value-type="float">
            <text:p>401.3073602842</text:p>
          </table:table-cell>
          <table:table-cell office:value-type="float" office:value="372.041470957848" calcext:value-type="float">
            <text:p>372.0414709578</text:p>
          </table:table-cell>
          <table:table-cell office:value-type="float" office:value="370.337425086952" calcext:value-type="float">
            <text:p>370.337425087</text:p>
          </table:table-cell>
          <table:table-cell office:value-type="float" office:value="383.747534944767" calcext:value-type="float">
            <text:p>383.7475349448</text:p>
          </table:table-cell>
          <table:table-cell office:value-type="float" office:value="377.402725406686" calcext:value-type="float">
            <text:p>377.4027254067</text:p>
          </table:table-cell>
          <table:table-cell office:value-type="float" office:value="422.013239604496" calcext:value-type="float">
            <text:p>422.0132396045</text:p>
          </table:table-cell>
          <table:table-cell office:value-type="float" office:value="389.781343883788" calcext:value-type="float">
            <text:p>389.7813438838</text:p>
          </table:table-cell>
          <table:table-cell office:value-type="float" office:value="408.679525014901" calcext:value-type="float">
            <text:p>408.6795250149</text:p>
          </table:table-cell>
          <table:table-cell office:value-type="float" office:value="386.011873250068" calcext:value-type="float">
            <text:p>386.0118732501</text:p>
          </table:table-cell>
        </table:table-row>
        <table:table-row table:style-name="ro1">
          <table:table-cell office:value-type="float" office:value="386.41975729736" calcext:value-type="float">
            <text:p>386.4197572974</text:p>
          </table:table-cell>
          <table:table-cell office:value-type="float" office:value="379.319356478088" calcext:value-type="float">
            <text:p>379.3193564781</text:p>
          </table:table-cell>
          <table:table-cell office:value-type="float" office:value="379.498300784568" calcext:value-type="float">
            <text:p>379.498300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642326878406" calcext:value-type="float">
            <text:p>362.6423268784</text:p>
          </table:table-cell>
          <table:table-cell office:value-type="float" office:value="390.62210985364" calcext:value-type="float">
            <text:p>390.6221098536</text:p>
          </table:table-cell>
          <table:table-cell office:value-type="float" office:value="321.84152217704" calcext:value-type="float">
            <text:p>321.841522177</text:p>
          </table:table-cell>
          <table:table-cell office:value-type="float" office:value="402.782500122686" calcext:value-type="float">
            <text:p>402.7825001227</text:p>
          </table:table-cell>
          <table:table-cell office:value-type="float" office:value="372.533121546048" calcext:value-type="float">
            <text:p>372.533121546</text:p>
          </table:table-cell>
          <table:table-cell office:value-type="float" office:value="392.01498305764" calcext:value-type="float">
            <text:p>392.0149830576</text:p>
          </table:table-cell>
          <table:table-cell office:value-type="float" office:value="385.112793159819" calcext:value-type="float">
            <text:p>385.1127931598</text:p>
          </table:table-cell>
          <table:table-cell office:value-type="float" office:value="371.532104310323" calcext:value-type="float">
            <text:p>371.5321043103</text:p>
          </table:table-cell>
          <table:table-cell office:value-type="float" office:value="395.354002915083" calcext:value-type="float">
            <text:p>395.3540029151</text:p>
          </table:table-cell>
          <table:table-cell office:value-type="float" office:value="391.05430588425" calcext:value-type="float">
            <text:p>391.0543058843</text:p>
          </table:table-cell>
          <table:table-cell office:value-type="float" office:value="400.556649712493" calcext:value-type="float">
            <text:p>400.5566497125</text:p>
          </table:table-cell>
          <table:table-cell office:value-type="float" office:value="368.015573658537" calcext:value-type="float">
            <text:p>368.0155736585</text:p>
          </table:table-cell>
          <table:table-cell office:value-type="float" office:value="413.785849401315" calcext:value-type="float">
            <text:p>413.7858494013</text:p>
          </table:table-cell>
          <table:table-cell office:value-type="float" office:value="411.603033857389" calcext:value-type="float">
            <text:p>411.6030338574</text:p>
          </table:table-cell>
          <table:table-cell office:value-type="float" office:value="373.841642890559" calcext:value-type="float">
            <text:p>373.8416428906</text:p>
          </table:table-cell>
          <table:table-cell office:value-type="float" office:value="410.684638589384" calcext:value-type="float">
            <text:p>410.6846385894</text:p>
          </table:table-cell>
          <table:table-cell office:value-type="float" office:value="393.518092140189" calcext:value-type="float">
            <text:p>393.5180921402</text:p>
          </table:table-cell>
          <table:table-cell office:value-type="float" office:value="391.588812588696" calcext:value-type="float">
            <text:p>391.5888125887</text:p>
          </table:table-cell>
          <table:table-cell office:value-type="float" office:value="408.312782863844" calcext:value-type="float">
            <text:p>408.3127828638</text:p>
          </table:table-cell>
          <table:table-cell office:value-type="float" office:value="389.207575014214" calcext:value-type="float">
            <text:p>389.2075750142</text:p>
          </table:table-cell>
          <table:table-cell office:value-type="float" office:value="385.25412721556" calcext:value-type="float">
            <text:p>385.2541272156</text:p>
          </table:table-cell>
          <table:table-cell office:value-type="float" office:value="389.503620710717" calcext:value-type="float">
            <text:p>389.5036207107</text:p>
          </table:table-cell>
          <table:table-cell office:value-type="float" office:value="401.560547346851" calcext:value-type="float">
            <text:p>401.5605473469</text:p>
          </table:table-cell>
          <table:table-cell office:value-type="float" office:value="396.133945598042" calcext:value-type="float">
            <text:p>396.133945598</text:p>
          </table:table-cell>
          <table:table-cell office:value-type="float" office:value="371.995448296399" calcext:value-type="float">
            <text:p>371.9954482964</text:p>
          </table:table-cell>
          <table:table-cell office:value-type="float" office:value="400.325020708555" calcext:value-type="float">
            <text:p>400.3250207086</text:p>
          </table:table-cell>
          <table:table-cell office:value-type="float" office:value="394.221079236511" calcext:value-type="float">
            <text:p>394.2210792365</text:p>
          </table:table-cell>
          <table:table-cell office:value-type="float" office:value="397.082963623808" calcext:value-type="float">
            <text:p>397.0829636238</text:p>
          </table:table-cell>
          <table:table-cell office:value-type="float" office:value="414.013510206189" calcext:value-type="float">
            <text:p>414.0135102062</text:p>
          </table:table-cell>
          <table:table-cell office:value-type="float" office:value="375.585645054405" calcext:value-type="float">
            <text:p>375.5856450544</text:p>
          </table:table-cell>
          <table:table-cell office:value-type="float" office:value="379.984800256403" calcext:value-type="float">
            <text:p>379.9848002564</text:p>
          </table:table-cell>
          <table:table-cell office:value-type="float" office:value="392.873763440557" calcext:value-type="float">
            <text:p>392.8737634406</text:p>
          </table:table-cell>
          <table:table-cell office:value-type="float" office:value="400.568862801153" calcext:value-type="float">
            <text:p>400.5688628012</text:p>
          </table:table-cell>
          <table:table-cell office:value-type="float" office:value="378.69844785792" calcext:value-type="float">
            <text:p>378.6984478579</text:p>
          </table:table-cell>
          <table:table-cell office:value-type="float" office:value="355.098029184724" calcext:value-type="float">
            <text:p>355.0980291847</text:p>
          </table:table-cell>
          <table:table-cell office:value-type="float" office:value="369.471470091593" calcext:value-type="float">
            <text:p>369.4714700916</text:p>
          </table:table-cell>
          <table:table-cell office:value-type="float" office:value="401.307360284187" calcext:value-type="float">
            <text:p>401.3073602842</text:p>
          </table:table-cell>
          <table:table-cell office:value-type="float" office:value="372.141138621429" calcext:value-type="float">
            <text:p>372.1411386214</text:p>
          </table:table-cell>
          <table:table-cell office:value-type="float" office:value="374.388675531977" calcext:value-type="float">
            <text:p>374.388675532</text:p>
          </table:table-cell>
          <table:table-cell office:value-type="float" office:value="383.747534944767" calcext:value-type="float">
            <text:p>383.7475349448</text:p>
          </table:table-cell>
          <table:table-cell office:value-type="float" office:value="376.908498008316" calcext:value-type="float">
            <text:p>376.9084980083</text:p>
          </table:table-cell>
          <table:table-cell office:value-type="float" office:value="419.317200281272" calcext:value-type="float">
            <text:p>419.3172002813</text:p>
          </table:table-cell>
          <table:table-cell office:value-type="float" office:value="388.88279740393" calcext:value-type="float">
            <text:p>388.8827974039</text:p>
          </table:table-cell>
          <table:table-cell office:value-type="float" office:value="409.442242139397" calcext:value-type="float">
            <text:p>409.4422421394</text:p>
          </table:table-cell>
          <table:table-cell office:value-type="float" office:value="386.41975729736" calcext:value-type="float">
            <text:p>386.4197572974</text:p>
          </table:table-cell>
        </table:table-row>
        <table:table-row table:style-name="ro1">
          <table:table-cell office:value-type="float" office:value="387.959370263653" calcext:value-type="float">
            <text:p>387.9593702637</text:p>
          </table:table-cell>
          <table:table-cell office:value-type="float" office:value="381.7055883232" calcext:value-type="float">
            <text:p>381.7055883232</text:p>
          </table:table-cell>
          <table:table-cell office:value-type="float" office:value="379.498300784568" calcext:value-type="float">
            <text:p>379.498300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.921212525112" calcext:value-type="float">
            <text:p>359.9212125251</text:p>
          </table:table-cell>
          <table:table-cell office:value-type="float" office:value="391.510874748357" calcext:value-type="float">
            <text:p>391.5108747484</text:p>
          </table:table-cell>
          <table:table-cell office:value-type="float" office:value="324.485727139863" calcext:value-type="float">
            <text:p>324.4857271399</text:p>
          </table:table-cell>
          <table:table-cell office:value-type="float" office:value="408.002707353487" calcext:value-type="float">
            <text:p>408.0027073535</text:p>
          </table:table-cell>
          <table:table-cell office:value-type="float" office:value="375.140411758206" calcext:value-type="float">
            <text:p>375.1404117582</text:p>
          </table:table-cell>
          <table:table-cell office:value-type="float" office:value="391.610569880498" calcext:value-type="float">
            <text:p>391.6105698805</text:p>
          </table:table-cell>
          <table:table-cell office:value-type="float" office:value="387.369528829191" calcext:value-type="float">
            <text:p>387.3695288292</text:p>
          </table:table-cell>
          <table:table-cell office:value-type="float" office:value="372.450902172431" calcext:value-type="float">
            <text:p>372.4509021724</text:p>
          </table:table-cell>
          <table:table-cell office:value-type="float" office:value="396.073818372921" calcext:value-type="float">
            <text:p>396.0738183729</text:p>
          </table:table-cell>
          <table:table-cell office:value-type="float" office:value="389.899135692574" calcext:value-type="float">
            <text:p>389.8991356926</text:p>
          </table:table-cell>
          <table:table-cell office:value-type="float" office:value="398.738526565147" calcext:value-type="float">
            <text:p>398.7385265651</text:p>
          </table:table-cell>
          <table:table-cell office:value-type="float" office:value="372.789556143967" calcext:value-type="float">
            <text:p>372.789556144</text:p>
          </table:table-cell>
          <table:table-cell office:value-type="float" office:value="415.451628412252" calcext:value-type="float">
            <text:p>415.4516284123</text:p>
          </table:table-cell>
          <table:table-cell office:value-type="float" office:value="410.954898669354" calcext:value-type="float">
            <text:p>410.9548986694</text:p>
          </table:table-cell>
          <table:table-cell office:value-type="float" office:value="378.861261974133" calcext:value-type="float">
            <text:p>378.8612619741</text:p>
          </table:table-cell>
          <table:table-cell office:value-type="float" office:value="410.684638589384" calcext:value-type="float">
            <text:p>410.6846385894</text:p>
          </table:table-cell>
          <table:table-cell office:value-type="float" office:value="393.518092140189" calcext:value-type="float">
            <text:p>393.5180921402</text:p>
          </table:table-cell>
          <table:table-cell office:value-type="float" office:value="392.538327235266" calcext:value-type="float">
            <text:p>392.5383272353</text:p>
          </table:table-cell>
          <table:table-cell office:value-type="float" office:value="407.064769639383" calcext:value-type="float">
            <text:p>407.0647696394</text:p>
          </table:table-cell>
          <table:table-cell office:value-type="float" office:value="389.207575014214" calcext:value-type="float">
            <text:p>389.2075750142</text:p>
          </table:table-cell>
          <table:table-cell office:value-type="float" office:value="385.144444573906" calcext:value-type="float">
            <text:p>385.1444445739</text:p>
          </table:table-cell>
          <table:table-cell office:value-type="float" office:value="394.999121985872" calcext:value-type="float">
            <text:p>394.9991219859</text:p>
          </table:table-cell>
          <table:table-cell office:value-type="float" office:value="402.308120628933" calcext:value-type="float">
            <text:p>402.3081206289</text:p>
          </table:table-cell>
          <table:table-cell office:value-type="float" office:value="396.80061684122" calcext:value-type="float">
            <text:p>396.8006168412</text:p>
          </table:table-cell>
          <table:table-cell office:value-type="float" office:value="371.995448296399" calcext:value-type="float">
            <text:p>371.9954482964</text:p>
          </table:table-cell>
          <table:table-cell office:value-type="float" office:value="400.325020708555" calcext:value-type="float">
            <text:p>400.3250207086</text:p>
          </table:table-cell>
          <table:table-cell office:value-type="float" office:value="391.807553996692" calcext:value-type="float">
            <text:p>391.8075539967</text:p>
          </table:table-cell>
          <table:table-cell office:value-type="float" office:value="394.184804527371" calcext:value-type="float">
            <text:p>394.1848045274</text:p>
          </table:table-cell>
          <table:table-cell office:value-type="float" office:value="414.101782060445" calcext:value-type="float">
            <text:p>414.1017820604</text:p>
          </table:table-cell>
          <table:table-cell office:value-type="float" office:value="374.533338050271" calcext:value-type="float">
            <text:p>374.5333380503</text:p>
          </table:table-cell>
          <table:table-cell office:value-type="float" office:value="379.041204043998" calcext:value-type="float">
            <text:p>379.041204044</text:p>
          </table:table-cell>
          <table:table-cell office:value-type="float" office:value="391.953137464872" calcext:value-type="float">
            <text:p>391.9531374649</text:p>
          </table:table-cell>
          <table:table-cell office:value-type="float" office:value="402.383765859311" calcext:value-type="float">
            <text:p>402.3837658593</text:p>
          </table:table-cell>
          <table:table-cell office:value-type="float" office:value="377.362641473193" calcext:value-type="float">
            <text:p>377.3626414732</text:p>
          </table:table-cell>
          <table:table-cell office:value-type="float" office:value="356.501653292414" calcext:value-type="float">
            <text:p>356.5016532924</text:p>
          </table:table-cell>
          <table:table-cell office:value-type="float" office:value="367.070986792621" calcext:value-type="float">
            <text:p>367.0709867926</text:p>
          </table:table-cell>
          <table:table-cell office:value-type="float" office:value="404.873682295259" calcext:value-type="float">
            <text:p>404.8736822953</text:p>
          </table:table-cell>
          <table:table-cell office:value-type="float" office:value="372.136157798149" calcext:value-type="float">
            <text:p>372.1361577981</text:p>
          </table:table-cell>
          <table:table-cell office:value-type="float" office:value="374.16868379576" calcext:value-type="float">
            <text:p>374.1686837958</text:p>
          </table:table-cell>
          <table:table-cell office:value-type="float" office:value="383.747881336571" calcext:value-type="float">
            <text:p>383.7478813366</text:p>
          </table:table-cell>
          <table:table-cell office:value-type="float" office:value="376.908498008316" calcext:value-type="float">
            <text:p>376.9084980083</text:p>
          </table:table-cell>
          <table:table-cell office:value-type="float" office:value="420.203527386911" calcext:value-type="float">
            <text:p>420.2035273869</text:p>
          </table:table-cell>
          <table:table-cell office:value-type="float" office:value="386.428410288756" calcext:value-type="float">
            <text:p>386.4284102888</text:p>
          </table:table-cell>
          <table:table-cell office:value-type="float" office:value="414.786487791032" calcext:value-type="float">
            <text:p>414.786487791</text:p>
          </table:table-cell>
          <table:table-cell office:value-type="float" office:value="387.959370263653" calcext:value-type="float">
            <text:p>387.9593702637</text:p>
          </table:table-cell>
        </table:table-row>
        <table:table-row table:style-name="ro1">
          <table:table-cell office:value-type="float" office:value="385.193305288025" calcext:value-type="float">
            <text:p>385.193305288</text:p>
          </table:table-cell>
          <table:table-cell office:value-type="float" office:value="381.7055883232" calcext:value-type="float">
            <text:p>381.7055883232</text:p>
          </table:table-cell>
          <table:table-cell office:value-type="float" office:value="379.498300784568" calcext:value-type="float">
            <text:p>379.498300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087280144432" calcext:value-type="float">
            <text:p>367.0872801444</text:p>
          </table:table-cell>
          <table:table-cell office:value-type="float" office:value="391.852590735358" calcext:value-type="float">
            <text:p>391.8525907354</text:p>
          </table:table-cell>
          <table:table-cell office:value-type="float" office:value="324.485727139863" calcext:value-type="float">
            <text:p>324.4857271399</text:p>
          </table:table-cell>
          <table:table-cell office:value-type="float" office:value="409.31658174035" calcext:value-type="float">
            <text:p>409.3165817404</text:p>
          </table:table-cell>
          <table:table-cell office:value-type="float" office:value="375.140411758206" calcext:value-type="float">
            <text:p>375.1404117582</text:p>
          </table:table-cell>
          <table:table-cell office:value-type="float" office:value="392.932143963427" calcext:value-type="float">
            <text:p>392.9321439634</text:p>
          </table:table-cell>
          <table:table-cell office:value-type="float" office:value="387.369528829191" calcext:value-type="float">
            <text:p>387.3695288292</text:p>
          </table:table-cell>
          <table:table-cell office:value-type="float" office:value="376.684488780629" calcext:value-type="float">
            <text:p>376.6844887806</text:p>
          </table:table-cell>
          <table:table-cell office:value-type="float" office:value="396.073818372921" calcext:value-type="float">
            <text:p>396.0738183729</text:p>
          </table:table-cell>
          <table:table-cell office:value-type="float" office:value="390.008391841546" calcext:value-type="float">
            <text:p>390.0083918415</text:p>
          </table:table-cell>
          <table:table-cell office:value-type="float" office:value="398.015676235686" calcext:value-type="float">
            <text:p>398.0156762357</text:p>
          </table:table-cell>
          <table:table-cell office:value-type="float" office:value="372.789556143967" calcext:value-type="float">
            <text:p>372.789556144</text:p>
          </table:table-cell>
          <table:table-cell office:value-type="float" office:value="415.451628412252" calcext:value-type="float">
            <text:p>415.4516284123</text:p>
          </table:table-cell>
          <table:table-cell office:value-type="float" office:value="410.627047209681" calcext:value-type="float">
            <text:p>410.6270472097</text:p>
          </table:table-cell>
          <table:table-cell office:value-type="float" office:value="378.861261974133" calcext:value-type="float">
            <text:p>378.8612619741</text:p>
          </table:table-cell>
          <table:table-cell office:value-type="float" office:value="412.802753365648" calcext:value-type="float">
            <text:p>412.8027533656</text:p>
          </table:table-cell>
          <table:table-cell office:value-type="float" office:value="395.919906011267" calcext:value-type="float">
            <text:p>395.9199060113</text:p>
          </table:table-cell>
          <table:table-cell office:value-type="float" office:value="393.544153584604" calcext:value-type="float">
            <text:p>393.5441535846</text:p>
          </table:table-cell>
          <table:table-cell office:value-type="float" office:value="415.264003678963" calcext:value-type="float">
            <text:p>415.264003679</text:p>
          </table:table-cell>
          <table:table-cell office:value-type="float" office:value="389.74969063657" calcext:value-type="float">
            <text:p>389.7496906366</text:p>
          </table:table-cell>
          <table:table-cell office:value-type="float" office:value="401.280434180314" calcext:value-type="float">
            <text:p>401.2804341803</text:p>
          </table:table-cell>
          <table:table-cell office:value-type="float" office:value="394.230326697111" calcext:value-type="float">
            <text:p>394.2303266971</text:p>
          </table:table-cell>
          <table:table-cell office:value-type="float" office:value="403.450250447463" calcext:value-type="float">
            <text:p>403.4502504475</text:p>
          </table:table-cell>
          <table:table-cell office:value-type="float" office:value="396.646762590302" calcext:value-type="float">
            <text:p>396.6467625903</text:p>
          </table:table-cell>
          <table:table-cell office:value-type="float" office:value="371.497593951327" calcext:value-type="float">
            <text:p>371.4975939513</text:p>
          </table:table-cell>
          <table:table-cell office:value-type="float" office:value="406.936550358642" calcext:value-type="float">
            <text:p>406.9365503586</text:p>
          </table:table-cell>
          <table:table-cell office:value-type="float" office:value="391.807553996692" calcext:value-type="float">
            <text:p>391.8075539967</text:p>
          </table:table-cell>
          <table:table-cell office:value-type="float" office:value="393.777336644017" calcext:value-type="float">
            <text:p>393.777336644</text:p>
          </table:table-cell>
          <table:table-cell office:value-type="float" office:value="414.101782060445" calcext:value-type="float">
            <text:p>414.1017820604</text:p>
          </table:table-cell>
          <table:table-cell office:value-type="float" office:value="374.533338050271" calcext:value-type="float">
            <text:p>374.5333380503</text:p>
          </table:table-cell>
          <table:table-cell office:value-type="float" office:value="382.089986794668" calcext:value-type="float">
            <text:p>382.0899867947</text:p>
          </table:table-cell>
          <table:table-cell office:value-type="float" office:value="402.256471606076" calcext:value-type="float">
            <text:p>402.2564716061</text:p>
          </table:table-cell>
          <table:table-cell office:value-type="float" office:value="403.578709020043" calcext:value-type="float">
            <text:p>403.57870902</text:p>
          </table:table-cell>
          <table:table-cell office:value-type="float" office:value="383.337801726944" calcext:value-type="float">
            <text:p>383.3378017269</text:p>
          </table:table-cell>
          <table:table-cell office:value-type="float" office:value="356.139309231929" calcext:value-type="float">
            <text:p>356.1393092319</text:p>
          </table:table-cell>
          <table:table-cell office:value-type="float" office:value="369.058336417754" calcext:value-type="float">
            <text:p>369.0583364178</text:p>
          </table:table-cell>
          <table:table-cell office:value-type="float" office:value="404.496028455006" calcext:value-type="float">
            <text:p>404.496028455</text:p>
          </table:table-cell>
          <table:table-cell office:value-type="float" office:value="380.323091909537" calcext:value-type="float">
            <text:p>380.3230919095</text:p>
          </table:table-cell>
          <table:table-cell office:value-type="float" office:value="374.228105144163" calcext:value-type="float">
            <text:p>374.2281051442</text:p>
          </table:table-cell>
          <table:table-cell office:value-type="float" office:value="383.800422338423" calcext:value-type="float">
            <text:p>383.8004223384</text:p>
          </table:table-cell>
          <table:table-cell office:value-type="float" office:value="377.137416741369" calcext:value-type="float">
            <text:p>377.1374167414</text:p>
          </table:table-cell>
          <table:table-cell office:value-type="float" office:value="420.108105177342" calcext:value-type="float">
            <text:p>420.1081051773</text:p>
          </table:table-cell>
          <table:table-cell office:value-type="float" office:value="386.428410288756" calcext:value-type="float">
            <text:p>386.4284102888</text:p>
          </table:table-cell>
          <table:table-cell office:value-type="float" office:value="415.576295993814" calcext:value-type="float">
            <text:p>415.5762959938</text:p>
          </table:table-cell>
          <table:table-cell office:value-type="float" office:value="385.193305288025" calcext:value-type="float">
            <text:p>385.193305288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1106.03307883339" calcext:value-type="float">
            <text:p>1106.0330788334</text:p>
          </table:table-cell>
          <table:table-cell office:value-type="float" office:value="1114.98264853703" calcext:value-type="float">
            <text:p>1114.982648537</text:p>
          </table:table-cell>
          <table:table-cell office:value-type="float" office:value="1109.49735693524" calcext:value-type="float">
            <text:p>1109.4973569352</text:p>
          </table:table-cell>
          <table:table-cell office:value-type="float" office:value="1102.21065065953" calcext:value-type="float">
            <text:p>1102.2106506595</text:p>
          </table:table-cell>
          <table:table-cell office:value-type="float" office:value="1108.35277573703" calcext:value-type="float">
            <text:p>1108.352775737</text:p>
          </table:table-cell>
          <table:table-cell office:value-type="float" office:value="1102.14941963454" calcext:value-type="float">
            <text:p>1102.1494196345</text:p>
          </table:table-cell>
          <table:table-cell office:value-type="float" office:value="1119.49476476248" calcext:value-type="float">
            <text:p>1119.4947647625</text:p>
          </table:table-cell>
          <table:table-cell office:value-type="float" office:value="1095.4387624177" calcext:value-type="float">
            <text:p>1095.4387624177</text:p>
          </table:table-cell>
          <table:table-cell office:value-type="float" office:value="1118.89886238553" calcext:value-type="float">
            <text:p>1118.8988623855</text:p>
          </table:table-cell>
          <table:table-cell office:value-type="float" office:value="1119.79861395655" calcext:value-type="float">
            <text:p>1119.7986139566</text:p>
          </table:table-cell>
          <table:table-cell office:value-type="float" office:value="1118.97218096745" calcext:value-type="float">
            <text:p>1118.9721809675</text:p>
          </table:table-cell>
          <table:table-cell office:value-type="float" office:value="1120.9251426791" calcext:value-type="float">
            <text:p>1120.9251426791</text:p>
          </table:table-cell>
          <table:table-cell office:value-type="float" office:value="1111.70383992592" calcext:value-type="float">
            <text:p>1111.7038399259</text:p>
          </table:table-cell>
          <table:table-cell office:value-type="float" office:value="1104.19118095829" calcext:value-type="float">
            <text:p>1104.1911809583</text:p>
          </table:table-cell>
          <table:table-cell office:value-type="float" office:value="1119.46631637452" calcext:value-type="float">
            <text:p>1119.4663163745</text:p>
          </table:table-cell>
          <table:table-cell office:value-type="float" office:value="1076.87380395402" calcext:value-type="float">
            <text:p>1076.873803954</text:p>
          </table:table-cell>
          <table:table-cell office:value-type="float" office:value="1101.34540150493" calcext:value-type="float">
            <text:p>1101.3454015049</text:p>
          </table:table-cell>
          <table:table-cell office:value-type="float" office:value="1118.80999211711" calcext:value-type="float">
            <text:p>1118.8099921171</text:p>
          </table:table-cell>
          <table:table-cell office:value-type="float" office:value="1110.26460314905" calcext:value-type="float">
            <text:p>1110.2646031491</text:p>
          </table:table-cell>
          <table:table-cell office:value-type="float" office:value="1122.25136018632" calcext:value-type="float">
            <text:p>1122.2513601863</text:p>
          </table:table-cell>
          <table:table-cell office:value-type="float" office:value="1107.77559140243" calcext:value-type="float">
            <text:p>1107.7755914024</text:p>
          </table:table-cell>
          <table:table-cell office:value-type="float" office:value="1115.18498019986" calcext:value-type="float">
            <text:p>1115.1849801999</text:p>
          </table:table-cell>
          <table:table-cell office:value-type="float" office:value="1097.79064471335" calcext:value-type="float">
            <text:p>1097.7906447134</text:p>
          </table:table-cell>
          <table:table-cell office:value-type="float" office:value="1116.65489902367" calcext:value-type="float">
            <text:p>1116.6548990237</text:p>
          </table:table-cell>
          <table:table-cell office:value-type="float" office:value="1124.32491296443" calcext:value-type="float">
            <text:p>1124.3249129644</text:p>
          </table:table-cell>
          <table:table-cell office:value-type="float" office:value="1119.8796027854" calcext:value-type="float">
            <text:p>1119.8796027854</text:p>
          </table:table-cell>
          <table:table-cell office:value-type="float" office:value="1098.48982568621" calcext:value-type="float">
            <text:p>1098.4898256862</text:p>
          </table:table-cell>
          <table:table-cell office:value-type="float" office:value="1118.65054337378" calcext:value-type="float">
            <text:p>1118.6505433738</text:p>
          </table:table-cell>
          <table:table-cell office:value-type="float" office:value="1115.4399162014" calcext:value-type="float">
            <text:p>1115.4399162014</text:p>
          </table:table-cell>
          <table:table-cell office:value-type="float" office:value="1123.38516240464" calcext:value-type="float">
            <text:p>1123.3851624046</text:p>
          </table:table-cell>
          <table:table-cell office:value-type="float" office:value="1121.63604291227" calcext:value-type="float">
            <text:p>1121.6360429123</text:p>
          </table:table-cell>
          <table:table-cell office:value-type="float" office:value="1097.78459841766" calcext:value-type="float">
            <text:p>1097.7845984177</text:p>
          </table:table-cell>
          <table:table-cell office:value-type="float" office:value="1107.39409033562" calcext:value-type="float">
            <text:p>1107.3940903356</text:p>
          </table:table-cell>
          <table:table-cell office:value-type="float" office:value="1111.24599921984" calcext:value-type="float">
            <text:p>1111.2459992198</text:p>
          </table:table-cell>
          <table:table-cell office:value-type="float" office:value="1124.22288777903" calcext:value-type="float">
            <text:p>1124.222887779</text:p>
          </table:table-cell>
          <table:table-cell office:value-type="float" office:value="1101.2137693018" calcext:value-type="float">
            <text:p>1101.2137693018</text:p>
          </table:table-cell>
          <table:table-cell office:value-type="float" office:value="1113.25903403224" calcext:value-type="float">
            <text:p>1113.2590340322</text:p>
          </table:table-cell>
          <table:table-cell office:value-type="float" office:value="1088.72515246917" calcext:value-type="float">
            <text:p>1088.7251524692</text:p>
          </table:table-cell>
          <table:table-cell office:value-type="float" office:value="1119.47517197413" calcext:value-type="float">
            <text:p>1119.4751719741</text:p>
          </table:table-cell>
          <table:table-cell office:value-type="float" office:value="1110.84609862145" calcext:value-type="float">
            <text:p>1110.8460986215</text:p>
          </table:table-cell>
          <table:table-cell office:value-type="float" office:value="1109.80521214225" calcext:value-type="float">
            <text:p>1109.8052121423</text:p>
          </table:table-cell>
          <table:table-cell office:value-type="float" office:value="1097.88977498928" calcext:value-type="float">
            <text:p>1097.8897749893</text:p>
          </table:table-cell>
          <table:table-cell office:value-type="float" office:value="1121.46021718301" calcext:value-type="float">
            <text:p>1121.460217183</text:p>
          </table:table-cell>
          <table:table-cell office:value-type="float" office:value="1116.98192139426" calcext:value-type="float">
            <text:p>1116.9819213943</text:p>
          </table:table-cell>
          <table:table-cell office:value-type="float" office:value="1092.89639870482" calcext:value-type="float">
            <text:p>1092.8963987048</text:p>
          </table:table-cell>
          <table:table-cell office:value-type="float" office:value="1091.70879814213" calcext:value-type="float">
            <text:p>1091.7087981421</text:p>
          </table:table-cell>
          <table:table-cell office:value-type="float" office:value="1089.59987893166" calcext:value-type="float">
            <text:p>1089.5998789317</text:p>
          </table:table-cell>
          <table:table-cell office:value-type="float" office:value="1110.28072458533" calcext:value-type="float">
            <text:p>1110.2807245853</text:p>
          </table:table-cell>
          <table:table-cell office:value-type="float" office:value="1074.80362477027" calcext:value-type="float">
            <text:p>1074.8036247703</text:p>
          </table:table-cell>
          <table:table-cell office:value-type="float" office:value="1115.35664370685" calcext:value-type="float">
            <text:p>1115.3566437069</text:p>
          </table:table-cell>
        </table:table-row>
        <table:table-row table:style-name="ro1">
          <table:table-cell office:value-type="float" office:value="1104.87373012133" calcext:value-type="float">
            <text:p>1104.8737301213</text:p>
          </table:table-cell>
          <table:table-cell office:value-type="float" office:value="1100.00457767762" calcext:value-type="float">
            <text:p>1100.0045776776</text:p>
          </table:table-cell>
          <table:table-cell office:value-type="float" office:value="1089.99447458163" calcext:value-type="float">
            <text:p>1089.9944745816</text:p>
          </table:table-cell>
          <table:table-cell office:value-type="float" office:value="1083.69507308287" calcext:value-type="float">
            <text:p>1083.6950730829</text:p>
          </table:table-cell>
          <table:table-cell office:value-type="float" office:value="1085.51958374282" calcext:value-type="float">
            <text:p>1085.5195837428</text:p>
          </table:table-cell>
          <table:table-cell office:value-type="float" office:value="1082.88326315362" calcext:value-type="float">
            <text:p>1082.8832631536</text:p>
          </table:table-cell>
          <table:table-cell office:value-type="float" office:value="1097.48899209924" calcext:value-type="float">
            <text:p>1097.4889920992</text:p>
          </table:table-cell>
          <table:table-cell office:value-type="float" office:value="1078.10110610326" calcext:value-type="float">
            <text:p>1078.1011061033</text:p>
          </table:table-cell>
          <table:table-cell office:value-type="float" office:value="1104.2208766409" calcext:value-type="float">
            <text:p>1104.2208766409</text:p>
          </table:table-cell>
          <table:table-cell office:value-type="float" office:value="1097.74642400699" calcext:value-type="float">
            <text:p>1097.746424007</text:p>
          </table:table-cell>
          <table:table-cell office:value-type="float" office:value="1096.94657286324" calcext:value-type="float">
            <text:p>1096.9465728632</text:p>
          </table:table-cell>
          <table:table-cell office:value-type="float" office:value="1116.59772276891" calcext:value-type="float">
            <text:p>1116.5977227689</text:p>
          </table:table-cell>
          <table:table-cell office:value-type="float" office:value="1098.29488105224" calcext:value-type="float">
            <text:p>1098.2948810522</text:p>
          </table:table-cell>
          <table:table-cell office:value-type="float" office:value="1082.43562936972" calcext:value-type="float">
            <text:p>1082.4356293697</text:p>
          </table:table-cell>
          <table:table-cell office:value-type="float" office:value="1114.75242139849" calcext:value-type="float">
            <text:p>1114.7524213985</text:p>
          </table:table-cell>
          <table:table-cell office:value-type="float" office:value="1073.36372552104" calcext:value-type="float">
            <text:p>1073.363725521</text:p>
          </table:table-cell>
          <table:table-cell office:value-type="float" office:value="1107.0811561302" calcext:value-type="float">
            <text:p>1107.0811561302</text:p>
          </table:table-cell>
          <table:table-cell office:value-type="float" office:value="1096.68435162325" calcext:value-type="float">
            <text:p>1096.6843516233</text:p>
          </table:table-cell>
          <table:table-cell office:value-type="float" office:value="1092.82268495997" calcext:value-type="float">
            <text:p>1092.82268496</text:p>
          </table:table-cell>
          <table:table-cell office:value-type="float" office:value="1102.60309613435" calcext:value-type="float">
            <text:p>1102.6030961344</text:p>
          </table:table-cell>
          <table:table-cell office:value-type="float" office:value="1095.86886908622" calcext:value-type="float">
            <text:p>1095.8688690862</text:p>
          </table:table-cell>
          <table:table-cell office:value-type="float" office:value="1108.24836394848" calcext:value-type="float">
            <text:p>1108.2483639485</text:p>
          </table:table-cell>
          <table:table-cell office:value-type="float" office:value="1080.06777950175" calcext:value-type="float">
            <text:p>1080.0677795018</text:p>
          </table:table-cell>
          <table:table-cell office:value-type="float" office:value="1095.05327838021" calcext:value-type="float">
            <text:p>1095.0532783802</text:p>
          </table:table-cell>
          <table:table-cell office:value-type="float" office:value="1109.41117234514" calcext:value-type="float">
            <text:p>1109.4111723451</text:p>
          </table:table-cell>
          <table:table-cell office:value-type="float" office:value="1114.88793209414" calcext:value-type="float">
            <text:p>1114.8879320941</text:p>
          </table:table-cell>
          <table:table-cell office:value-type="float" office:value="1081.55323957222" calcext:value-type="float">
            <text:p>1081.5532395722</text:p>
          </table:table-cell>
          <table:table-cell office:value-type="float" office:value="1108.39413905548" calcext:value-type="float">
            <text:p>1108.3941390555</text:p>
          </table:table-cell>
          <table:table-cell office:value-type="float" office:value="1103.59260525177" calcext:value-type="float">
            <text:p>1103.5926052518</text:p>
          </table:table-cell>
          <table:table-cell office:value-type="float" office:value="1102.38651750656" calcext:value-type="float">
            <text:p>1102.3865175066</text:p>
          </table:table-cell>
          <table:table-cell office:value-type="float" office:value="1119.06028056905" calcext:value-type="float">
            <text:p>1119.0602805691</text:p>
          </table:table-cell>
          <table:table-cell office:value-type="float" office:value="1091.3672367973" calcext:value-type="float">
            <text:p>1091.3672367973</text:p>
          </table:table-cell>
          <table:table-cell office:value-type="float" office:value="1085.88238679589" calcext:value-type="float">
            <text:p>1085.8823867959</text:p>
          </table:table-cell>
          <table:table-cell office:value-type="float" office:value="1112.81220456993" calcext:value-type="float">
            <text:p>1112.8122045699</text:p>
          </table:table-cell>
          <table:table-cell office:value-type="float" office:value="1124.05089688388" calcext:value-type="float">
            <text:p>1124.0508968839</text:p>
          </table:table-cell>
          <table:table-cell office:value-type="float" office:value="1082.53810843294" calcext:value-type="float">
            <text:p>1082.5381084329</text:p>
          </table:table-cell>
          <table:table-cell office:value-type="float" office:value="1106.63956031348" calcext:value-type="float">
            <text:p>1106.6395603135</text:p>
          </table:table-cell>
          <table:table-cell office:value-type="float" office:value="1079.16298915874" calcext:value-type="float">
            <text:p>1079.1629891587</text:p>
          </table:table-cell>
          <table:table-cell office:value-type="float" office:value="1097.74760740062" calcext:value-type="float">
            <text:p>1097.7476074006</text:p>
          </table:table-cell>
          <table:table-cell office:value-type="float" office:value="1100.84983981783" calcext:value-type="float">
            <text:p>1100.8498398178</text:p>
          </table:table-cell>
          <table:table-cell office:value-type="float" office:value="1117.76575684476" calcext:value-type="float">
            <text:p>1117.7657568448</text:p>
          </table:table-cell>
          <table:table-cell office:value-type="float" office:value="1080.54636493049" calcext:value-type="float">
            <text:p>1080.5463649305</text:p>
          </table:table-cell>
          <table:table-cell office:value-type="float" office:value="1114.90335004284" calcext:value-type="float">
            <text:p>1114.9033500428</text:p>
          </table:table-cell>
          <table:table-cell office:value-type="float" office:value="1116.31062610886" calcext:value-type="float">
            <text:p>1116.3106261089</text:p>
          </table:table-cell>
          <table:table-cell office:value-type="float" office:value="1092.26803835054" calcext:value-type="float">
            <text:p>1092.2680383505</text:p>
          </table:table-cell>
          <table:table-cell office:value-type="float" office:value="1085.39554452422" calcext:value-type="float">
            <text:p>1085.3955445242</text:p>
          </table:table-cell>
          <table:table-cell office:value-type="float" office:value="1072.14629152869" calcext:value-type="float">
            <text:p>1072.1462915287</text:p>
          </table:table-cell>
          <table:table-cell office:value-type="float" office:value="1088.1317728661" calcext:value-type="float">
            <text:p>1088.1317728661</text:p>
          </table:table-cell>
          <table:table-cell office:value-type="float" office:value="1072.84717865897" calcext:value-type="float">
            <text:p>1072.847178659</text:p>
          </table:table-cell>
          <table:table-cell office:value-type="float" office:value="1107.24940843324" calcext:value-type="float">
            <text:p>1107.2494084332</text:p>
          </table:table-cell>
        </table:table-row>
        <table:table-row table:style-name="ro1">
          <table:table-cell office:value-type="float" office:value="1085.56326148272" calcext:value-type="float">
            <text:p>1085.5632614827</text:p>
          </table:table-cell>
          <table:table-cell office:value-type="float" office:value="1091.09613667303" calcext:value-type="float">
            <text:p>1091.096136673</text:p>
          </table:table-cell>
          <table:table-cell office:value-type="float" office:value="1085.67057513956" calcext:value-type="float">
            <text:p>1085.6705751396</text:p>
          </table:table-cell>
          <table:table-cell office:value-type="float" office:value="1082.69224203078" calcext:value-type="float">
            <text:p>1082.6922420308</text:p>
          </table:table-cell>
          <table:table-cell office:value-type="float" office:value="1072.71417661834" calcext:value-type="float">
            <text:p>1072.7141766183</text:p>
          </table:table-cell>
          <table:table-cell office:value-type="float" office:value="1084.65899253554" calcext:value-type="float">
            <text:p>1084.6589925355</text:p>
          </table:table-cell>
          <table:table-cell office:value-type="float" office:value="1092.17812614137" calcext:value-type="float">
            <text:p>1092.1781261414</text:p>
          </table:table-cell>
          <table:table-cell office:value-type="float" office:value="1073.01989607325" calcext:value-type="float">
            <text:p>1073.0198960733</text:p>
          </table:table-cell>
          <table:table-cell office:value-type="float" office:value="1083.41445552342" calcext:value-type="float">
            <text:p>1083.4144555234</text:p>
          </table:table-cell>
          <table:table-cell office:value-type="float" office:value="1075.7390429066" calcext:value-type="float">
            <text:p>1075.7390429066</text:p>
          </table:table-cell>
          <table:table-cell office:value-type="float" office:value="1084.02034506412" calcext:value-type="float">
            <text:p>1084.0203450641</text:p>
          </table:table-cell>
          <table:table-cell office:value-type="float" office:value="1116.59772276891" calcext:value-type="float">
            <text:p>1116.5977227689</text:p>
          </table:table-cell>
          <table:table-cell office:value-type="float" office:value="1092.67981512524" calcext:value-type="float">
            <text:p>1092.6798151252</text:p>
          </table:table-cell>
          <table:table-cell office:value-type="float" office:value="1073.1006821675" calcext:value-type="float">
            <text:p>1073.1006821675</text:p>
          </table:table-cell>
          <table:table-cell office:value-type="float" office:value="1106.40095057001" calcext:value-type="float">
            <text:p>1106.40095057</text:p>
          </table:table-cell>
          <table:table-cell office:value-type="float" office:value="1073.36372552104" calcext:value-type="float">
            <text:p>1073.363725521</text:p>
          </table:table-cell>
          <table:table-cell office:value-type="float" office:value="1104.74717427269" calcext:value-type="float">
            <text:p>1104.7471742727</text:p>
          </table:table-cell>
          <table:table-cell office:value-type="float" office:value="1096.68435162325" calcext:value-type="float">
            <text:p>1096.6843516233</text:p>
          </table:table-cell>
          <table:table-cell office:value-type="float" office:value="1079.97527127384" calcext:value-type="float">
            <text:p>1079.9752712738</text:p>
          </table:table-cell>
          <table:table-cell office:value-type="float" office:value="1109.79985427247" calcext:value-type="float">
            <text:p>1109.7998542725</text:p>
          </table:table-cell>
          <table:table-cell office:value-type="float" office:value="1075.68412123886" calcext:value-type="float">
            <text:p>1075.6841212389</text:p>
          </table:table-cell>
          <table:table-cell office:value-type="float" office:value="1108.24836394848" calcext:value-type="float">
            <text:p>1108.2483639485</text:p>
          </table:table-cell>
          <table:table-cell office:value-type="float" office:value="1081.07729439615" calcext:value-type="float">
            <text:p>1081.0772943962</text:p>
          </table:table-cell>
          <table:table-cell office:value-type="float" office:value="1076.26463715977" calcext:value-type="float">
            <text:p>1076.2646371598</text:p>
          </table:table-cell>
          <table:table-cell office:value-type="float" office:value="1112.79475562099" calcext:value-type="float">
            <text:p>1112.794755621</text:p>
          </table:table-cell>
          <table:table-cell office:value-type="float" office:value="1107.60260182291" calcext:value-type="float">
            <text:p>1107.6026018229</text:p>
          </table:table-cell>
          <table:table-cell office:value-type="float" office:value="1081.37111671417" calcext:value-type="float">
            <text:p>1081.3711167142</text:p>
          </table:table-cell>
          <table:table-cell office:value-type="float" office:value="1101.29385528658" calcext:value-type="float">
            <text:p>1101.2938552866</text:p>
          </table:table-cell>
          <table:table-cell office:value-type="float" office:value="1091.96175434148" calcext:value-type="float">
            <text:p>1091.9617543415</text:p>
          </table:table-cell>
          <table:table-cell office:value-type="float" office:value="1102.38651750656" calcext:value-type="float">
            <text:p>1102.3865175066</text:p>
          </table:table-cell>
          <table:table-cell office:value-type="float" office:value="1095.25764887986" calcext:value-type="float">
            <text:p>1095.2576488799</text:p>
          </table:table-cell>
          <table:table-cell office:value-type="float" office:value="1080.35237999764" calcext:value-type="float">
            <text:p>1080.3523799976</text:p>
          </table:table-cell>
          <table:table-cell office:value-type="float" office:value="1085.77616990335" calcext:value-type="float">
            <text:p>1085.7761699034</text:p>
          </table:table-cell>
          <table:table-cell office:value-type="float" office:value="1112.81220456993" calcext:value-type="float">
            <text:p>1112.8122045699</text:p>
          </table:table-cell>
          <table:table-cell office:value-type="float" office:value="1109.88392941466" calcext:value-type="float">
            <text:p>1109.8839294147</text:p>
          </table:table-cell>
          <table:table-cell office:value-type="float" office:value="1083.09964984807" calcext:value-type="float">
            <text:p>1083.0996498481</text:p>
          </table:table-cell>
          <table:table-cell office:value-type="float" office:value="1085.80904186553" calcext:value-type="float">
            <text:p>1085.8090418655</text:p>
          </table:table-cell>
          <table:table-cell office:value-type="float" office:value="1069.74614860278" calcext:value-type="float">
            <text:p>1069.7461486028</text:p>
          </table:table-cell>
          <table:table-cell office:value-type="float" office:value="1095.05217886492" calcext:value-type="float">
            <text:p>1095.0521788649</text:p>
          </table:table-cell>
          <table:table-cell office:value-type="float" office:value="1080.47167879316" calcext:value-type="float">
            <text:p>1080.4716787932</text:p>
          </table:table-cell>
          <table:table-cell office:value-type="float" office:value="1107.97688133353" calcext:value-type="float">
            <text:p>1107.9768813335</text:p>
          </table:table-cell>
          <table:table-cell office:value-type="float" office:value="1078.8700046964" calcext:value-type="float">
            <text:p>1078.8700046964</text:p>
          </table:table-cell>
          <table:table-cell office:value-type="float" office:value="1091.86355417556" calcext:value-type="float">
            <text:p>1091.8635541756</text:p>
          </table:table-cell>
          <table:table-cell office:value-type="float" office:value="1101.6382715734" calcext:value-type="float">
            <text:p>1101.6382715734</text:p>
          </table:table-cell>
          <table:table-cell office:value-type="float" office:value="1085.26341240469" calcext:value-type="float">
            <text:p>1085.2634124047</text:p>
          </table:table-cell>
          <table:table-cell office:value-type="float" office:value="1085.39554452422" calcext:value-type="float">
            <text:p>1085.3955445242</text:p>
          </table:table-cell>
          <table:table-cell office:value-type="float" office:value="1056.1842125119" calcext:value-type="float">
            <text:p>1056.1842125119</text:p>
          </table:table-cell>
          <table:table-cell office:value-type="float" office:value="1079.273053706" calcext:value-type="float">
            <text:p>1079.273053706</text:p>
          </table:table-cell>
          <table:table-cell office:value-type="float" office:value="1057.4406822429" calcext:value-type="float">
            <text:p>1057.4406822429</text:p>
          </table:table-cell>
          <table:table-cell office:value-type="float" office:value="1100.73763046335" calcext:value-type="float">
            <text:p>1100.7376304634</text:p>
          </table:table-cell>
        </table:table-row>
        <table:table-row table:style-name="ro1">
          <table:table-cell office:value-type="float" office:value="1069.54506441415" calcext:value-type="float">
            <text:p>1069.5450644142</text:p>
          </table:table-cell>
          <table:table-cell office:value-type="float" office:value="1071.00824948005" calcext:value-type="float">
            <text:p>1071.0082494801</text:p>
          </table:table-cell>
          <table:table-cell office:value-type="float" office:value="1088.32638504639" calcext:value-type="float">
            <text:p>1088.3263850464</text:p>
          </table:table-cell>
          <table:table-cell office:value-type="float" office:value="1069.82982754614" calcext:value-type="float">
            <text:p>1069.8298275461</text:p>
          </table:table-cell>
          <table:table-cell office:value-type="float" office:value="1061.70677024283" calcext:value-type="float">
            <text:p>1061.7067702428</text:p>
          </table:table-cell>
          <table:table-cell office:value-type="float" office:value="1082.61876609349" calcext:value-type="float">
            <text:p>1082.6187660935</text:p>
          </table:table-cell>
          <table:table-cell office:value-type="float" office:value="1078.05088026936" calcext:value-type="float">
            <text:p>1078.0508802694</text:p>
          </table:table-cell>
          <table:table-cell office:value-type="float" office:value="1071.55479210414" calcext:value-type="float">
            <text:p>1071.5547921041</text:p>
          </table:table-cell>
          <table:table-cell office:value-type="float" office:value="1067.95097802525" calcext:value-type="float">
            <text:p>1067.9509780253</text:p>
          </table:table-cell>
          <table:table-cell office:value-type="float" office:value="1077.18221915999" calcext:value-type="float">
            <text:p>1077.18221916</text:p>
          </table:table-cell>
          <table:table-cell office:value-type="float" office:value="1072.45174138024" calcext:value-type="float">
            <text:p>1072.4517413802</text:p>
          </table:table-cell>
          <table:table-cell office:value-type="float" office:value="1099.07014112435" calcext:value-type="float">
            <text:p>1099.0701411244</text:p>
          </table:table-cell>
          <table:table-cell office:value-type="float" office:value="1076.72958171448" calcext:value-type="float">
            <text:p>1076.7295817145</text:p>
          </table:table-cell>
          <table:table-cell office:value-type="float" office:value="1061.13806517068" calcext:value-type="float">
            <text:p>1061.1380651707</text:p>
          </table:table-cell>
          <table:table-cell office:value-type="float" office:value="1098.38163869065" calcext:value-type="float">
            <text:p>1098.3816386907</text:p>
          </table:table-cell>
          <table:table-cell office:value-type="float" office:value="1067.8252313043" calcext:value-type="float">
            <text:p>1067.8252313043</text:p>
          </table:table-cell>
          <table:table-cell office:value-type="float" office:value="1086.94102290892" calcext:value-type="float">
            <text:p>1086.9410229089</text:p>
          </table:table-cell>
          <table:table-cell office:value-type="float" office:value="1078.26991630129" calcext:value-type="float">
            <text:p>1078.2699163013</text:p>
          </table:table-cell>
          <table:table-cell office:value-type="float" office:value="1066.94576103838" calcext:value-type="float">
            <text:p>1066.9457610384</text:p>
          </table:table-cell>
          <table:table-cell office:value-type="float" office:value="1094.46794270693" calcext:value-type="float">
            <text:p>1094.4679427069</text:p>
          </table:table-cell>
          <table:table-cell office:value-type="float" office:value="1050.93927973089" calcext:value-type="float">
            <text:p>1050.9392797309</text:p>
          </table:table-cell>
          <table:table-cell office:value-type="float" office:value="1104.06731693041" calcext:value-type="float">
            <text:p>1104.0673169304</text:p>
          </table:table-cell>
          <table:table-cell office:value-type="float" office:value="1072.90391478974" calcext:value-type="float">
            <text:p>1072.9039147897</text:p>
          </table:table-cell>
          <table:table-cell office:value-type="float" office:value="1072.96875508429" calcext:value-type="float">
            <text:p>1072.9687550843</text:p>
          </table:table-cell>
          <table:table-cell office:value-type="float" office:value="1093.50653700226" calcext:value-type="float">
            <text:p>1093.5065370023</text:p>
          </table:table-cell>
          <table:table-cell office:value-type="float" office:value="1107.63150434311" calcext:value-type="float">
            <text:p>1107.6315043431</text:p>
          </table:table-cell>
          <table:table-cell office:value-type="float" office:value="1068.62123351719" calcext:value-type="float">
            <text:p>1068.6212335172</text:p>
          </table:table-cell>
          <table:table-cell office:value-type="float" office:value="1101.29385528658" calcext:value-type="float">
            <text:p>1101.2938552866</text:p>
          </table:table-cell>
          <table:table-cell office:value-type="float" office:value="1074.88877912642" calcext:value-type="float">
            <text:p>1074.8887791264</text:p>
          </table:table-cell>
          <table:table-cell office:value-type="float" office:value="1067.25618065014" calcext:value-type="float">
            <text:p>1067.2561806501</text:p>
          </table:table-cell>
          <table:table-cell office:value-type="float" office:value="1062.10519521266" calcext:value-type="float">
            <text:p>1062.1051952127</text:p>
          </table:table-cell>
          <table:table-cell office:value-type="float" office:value="1065.82813180365" calcext:value-type="float">
            <text:p>1065.8281318037</text:p>
          </table:table-cell>
          <table:table-cell office:value-type="float" office:value="1076.36536060716" calcext:value-type="float">
            <text:p>1076.3653606072</text:p>
          </table:table-cell>
          <table:table-cell office:value-type="float" office:value="1108.51969311843" calcext:value-type="float">
            <text:p>1108.5196931184</text:p>
          </table:table-cell>
          <table:table-cell office:value-type="float" office:value="1088.30083364525" calcext:value-type="float">
            <text:p>1088.3008336453</text:p>
          </table:table-cell>
          <table:table-cell office:value-type="float" office:value="1081.26310248083" calcext:value-type="float">
            <text:p>1081.2631024808</text:p>
          </table:table-cell>
          <table:table-cell office:value-type="float" office:value="1072.2498632651" calcext:value-type="float">
            <text:p>1072.2498632651</text:p>
          </table:table-cell>
          <table:table-cell office:value-type="float" office:value="1069.74614860278" calcext:value-type="float">
            <text:p>1069.7461486028</text:p>
          </table:table-cell>
          <table:table-cell office:value-type="float" office:value="1095.05217886492" calcext:value-type="float">
            <text:p>1095.0521788649</text:p>
          </table:table-cell>
          <table:table-cell office:value-type="float" office:value="1081.57613527484" calcext:value-type="float">
            <text:p>1081.5761352748</text:p>
          </table:table-cell>
          <table:table-cell office:value-type="float" office:value="1106.76525177085" calcext:value-type="float">
            <text:p>1106.7652517709</text:p>
          </table:table-cell>
          <table:table-cell office:value-type="float" office:value="1077.83955963077" calcext:value-type="float">
            <text:p>1077.8395596308</text:p>
          </table:table-cell>
          <table:table-cell office:value-type="float" office:value="1075.58869512657" calcext:value-type="float">
            <text:p>1075.5886951266</text:p>
          </table:table-cell>
          <table:table-cell office:value-type="float" office:value="1092.21969439191" calcext:value-type="float">
            <text:p>1092.2196943919</text:p>
          </table:table-cell>
          <table:table-cell office:value-type="float" office:value="1085.26341240469" calcext:value-type="float">
            <text:p>1085.2634124047</text:p>
          </table:table-cell>
          <table:table-cell office:value-type="float" office:value="1085.39554452422" calcext:value-type="float">
            <text:p>1085.3955445242</text:p>
          </table:table-cell>
          <table:table-cell office:value-type="float" office:value="1056.13090758658" calcext:value-type="float">
            <text:p>1056.1309075866</text:p>
          </table:table-cell>
          <table:table-cell office:value-type="float" office:value="1071.31546790061" calcext:value-type="float">
            <text:p>1071.3154679006</text:p>
          </table:table-cell>
          <table:table-cell office:value-type="float" office:value="1048.51379078579" calcext:value-type="float">
            <text:p>1048.5137907858</text:p>
          </table:table-cell>
          <table:table-cell office:value-type="float" office:value="1104.53718864493" calcext:value-type="float">
            <text:p>1104.5371886449</text:p>
          </table:table-cell>
        </table:table-row>
        <table:table-row table:style-name="ro1">
          <table:table-cell office:value-type="float" office:value="1061.22773258141" calcext:value-type="float">
            <text:p>1061.2277325814</text:p>
          </table:table-cell>
          <table:table-cell office:value-type="float" office:value="1058.04723876559" calcext:value-type="float">
            <text:p>1058.0472387656</text:p>
          </table:table-cell>
          <table:table-cell office:value-type="float" office:value="1079.49192982987" calcext:value-type="float">
            <text:p>1079.4919298299</text:p>
          </table:table-cell>
          <table:table-cell office:value-type="float" office:value="1075.32521773157" calcext:value-type="float">
            <text:p>1075.3252177316</text:p>
          </table:table-cell>
          <table:table-cell office:value-type="float" office:value="1061.70677024283" calcext:value-type="float">
            <text:p>1061.7067702428</text:p>
          </table:table-cell>
          <table:table-cell office:value-type="float" office:value="1082.61876609349" calcext:value-type="float">
            <text:p>1082.6187660935</text:p>
          </table:table-cell>
          <table:table-cell office:value-type="float" office:value="1072.90388889782" calcext:value-type="float">
            <text:p>1072.9038888978</text:p>
          </table:table-cell>
          <table:table-cell office:value-type="float" office:value="1061.5956389648" calcext:value-type="float">
            <text:p>1061.5956389648</text:p>
          </table:table-cell>
          <table:table-cell office:value-type="float" office:value="1058.53726708173" calcext:value-type="float">
            <text:p>1058.5372670817</text:p>
          </table:table-cell>
          <table:table-cell office:value-type="float" office:value="1077.18221915999" calcext:value-type="float">
            <text:p>1077.18221916</text:p>
          </table:table-cell>
          <table:table-cell office:value-type="float" office:value="1053.62459060154" calcext:value-type="float">
            <text:p>1053.6245906015</text:p>
          </table:table-cell>
          <table:table-cell office:value-type="float" office:value="1099.07014112435" calcext:value-type="float">
            <text:p>1099.0701411244</text:p>
          </table:table-cell>
          <table:table-cell office:value-type="float" office:value="1083.97907736817" calcext:value-type="float">
            <text:p>1083.9790773682</text:p>
          </table:table-cell>
          <table:table-cell office:value-type="float" office:value="1055.30403592583" calcext:value-type="float">
            <text:p>1055.3040359258</text:p>
          </table:table-cell>
          <table:table-cell office:value-type="float" office:value="1082.17392113199" calcext:value-type="float">
            <text:p>1082.173921132</text:p>
          </table:table-cell>
          <table:table-cell office:value-type="float" office:value="1062.79673232841" calcext:value-type="float">
            <text:p>1062.7967323284</text:p>
          </table:table-cell>
          <table:table-cell office:value-type="float" office:value="1086.94102290892" calcext:value-type="float">
            <text:p>1086.9410229089</text:p>
          </table:table-cell>
          <table:table-cell office:value-type="float" office:value="1060.9348944772" calcext:value-type="float">
            <text:p>1060.9348944772</text:p>
          </table:table-cell>
          <table:table-cell office:value-type="float" office:value="1057.50794815922" calcext:value-type="float">
            <text:p>1057.5079481592</text:p>
          </table:table-cell>
          <table:table-cell office:value-type="float" office:value="1078.56849408978" calcext:value-type="float">
            <text:p>1078.5684940898</text:p>
          </table:table-cell>
          <table:table-cell office:value-type="float" office:value="1050.93927973089" calcext:value-type="float">
            <text:p>1050.9392797309</text:p>
          </table:table-cell>
          <table:table-cell office:value-type="float" office:value="1092.50250245098" calcext:value-type="float">
            <text:p>1092.502502451</text:p>
          </table:table-cell>
          <table:table-cell office:value-type="float" office:value="1067.02019123534" calcext:value-type="float">
            <text:p>1067.0201912353</text:p>
          </table:table-cell>
          <table:table-cell office:value-type="float" office:value="1043.4909923841" calcext:value-type="float">
            <text:p>1043.4909923841</text:p>
          </table:table-cell>
          <table:table-cell office:value-type="float" office:value="1081.85717477319" calcext:value-type="float">
            <text:p>1081.8571747732</text:p>
          </table:table-cell>
          <table:table-cell office:value-type="float" office:value="1093.46082725575" calcext:value-type="float">
            <text:p>1093.4608272558</text:p>
          </table:table-cell>
          <table:table-cell office:value-type="float" office:value="1049.66084884833" calcext:value-type="float">
            <text:p>1049.6608488483</text:p>
          </table:table-cell>
          <table:table-cell office:value-type="float" office:value="1067.47368138773" calcext:value-type="float">
            <text:p>1067.4736813877</text:p>
          </table:table-cell>
          <table:table-cell office:value-type="float" office:value="1066.61581858454" calcext:value-type="float">
            <text:p>1066.6158185845</text:p>
          </table:table-cell>
          <table:table-cell office:value-type="float" office:value="1060.90377157726" calcext:value-type="float">
            <text:p>1060.9037715773</text:p>
          </table:table-cell>
          <table:table-cell office:value-type="float" office:value="1062.10519521266" calcext:value-type="float">
            <text:p>1062.1051952127</text:p>
          </table:table-cell>
          <table:table-cell office:value-type="float" office:value="1065.82813180365" calcext:value-type="float">
            <text:p>1065.8281318037</text:p>
          </table:table-cell>
          <table:table-cell office:value-type="float" office:value="1067.77133712213" calcext:value-type="float">
            <text:p>1067.7713371221</text:p>
          </table:table-cell>
          <table:table-cell office:value-type="float" office:value="1087.05923359094" calcext:value-type="float">
            <text:p>1087.0592335909</text:p>
          </table:table-cell>
          <table:table-cell office:value-type="float" office:value="1071.55076413647" calcext:value-type="float">
            <text:p>1071.5507641365</text:p>
          </table:table-cell>
          <table:table-cell office:value-type="float" office:value="1079.87052042544" calcext:value-type="float">
            <text:p>1079.8705204254</text:p>
          </table:table-cell>
          <table:table-cell office:value-type="float" office:value="1082.32010181533" calcext:value-type="float">
            <text:p>1082.3201018153</text:p>
          </table:table-cell>
          <table:table-cell office:value-type="float" office:value="1064.02493558859" calcext:value-type="float">
            <text:p>1064.0249355886</text:p>
          </table:table-cell>
          <table:table-cell office:value-type="float" office:value="1074.97826997153" calcext:value-type="float">
            <text:p>1074.9782699715</text:p>
          </table:table-cell>
          <table:table-cell office:value-type="float" office:value="1085.57179709233" calcext:value-type="float">
            <text:p>1085.5717970923</text:p>
          </table:table-cell>
          <table:table-cell office:value-type="float" office:value="1089.02135701643" calcext:value-type="float">
            <text:p>1089.0213570164</text:p>
          </table:table-cell>
          <table:table-cell office:value-type="float" office:value="1074.16741946421" calcext:value-type="float">
            <text:p>1074.1674194642</text:p>
          </table:table-cell>
          <table:table-cell office:value-type="float" office:value="1072.46032952128" calcext:value-type="float">
            <text:p>1072.4603295213</text:p>
          </table:table-cell>
          <table:table-cell office:value-type="float" office:value="1071.13254371163" calcext:value-type="float">
            <text:p>1071.1325437116</text:p>
          </table:table-cell>
          <table:table-cell office:value-type="float" office:value="1085.87322067559" calcext:value-type="float">
            <text:p>1085.8732206756</text:p>
          </table:table-cell>
          <table:table-cell office:value-type="float" office:value="1085.39554452422" calcext:value-type="float">
            <text:p>1085.3955445242</text:p>
          </table:table-cell>
          <table:table-cell office:value-type="float" office:value="1053.35812151718" calcext:value-type="float">
            <text:p>1053.3581215172</text:p>
          </table:table-cell>
          <table:table-cell office:value-type="float" office:value="1057.00950192522" calcext:value-type="float">
            <text:p>1057.0095019252</text:p>
          </table:table-cell>
          <table:table-cell office:value-type="float" office:value="1039.1793073878" calcext:value-type="float">
            <text:p>1039.1793073878</text:p>
          </table:table-cell>
          <table:table-cell office:value-type="float" office:value="1087.06963930463" calcext:value-type="float">
            <text:p>1087.0696393046</text:p>
          </table:table-cell>
        </table:table-row>
        <table:table-row table:style-name="ro1">
          <table:table-cell office:value-type="float" office:value="1052.09210993612" calcext:value-type="float">
            <text:p>1052.0921099361</text:p>
          </table:table-cell>
          <table:table-cell office:value-type="float" office:value="1055.1589726626" calcext:value-type="float">
            <text:p>1055.1589726626</text:p>
          </table:table-cell>
          <table:table-cell office:value-type="float" office:value="1054.09851654336" calcext:value-type="float">
            <text:p>1054.0985165434</text:p>
          </table:table-cell>
          <table:table-cell office:value-type="float" office:value="1058.28359283351" calcext:value-type="float">
            <text:p>1058.2835928335</text:p>
          </table:table-cell>
          <table:table-cell office:value-type="float" office:value="1051.83898153568" calcext:value-type="float">
            <text:p>1051.8389815357</text:p>
          </table:table-cell>
          <table:table-cell office:value-type="float" office:value="1078.12036098321" calcext:value-type="float">
            <text:p>1078.1203609832</text:p>
          </table:table-cell>
          <table:table-cell office:value-type="float" office:value="1072.90388889782" calcext:value-type="float">
            <text:p>1072.9038888978</text:p>
          </table:table-cell>
          <table:table-cell office:value-type="float" office:value="1061.45807783149" calcext:value-type="float">
            <text:p>1061.4580778315</text:p>
          </table:table-cell>
          <table:table-cell office:value-type="float" office:value="1046.7862230505" calcext:value-type="float">
            <text:p>1046.7862230505</text:p>
          </table:table-cell>
          <table:table-cell office:value-type="float" office:value="1074.42875549292" calcext:value-type="float">
            <text:p>1074.4287554929</text:p>
          </table:table-cell>
          <table:table-cell office:value-type="float" office:value="1053.62459060154" calcext:value-type="float">
            <text:p>1053.6245906015</text:p>
          </table:table-cell>
          <table:table-cell office:value-type="float" office:value="1095.34843828199" calcext:value-type="float">
            <text:p>1095.348438282</text:p>
          </table:table-cell>
          <table:table-cell office:value-type="float" office:value="1069.7693873265" calcext:value-type="float">
            <text:p>1069.7693873265</text:p>
          </table:table-cell>
          <table:table-cell office:value-type="float" office:value="1049.42802484099" calcext:value-type="float">
            <text:p>1049.428024841</text:p>
          </table:table-cell>
          <table:table-cell office:value-type="float" office:value="1066.43661259455" calcext:value-type="float">
            <text:p>1066.4366125946</text:p>
          </table:table-cell>
          <table:table-cell office:value-type="float" office:value="1053.28363254515" calcext:value-type="float">
            <text:p>1053.2836325452</text:p>
          </table:table-cell>
          <table:table-cell office:value-type="float" office:value="1086.1845013398" calcext:value-type="float">
            <text:p>1086.1845013398</text:p>
          </table:table-cell>
          <table:table-cell office:value-type="float" office:value="1023.07945137501" calcext:value-type="float">
            <text:p>1023.079451375</text:p>
          </table:table-cell>
          <table:table-cell office:value-type="float" office:value="1046.48734639574" calcext:value-type="float">
            <text:p>1046.4873463957</text:p>
          </table:table-cell>
          <table:table-cell office:value-type="float" office:value="1088.46182877416" calcext:value-type="float">
            <text:p>1088.4618287742</text:p>
          </table:table-cell>
          <table:table-cell office:value-type="float" office:value="1047.47201854803" calcext:value-type="float">
            <text:p>1047.472018548</text:p>
          </table:table-cell>
          <table:table-cell office:value-type="float" office:value="1082.29349404706" calcext:value-type="float">
            <text:p>1082.2934940471</text:p>
          </table:table-cell>
          <table:table-cell office:value-type="float" office:value="1040.43155422647" calcext:value-type="float">
            <text:p>1040.4315542265</text:p>
          </table:table-cell>
          <table:table-cell office:value-type="float" office:value="1033.54353256606" calcext:value-type="float">
            <text:p>1033.5435325661</text:p>
          </table:table-cell>
          <table:table-cell office:value-type="float" office:value="1067.37720966285" calcext:value-type="float">
            <text:p>1067.3772096629</text:p>
          </table:table-cell>
          <table:table-cell office:value-type="float" office:value="1068.85845376365" calcext:value-type="float">
            <text:p>1068.8584537637</text:p>
          </table:table-cell>
          <table:table-cell office:value-type="float" office:value="1049.66084884833" calcext:value-type="float">
            <text:p>1049.6608488483</text:p>
          </table:table-cell>
          <table:table-cell office:value-type="float" office:value="1067.47368138773" calcext:value-type="float">
            <text:p>1067.4736813877</text:p>
          </table:table-cell>
          <table:table-cell office:value-type="float" office:value="1060.41055906166" calcext:value-type="float">
            <text:p>1060.4105590617</text:p>
          </table:table-cell>
          <table:table-cell office:value-type="float" office:value="1056.45600354806" calcext:value-type="float">
            <text:p>1056.4560035481</text:p>
          </table:table-cell>
          <table:table-cell office:value-type="float" office:value="1053.32228077097" calcext:value-type="float">
            <text:p>1053.322280771</text:p>
          </table:table-cell>
          <table:table-cell office:value-type="float" office:value="1064.81284669462" calcext:value-type="float">
            <text:p>1064.8128466946</text:p>
          </table:table-cell>
          <table:table-cell office:value-type="float" office:value="1058.72398652519" calcext:value-type="float">
            <text:p>1058.7239865252</text:p>
          </table:table-cell>
          <table:table-cell office:value-type="float" office:value="1067.96152343283" calcext:value-type="float">
            <text:p>1067.9615234328</text:p>
          </table:table-cell>
          <table:table-cell office:value-type="float" office:value="1045.77711177405" calcext:value-type="float">
            <text:p>1045.7771117741</text:p>
          </table:table-cell>
          <table:table-cell office:value-type="float" office:value="1079.87052042544" calcext:value-type="float">
            <text:p>1079.8705204254</text:p>
          </table:table-cell>
          <table:table-cell office:value-type="float" office:value="1073.05481463311" calcext:value-type="float">
            <text:p>1073.0548146331</text:p>
          </table:table-cell>
          <table:table-cell office:value-type="float" office:value="1059.8717794634" calcext:value-type="float">
            <text:p>1059.8717794634</text:p>
          </table:table-cell>
          <table:table-cell office:value-type="float" office:value="1074.97826997153" calcext:value-type="float">
            <text:p>1074.9782699715</text:p>
          </table:table-cell>
          <table:table-cell office:value-type="float" office:value="1089.71699838331" calcext:value-type="float">
            <text:p>1089.7169983833</text:p>
          </table:table-cell>
          <table:table-cell office:value-type="float" office:value="1070.26259671297" calcext:value-type="float">
            <text:p>1070.262596713</text:p>
          </table:table-cell>
          <table:table-cell office:value-type="float" office:value="1067.44189179434" calcext:value-type="float">
            <text:p>1067.4418917943</text:p>
          </table:table-cell>
          <table:table-cell office:value-type="float" office:value="1062.88058601667" calcext:value-type="float">
            <text:p>1062.8805860167</text:p>
          </table:table-cell>
          <table:table-cell office:value-type="float" office:value="1058.2393119636" calcext:value-type="float">
            <text:p>1058.2393119636</text:p>
          </table:table-cell>
          <table:table-cell office:value-type="float" office:value="1085.33936962779" calcext:value-type="float">
            <text:p>1085.3393696278</text:p>
          </table:table-cell>
          <table:table-cell office:value-type="float" office:value="1075.71782721215" calcext:value-type="float">
            <text:p>1075.7178272122</text:p>
          </table:table-cell>
          <table:table-cell office:value-type="float" office:value="1053.44514249858" calcext:value-type="float">
            <text:p>1053.4451424986</text:p>
          </table:table-cell>
          <table:table-cell office:value-type="float" office:value="1057.7065985872" calcext:value-type="float">
            <text:p>1057.7065985872</text:p>
          </table:table-cell>
          <table:table-cell office:value-type="float" office:value="1026.67254266295" calcext:value-type="float">
            <text:p>1026.672542663</text:p>
          </table:table-cell>
          <table:table-cell office:value-type="float" office:value="1072.19161586865" calcext:value-type="float">
            <text:p>1072.1916158687</text:p>
          </table:table-cell>
        </table:table-row>
        <table:table-row table:style-name="ro1">
          <table:table-cell office:value-type="float" office:value="1049.22487766722" calcext:value-type="float">
            <text:p>1049.2248776672</text:p>
          </table:table-cell>
          <table:table-cell office:value-type="float" office:value="1046.43112173767" calcext:value-type="float">
            <text:p>1046.4311217377</text:p>
          </table:table-cell>
          <table:table-cell office:value-type="float" office:value="1054.75827332377" calcext:value-type="float">
            <text:p>1054.7582733238</text:p>
          </table:table-cell>
          <table:table-cell office:value-type="float" office:value="1043.84212836398" calcext:value-type="float">
            <text:p>1043.842128364</text:p>
          </table:table-cell>
          <table:table-cell office:value-type="float" office:value="1038.13517574212" calcext:value-type="float">
            <text:p>1038.1351757421</text:p>
          </table:table-cell>
          <table:table-cell office:value-type="float" office:value="1085.85562824834" calcext:value-type="float">
            <text:p>1085.8556282483</text:p>
          </table:table-cell>
          <table:table-cell office:value-type="float" office:value="1071.58614392707" calcext:value-type="float">
            <text:p>1071.5861439271</text:p>
          </table:table-cell>
          <table:table-cell office:value-type="float" office:value="1059.35229272475" calcext:value-type="float">
            <text:p>1059.3522927248</text:p>
          </table:table-cell>
          <table:table-cell office:value-type="float" office:value="1036.6311889753" calcext:value-type="float">
            <text:p>1036.6311889753</text:p>
          </table:table-cell>
          <table:table-cell office:value-type="float" office:value="1076.92040444207" calcext:value-type="float">
            <text:p>1076.9204044421</text:p>
          </table:table-cell>
          <table:table-cell office:value-type="float" office:value="1041.01409587787" calcext:value-type="float">
            <text:p>1041.0140958779</text:p>
          </table:table-cell>
          <table:table-cell office:value-type="float" office:value="1095.4711677748" calcext:value-type="float">
            <text:p>1095.4711677748</text:p>
          </table:table-cell>
          <table:table-cell office:value-type="float" office:value="1073.77771637477" calcext:value-type="float">
            <text:p>1073.7777163748</text:p>
          </table:table-cell>
          <table:table-cell office:value-type="float" office:value="1041.85641693037" calcext:value-type="float">
            <text:p>1041.8564169304</text:p>
          </table:table-cell>
          <table:table-cell office:value-type="float" office:value="1060.67262350291" calcext:value-type="float">
            <text:p>1060.6726235029</text:p>
          </table:table-cell>
          <table:table-cell office:value-type="float" office:value="1060.21734202456" calcext:value-type="float">
            <text:p>1060.2173420246</text:p>
          </table:table-cell>
          <table:table-cell office:value-type="float" office:value="1078.57350591028" calcext:value-type="float">
            <text:p>1078.5735059103</text:p>
          </table:table-cell>
          <table:table-cell office:value-type="float" office:value="1016.74720333709" calcext:value-type="float">
            <text:p>1016.7472033371</text:p>
          </table:table-cell>
          <table:table-cell office:value-type="float" office:value="1040.76105363217" calcext:value-type="float">
            <text:p>1040.7610536322</text:p>
          </table:table-cell>
          <table:table-cell office:value-type="float" office:value="1079.21294475892" calcext:value-type="float">
            <text:p>1079.2129447589</text:p>
          </table:table-cell>
          <table:table-cell office:value-type="float" office:value="1039.8008439209" calcext:value-type="float">
            <text:p>1039.8008439209</text:p>
          </table:table-cell>
          <table:table-cell office:value-type="float" office:value="1063.35459898094" calcext:value-type="float">
            <text:p>1063.3545989809</text:p>
          </table:table-cell>
          <table:table-cell office:value-type="float" office:value="1047.0232884648" calcext:value-type="float">
            <text:p>1047.0232884648</text:p>
          </table:table-cell>
          <table:table-cell office:value-type="float" office:value="1027.51204467705" calcext:value-type="float">
            <text:p>1027.5120446771</text:p>
          </table:table-cell>
          <table:table-cell office:value-type="float" office:value="1045.43309620539" calcext:value-type="float">
            <text:p>1045.4330962054</text:p>
          </table:table-cell>
          <table:table-cell office:value-type="float" office:value="1061.91275539975" calcext:value-type="float">
            <text:p>1061.9127553998</text:p>
          </table:table-cell>
          <table:table-cell office:value-type="float" office:value="1055.05363452561" calcext:value-type="float">
            <text:p>1055.0536345256</text:p>
          </table:table-cell>
          <table:table-cell office:value-type="float" office:value="1040.27314330222" calcext:value-type="float">
            <text:p>1040.2731433022</text:p>
          </table:table-cell>
          <table:table-cell office:value-type="float" office:value="1058.79549896028" calcext:value-type="float">
            <text:p>1058.7954989603</text:p>
          </table:table-cell>
          <table:table-cell office:value-type="float" office:value="1055.14017028628" calcext:value-type="float">
            <text:p>1055.1401702863</text:p>
          </table:table-cell>
          <table:table-cell office:value-type="float" office:value="1050.00296971316" calcext:value-type="float">
            <text:p>1050.0029697132</text:p>
          </table:table-cell>
          <table:table-cell office:value-type="float" office:value="1066.2665458536" calcext:value-type="float">
            <text:p>1066.2665458536</text:p>
          </table:table-cell>
          <table:table-cell office:value-type="float" office:value="1058.01674816348" calcext:value-type="float">
            <text:p>1058.0167481635</text:p>
          </table:table-cell>
          <table:table-cell office:value-type="float" office:value="1058.48752852151" calcext:value-type="float">
            <text:p>1058.4875285215</text:p>
          </table:table-cell>
          <table:table-cell office:value-type="float" office:value="1044.91351278343" calcext:value-type="float">
            <text:p>1044.9135127834</text:p>
          </table:table-cell>
          <table:table-cell office:value-type="float" office:value="1079.87052042544" calcext:value-type="float">
            <text:p>1079.8705204254</text:p>
          </table:table-cell>
          <table:table-cell office:value-type="float" office:value="1073.05481463311" calcext:value-type="float">
            <text:p>1073.0548146331</text:p>
          </table:table-cell>
          <table:table-cell office:value-type="float" office:value="1047.47062315857" calcext:value-type="float">
            <text:p>1047.4706231586</text:p>
          </table:table-cell>
          <table:table-cell office:value-type="float" office:value="1062.42604057205" calcext:value-type="float">
            <text:p>1062.4260405721</text:p>
          </table:table-cell>
          <table:table-cell office:value-type="float" office:value="1089.71699838331" calcext:value-type="float">
            <text:p>1089.7169983833</text:p>
          </table:table-cell>
          <table:table-cell office:value-type="float" office:value="1059.07429688279" calcext:value-type="float">
            <text:p>1059.0742968828</text:p>
          </table:table-cell>
          <table:table-cell office:value-type="float" office:value="1049.85924729874" calcext:value-type="float">
            <text:p>1049.8592472987</text:p>
          </table:table-cell>
          <table:table-cell office:value-type="float" office:value="1062.88058601667" calcext:value-type="float">
            <text:p>1062.8805860167</text:p>
          </table:table-cell>
          <table:table-cell office:value-type="float" office:value="1058.2393119636" calcext:value-type="float">
            <text:p>1058.2393119636</text:p>
          </table:table-cell>
          <table:table-cell office:value-type="float" office:value="1085.33936962779" calcext:value-type="float">
            <text:p>1085.3393696278</text:p>
          </table:table-cell>
          <table:table-cell office:value-type="float" office:value="1076.57961163305" calcext:value-type="float">
            <text:p>1076.5796116331</text:p>
          </table:table-cell>
          <table:table-cell office:value-type="float" office:value="1045.89308713342" calcext:value-type="float">
            <text:p>1045.8930871334</text:p>
          </table:table-cell>
          <table:table-cell office:value-type="float" office:value="1044.10110705641" calcext:value-type="float">
            <text:p>1044.1011070564</text:p>
          </table:table-cell>
          <table:table-cell office:value-type="float" office:value="1012.42815376713" calcext:value-type="float">
            <text:p>1012.4281537671</text:p>
          </table:table-cell>
          <table:table-cell office:value-type="float" office:value="1075.5588651515" calcext:value-type="float">
            <text:p>1075.5588651515</text:p>
          </table:table-cell>
        </table:table-row>
        <table:table-row table:style-name="ro1">
          <table:table-cell office:value-type="float" office:value="1043.96406520096" calcext:value-type="float">
            <text:p>1043.964065201</text:p>
          </table:table-cell>
          <table:table-cell office:value-type="float" office:value="1042.52148372124" calcext:value-type="float">
            <text:p>1042.5214837212</text:p>
          </table:table-cell>
          <table:table-cell office:value-type="float" office:value="1054.75827332377" calcext:value-type="float">
            <text:p>1054.7582733238</text:p>
          </table:table-cell>
          <table:table-cell office:value-type="float" office:value="1044.92354614474" calcext:value-type="float">
            <text:p>1044.9235461447</text:p>
          </table:table-cell>
          <table:table-cell office:value-type="float" office:value="1034.16822743235" calcext:value-type="float">
            <text:p>1034.1682274324</text:p>
          </table:table-cell>
          <table:table-cell office:value-type="float" office:value="1087.31077712444" calcext:value-type="float">
            <text:p>1087.3107771244</text:p>
          </table:table-cell>
          <table:table-cell office:value-type="float" office:value="1067.28926127397" calcext:value-type="float">
            <text:p>1067.289261274</text:p>
          </table:table-cell>
          <table:table-cell office:value-type="float" office:value="1053.23369241651" calcext:value-type="float">
            <text:p>1053.2336924165</text:p>
          </table:table-cell>
          <table:table-cell office:value-type="float" office:value="1037.07852677231" calcext:value-type="float">
            <text:p>1037.0785267723</text:p>
          </table:table-cell>
          <table:table-cell office:value-type="float" office:value="1072.64750486158" calcext:value-type="float">
            <text:p>1072.6475048616</text:p>
          </table:table-cell>
          <table:table-cell office:value-type="float" office:value="1041.01409587787" calcext:value-type="float">
            <text:p>1041.0140958779</text:p>
          </table:table-cell>
          <table:table-cell office:value-type="float" office:value="1076.36623328008" calcext:value-type="float">
            <text:p>1076.3662332801</text:p>
          </table:table-cell>
          <table:table-cell office:value-type="float" office:value="1062.27224963268" calcext:value-type="float">
            <text:p>1062.2722496327</text:p>
          </table:table-cell>
          <table:table-cell office:value-type="float" office:value="1033.18169951742" calcext:value-type="float">
            <text:p>1033.1816995174</text:p>
          </table:table-cell>
          <table:table-cell office:value-type="float" office:value="1060.67262350291" calcext:value-type="float">
            <text:p>1060.6726235029</text:p>
          </table:table-cell>
          <table:table-cell office:value-type="float" office:value="1048.54978687295" calcext:value-type="float">
            <text:p>1048.549786873</text:p>
          </table:table-cell>
          <table:table-cell office:value-type="float" office:value="1073.30138141542" calcext:value-type="float">
            <text:p>1073.3013814154</text:p>
          </table:table-cell>
          <table:table-cell office:value-type="float" office:value="1011.05918319761" calcext:value-type="float">
            <text:p>1011.0591831976</text:p>
          </table:table-cell>
          <table:table-cell office:value-type="float" office:value="1042.06842347695" calcext:value-type="float">
            <text:p>1042.068423477</text:p>
          </table:table-cell>
          <table:table-cell office:value-type="float" office:value="1065.66178033137" calcext:value-type="float">
            <text:p>1065.6617803314</text:p>
          </table:table-cell>
          <table:table-cell office:value-type="float" office:value="1027.20581145499" calcext:value-type="float">
            <text:p>1027.205811455</text:p>
          </table:table-cell>
          <table:table-cell office:value-type="float" office:value="1072.28361234116" calcext:value-type="float">
            <text:p>1072.2836123412</text:p>
          </table:table-cell>
          <table:table-cell office:value-type="float" office:value="1047.0232884648" calcext:value-type="float">
            <text:p>1047.0232884648</text:p>
          </table:table-cell>
          <table:table-cell office:value-type="float" office:value="1022.9854088699" calcext:value-type="float">
            <text:p>1022.9854088699</text:p>
          </table:table-cell>
          <table:table-cell office:value-type="float" office:value="1041.94362970323" calcext:value-type="float">
            <text:p>1041.9436297032</text:p>
          </table:table-cell>
          <table:table-cell office:value-type="float" office:value="1050.53185701943" calcext:value-type="float">
            <text:p>1050.5318570194</text:p>
          </table:table-cell>
          <table:table-cell office:value-type="float" office:value="1038.85053288266" calcext:value-type="float">
            <text:p>1038.8505328827</text:p>
          </table:table-cell>
          <table:table-cell office:value-type="float" office:value="1040.27314330222" calcext:value-type="float">
            <text:p>1040.2731433022</text:p>
          </table:table-cell>
          <table:table-cell office:value-type="float" office:value="1048.87572206862" calcext:value-type="float">
            <text:p>1048.8757220686</text:p>
          </table:table-cell>
          <table:table-cell office:value-type="float" office:value="1051.55301883949" calcext:value-type="float">
            <text:p>1051.5530188395</text:p>
          </table:table-cell>
          <table:table-cell office:value-type="float" office:value="1050.00296971316" calcext:value-type="float">
            <text:p>1050.0029697132</text:p>
          </table:table-cell>
          <table:table-cell office:value-type="float" office:value="1060.25014094112" calcext:value-type="float">
            <text:p>1060.2501409411</text:p>
          </table:table-cell>
          <table:table-cell office:value-type="float" office:value="1057.64835672033" calcext:value-type="float">
            <text:p>1057.6483567203</text:p>
          </table:table-cell>
          <table:table-cell office:value-type="float" office:value="1046.62567044492" calcext:value-type="float">
            <text:p>1046.6256704449</text:p>
          </table:table-cell>
          <table:table-cell office:value-type="float" office:value="1045.72381763581" calcext:value-type="float">
            <text:p>1045.7238176358</text:p>
          </table:table-cell>
          <table:table-cell office:value-type="float" office:value="1079.87052042544" calcext:value-type="float">
            <text:p>1079.8705204254</text:p>
          </table:table-cell>
          <table:table-cell office:value-type="float" office:value="1052.05458904441" calcext:value-type="float">
            <text:p>1052.0545890444</text:p>
          </table:table-cell>
          <table:table-cell office:value-type="float" office:value="1048.70704633438" calcext:value-type="float">
            <text:p>1048.7070463344</text:p>
          </table:table-cell>
          <table:table-cell office:value-type="float" office:value="1062.42604057205" calcext:value-type="float">
            <text:p>1062.4260405721</text:p>
          </table:table-cell>
          <table:table-cell office:value-type="float" office:value="1089.71699838331" calcext:value-type="float">
            <text:p>1089.7169983833</text:p>
          </table:table-cell>
          <table:table-cell office:value-type="float" office:value="1051.93209517725" calcext:value-type="float">
            <text:p>1051.9320951773</text:p>
          </table:table-cell>
          <table:table-cell office:value-type="float" office:value="1034.85518399855" calcext:value-type="float">
            <text:p>1034.8551839986</text:p>
          </table:table-cell>
          <table:table-cell office:value-type="float" office:value="1065.54640662075" calcext:value-type="float">
            <text:p>1065.5464066208</text:p>
          </table:table-cell>
          <table:table-cell office:value-type="float" office:value="1055.52211693204" calcext:value-type="float">
            <text:p>1055.522116932</text:p>
          </table:table-cell>
          <table:table-cell office:value-type="float" office:value="1072.57976262453" calcext:value-type="float">
            <text:p>1072.5797626245</text:p>
          </table:table-cell>
          <table:table-cell office:value-type="float" office:value="1067.22927477032" calcext:value-type="float">
            <text:p>1067.2292747703</text:p>
          </table:table-cell>
          <table:table-cell office:value-type="float" office:value="1041.72296220938" calcext:value-type="float">
            <text:p>1041.7229622094</text:p>
          </table:table-cell>
          <table:table-cell office:value-type="float" office:value="1038.30640321803" calcext:value-type="float">
            <text:p>1038.306403218</text:p>
          </table:table-cell>
          <table:table-cell office:value-type="float" office:value="1001.61080921597" calcext:value-type="float">
            <text:p>1001.610809216</text:p>
          </table:table-cell>
          <table:table-cell office:value-type="float" office:value="1073.34486198175" calcext:value-type="float">
            <text:p>1073.3448619818</text:p>
          </table:table-cell>
        </table:table-row>
        <table:table-row table:style-name="ro1">
          <table:table-cell office:value-type="float" office:value="1036.57833369573" calcext:value-type="float">
            <text:p>1036.5783336957</text:p>
          </table:table-cell>
          <table:table-cell office:value-type="float" office:value="1042.05360329667" calcext:value-type="float">
            <text:p>1042.0536032967</text:p>
          </table:table-cell>
          <table:table-cell office:value-type="float" office:value="1045.2502061785" calcext:value-type="float">
            <text:p>1045.2502061785</text:p>
          </table:table-cell>
          <table:table-cell office:value-type="float" office:value="1047.1543383757" calcext:value-type="float">
            <text:p>1047.1543383757</text:p>
          </table:table-cell>
          <table:table-cell office:value-type="float" office:value="1027.44294738646" calcext:value-type="float">
            <text:p>1027.4429473865</text:p>
          </table:table-cell>
          <table:table-cell office:value-type="float" office:value="1073.85237388785" calcext:value-type="float">
            <text:p>1073.8523738879</text:p>
          </table:table-cell>
          <table:table-cell office:value-type="float" office:value="1055.67079777067" calcext:value-type="float">
            <text:p>1055.6707977707</text:p>
          </table:table-cell>
          <table:table-cell office:value-type="float" office:value="1053.23369241651" calcext:value-type="float">
            <text:p>1053.2336924165</text:p>
          </table:table-cell>
          <table:table-cell office:value-type="float" office:value="1037.07852677231" calcext:value-type="float">
            <text:p>1037.0785267723</text:p>
          </table:table-cell>
          <table:table-cell office:value-type="float" office:value="1072.64750486158" calcext:value-type="float">
            <text:p>1072.6475048616</text:p>
          </table:table-cell>
          <table:table-cell office:value-type="float" office:value="1028.3380034935" calcext:value-type="float">
            <text:p>1028.3380034935</text:p>
          </table:table-cell>
          <table:table-cell office:value-type="float" office:value="1061.16625407725" calcext:value-type="float">
            <text:p>1061.1662540773</text:p>
          </table:table-cell>
          <table:table-cell office:value-type="float" office:value="1066.42560281085" calcext:value-type="float">
            <text:p>1066.4256028109</text:p>
          </table:table-cell>
          <table:table-cell office:value-type="float" office:value="1033.4587326663" calcext:value-type="float">
            <text:p>1033.4587326663</text:p>
          </table:table-cell>
          <table:table-cell office:value-type="float" office:value="1048.06824721064" calcext:value-type="float">
            <text:p>1048.0682472106</text:p>
          </table:table-cell>
          <table:table-cell office:value-type="float" office:value="1043.4859026111" calcext:value-type="float">
            <text:p>1043.4859026111</text:p>
          </table:table-cell>
          <table:table-cell office:value-type="float" office:value="1076.27836725908" calcext:value-type="float">
            <text:p>1076.2783672591</text:p>
          </table:table-cell>
          <table:table-cell office:value-type="float" office:value="1007.65072569277" calcext:value-type="float">
            <text:p>1007.6507256928</text:p>
          </table:table-cell>
          <table:table-cell office:value-type="float" office:value="1040.0227177674" calcext:value-type="float">
            <text:p>1040.0227177674</text:p>
          </table:table-cell>
          <table:table-cell office:value-type="float" office:value="1049.29265769336" calcext:value-type="float">
            <text:p>1049.2926576934</text:p>
          </table:table-cell>
          <table:table-cell office:value-type="float" office:value="1027.20581145499" calcext:value-type="float">
            <text:p>1027.205811455</text:p>
          </table:table-cell>
          <table:table-cell office:value-type="float" office:value="1067.84554219479" calcext:value-type="float">
            <text:p>1067.8455421948</text:p>
          </table:table-cell>
          <table:table-cell office:value-type="float" office:value="1041.24631638684" calcext:value-type="float">
            <text:p>1041.2463163868</text:p>
          </table:table-cell>
          <table:table-cell office:value-type="float" office:value="1018.44145618693" calcext:value-type="float">
            <text:p>1018.4414561869</text:p>
          </table:table-cell>
          <table:table-cell office:value-type="float" office:value="1041.04531644229" calcext:value-type="float">
            <text:p>1041.0453164423</text:p>
          </table:table-cell>
          <table:table-cell office:value-type="float" office:value="1052.20406693982" calcext:value-type="float">
            <text:p>1052.2040669398</text:p>
          </table:table-cell>
          <table:table-cell office:value-type="float" office:value="1030.62056599427" calcext:value-type="float">
            <text:p>1030.6205659943</text:p>
          </table:table-cell>
          <table:table-cell office:value-type="float" office:value="1034.26645264326" calcext:value-type="float">
            <text:p>1034.2664526433</text:p>
          </table:table-cell>
          <table:table-cell office:value-type="float" office:value="1048.87572206862" calcext:value-type="float">
            <text:p>1048.8757220686</text:p>
          </table:table-cell>
          <table:table-cell office:value-type="float" office:value="1050.88165239277" calcext:value-type="float">
            <text:p>1050.8816523928</text:p>
          </table:table-cell>
          <table:table-cell office:value-type="float" office:value="1043.60467374937" calcext:value-type="float">
            <text:p>1043.6046737494</text:p>
          </table:table-cell>
          <table:table-cell office:value-type="float" office:value="1052.98307840043" calcext:value-type="float">
            <text:p>1052.9830784004</text:p>
          </table:table-cell>
          <table:table-cell office:value-type="float" office:value="1054.86812035681" calcext:value-type="float">
            <text:p>1054.8681203568</text:p>
          </table:table-cell>
          <table:table-cell office:value-type="float" office:value="1038.33240517965" calcext:value-type="float">
            <text:p>1038.3324051797</text:p>
          </table:table-cell>
          <table:table-cell office:value-type="float" office:value="1042.03208301488" calcext:value-type="float">
            <text:p>1042.0320830149</text:p>
          </table:table-cell>
          <table:table-cell office:value-type="float" office:value="1077.15133390872" calcext:value-type="float">
            <text:p>1077.1513339087</text:p>
          </table:table-cell>
          <table:table-cell office:value-type="float" office:value="1048.09661363705" calcext:value-type="float">
            <text:p>1048.0966136371</text:p>
          </table:table-cell>
          <table:table-cell office:value-type="float" office:value="1049.73552792952" calcext:value-type="float">
            <text:p>1049.7355279295</text:p>
          </table:table-cell>
          <table:table-cell office:value-type="float" office:value="1062.98853842336" calcext:value-type="float">
            <text:p>1062.9885384234</text:p>
          </table:table-cell>
          <table:table-cell office:value-type="float" office:value="1089.71699838331" calcext:value-type="float">
            <text:p>1089.7169983833</text:p>
          </table:table-cell>
          <table:table-cell office:value-type="float" office:value="1051.93209517725" calcext:value-type="float">
            <text:p>1051.9320951773</text:p>
          </table:table-cell>
          <table:table-cell office:value-type="float" office:value="1025.07736932794" calcext:value-type="float">
            <text:p>1025.0773693279</text:p>
          </table:table-cell>
          <table:table-cell office:value-type="float" office:value="1065.54640662075" calcext:value-type="float">
            <text:p>1065.5464066208</text:p>
          </table:table-cell>
          <table:table-cell office:value-type="float" office:value="1051.25525941639" calcext:value-type="float">
            <text:p>1051.2552594164</text:p>
          </table:table-cell>
          <table:table-cell office:value-type="float" office:value="1061.80095559537" calcext:value-type="float">
            <text:p>1061.8009555954</text:p>
          </table:table-cell>
          <table:table-cell office:value-type="float" office:value="1054.47617021519" calcext:value-type="float">
            <text:p>1054.4761702152</text:p>
          </table:table-cell>
          <table:table-cell office:value-type="float" office:value="1024.49384505451" calcext:value-type="float">
            <text:p>1024.4938450545</text:p>
          </table:table-cell>
          <table:table-cell office:value-type="float" office:value="1038.30640321803" calcext:value-type="float">
            <text:p>1038.306403218</text:p>
          </table:table-cell>
          <table:table-cell office:value-type="float" office:value="1001.61080921597" calcext:value-type="float">
            <text:p>1001.610809216</text:p>
          </table:table-cell>
          <table:table-cell office:value-type="float" office:value="1063.16566885864" calcext:value-type="float">
            <text:p>1063.1656688586</text:p>
          </table:table-cell>
        </table:table-row>
        <table:table-row table:style-name="ro1">
          <table:table-cell office:value-type="float" office:value="1031.31917761228" calcext:value-type="float">
            <text:p>1031.3191776123</text:p>
          </table:table-cell>
          <table:table-cell office:value-type="float" office:value="1041.67797127123" calcext:value-type="float">
            <text:p>1041.6779712712</text:p>
          </table:table-cell>
          <table:table-cell office:value-type="float" office:value="1046.21106014936" calcext:value-type="float">
            <text:p>1046.2110601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8.29863505051" calcext:value-type="float">
            <text:p>1068.2986350505</text:p>
          </table:table-cell>
          <table:table-cell office:value-type="float" office:value="1047.13191489864" calcext:value-type="float">
            <text:p>1047.1319148986</text:p>
          </table:table-cell>
          <table:table-cell office:value-type="float" office:value="1046.15993611103" calcext:value-type="float">
            <text:p>1046.159936111</text:p>
          </table:table-cell>
          <table:table-cell office:value-type="float" office:value="1032.52728244464" calcext:value-type="float">
            <text:p>1032.5272824446</text:p>
          </table:table-cell>
          <table:table-cell office:value-type="float" office:value="1057.78046001504" calcext:value-type="float">
            <text:p>1057.780460015</text:p>
          </table:table-cell>
          <table:table-cell office:value-type="float" office:value="1027.81745428798" calcext:value-type="float">
            <text:p>1027.817454288</text:p>
          </table:table-cell>
          <table:table-cell office:value-type="float" office:value="1065.31957026807" calcext:value-type="float">
            <text:p>1065.3195702681</text:p>
          </table:table-cell>
          <table:table-cell office:value-type="float" office:value="1075.89736126572" calcext:value-type="float">
            <text:p>1075.8973612657</text:p>
          </table:table-cell>
          <table:table-cell office:value-type="float" office:value="1030.47557812157" calcext:value-type="float">
            <text:p>1030.4755781216</text:p>
          </table:table-cell>
          <table:table-cell office:value-type="float" office:value="1048.71859894623" calcext:value-type="float">
            <text:p>1048.7185989462</text:p>
          </table:table-cell>
          <table:table-cell office:value-type="float" office:value="1042.59141171738" calcext:value-type="float">
            <text:p>1042.5914117174</text:p>
          </table:table-cell>
          <table:table-cell office:value-type="float" office:value="1070.3252763287" calcext:value-type="float">
            <text:p>1070.3252763287</text:p>
          </table:table-cell>
          <table:table-cell office:value-type="float" office:value="1004.52688179952" calcext:value-type="float">
            <text:p>1004.5268817995</text:p>
          </table:table-cell>
          <table:table-cell office:value-type="float" office:value="1039.01601325811" calcext:value-type="float">
            <text:p>1039.0160132581</text:p>
          </table:table-cell>
          <table:table-cell office:value-type="float" office:value="1049.46575041019" calcext:value-type="float">
            <text:p>1049.4657504102</text:p>
          </table:table-cell>
          <table:table-cell office:value-type="float" office:value="1027.20581145499" calcext:value-type="float">
            <text:p>1027.205811455</text:p>
          </table:table-cell>
          <table:table-cell office:value-type="float" office:value="1057.50286636587" calcext:value-type="float">
            <text:p>1057.5028663659</text:p>
          </table:table-cell>
          <table:table-cell office:value-type="float" office:value="1043.00883949789" calcext:value-type="float">
            <text:p>1043.0088394979</text:p>
          </table:table-cell>
          <table:table-cell office:value-type="float" office:value="1017.72293023482" calcext:value-type="float">
            <text:p>1017.7229302348</text:p>
          </table:table-cell>
          <table:table-cell office:value-type="float" office:value="1040.96729546543" calcext:value-type="float">
            <text:p>1040.9672954654</text:p>
          </table:table-cell>
          <table:table-cell office:value-type="float" office:value="1045.77327642603" calcext:value-type="float">
            <text:p>1045.773276426</text:p>
          </table:table-cell>
          <table:table-cell office:value-type="float" office:value="1019.04881736509" calcext:value-type="float">
            <text:p>1019.0488173651</text:p>
          </table:table-cell>
          <table:table-cell office:value-type="float" office:value="1029.3404682725" calcext:value-type="float">
            <text:p>1029.3404682725</text:p>
          </table:table-cell>
          <table:table-cell office:value-type="float" office:value="1048.87572206862" calcext:value-type="float">
            <text:p>1048.8757220686</text:p>
          </table:table-cell>
          <table:table-cell office:value-type="float" office:value="1050.13794383409" calcext:value-type="float">
            <text:p>1050.1379438341</text:p>
          </table:table-cell>
          <table:table-cell office:value-type="float" office:value="1041.7519692589" calcext:value-type="float">
            <text:p>1041.7519692589</text:p>
          </table:table-cell>
          <table:table-cell office:value-type="float" office:value="1055.54703678425" calcext:value-type="float">
            <text:p>1055.5470367843</text:p>
          </table:table-cell>
          <table:table-cell office:value-type="float" office:value="1039.88661935842" calcext:value-type="float">
            <text:p>1039.8866193584</text:p>
          </table:table-cell>
          <table:table-cell office:value-type="float" office:value="1032.03333930638" calcext:value-type="float">
            <text:p>1032.0333393064</text:p>
          </table:table-cell>
          <table:table-cell office:value-type="float" office:value="1040.39816989266" calcext:value-type="float">
            <text:p>1040.3981698927</text:p>
          </table:table-cell>
          <table:table-cell office:value-type="float" office:value="1076.55132433507" calcext:value-type="float">
            <text:p>1076.5513243351</text:p>
          </table:table-cell>
          <table:table-cell office:value-type="float" office:value="1046.41613290688" calcext:value-type="float">
            <text:p>1046.4161329069</text:p>
          </table:table-cell>
          <table:table-cell office:value-type="float" office:value="1039.05795189445" calcext:value-type="float">
            <text:p>1039.0579518945</text:p>
          </table:table-cell>
          <table:table-cell office:value-type="float" office:value="1052.98583797373" calcext:value-type="float">
            <text:p>1052.9858379737</text:p>
          </table:table-cell>
          <table:table-cell office:value-type="float" office:value="1087.0548041615" calcext:value-type="float">
            <text:p>1087.0548041615</text:p>
          </table:table-cell>
          <table:table-cell office:value-type="float" office:value="1038.77023030514" calcext:value-type="float">
            <text:p>1038.7702303051</text:p>
          </table:table-cell>
          <table:table-cell office:value-type="float" office:value="1020.92553901075" calcext:value-type="float">
            <text:p>1020.9255390108</text:p>
          </table:table-cell>
          <table:table-cell office:value-type="float" office:value="1058.6291662696" calcext:value-type="float">
            <text:p>1058.6291662696</text:p>
          </table:table-cell>
          <table:table-cell office:value-type="float" office:value="1051.89604737162" calcext:value-type="float">
            <text:p>1051.8960473716</text:p>
          </table:table-cell>
          <table:table-cell office:value-type="float" office:value="1061.80095559537" calcext:value-type="float">
            <text:p>1061.8009555954</text:p>
          </table:table-cell>
          <table:table-cell office:value-type="float" office:value="1048.3943459251" calcext:value-type="float">
            <text:p>1048.3943459251</text:p>
          </table:table-cell>
          <table:table-cell office:value-type="float" office:value="1021.50096878617" calcext:value-type="float">
            <text:p>1021.5009687862</text:p>
          </table:table-cell>
          <table:table-cell office:value-type="float" office:value="1038.30640321803" calcext:value-type="float">
            <text:p>1038.306403218</text:p>
          </table:table-cell>
          <table:table-cell office:value-type="float" office:value="1001.61080921597" calcext:value-type="float">
            <text:p>1001.610809216</text:p>
          </table:table-cell>
          <table:table-cell office:value-type="float" office:value="1051.77980727721" calcext:value-type="float">
            <text:p>1051.7798072772</text:p>
          </table:table-cell>
        </table:table-row>
        <table:table-row table:style-name="ro1">
          <table:table-cell office:value-type="float" office:value="1032.54060865501" calcext:value-type="float">
            <text:p>1032.540608655</text:p>
          </table:table-cell>
          <table:table-cell office:value-type="float" office:value="1038.00007805802" calcext:value-type="float">
            <text:p>1038.000078058</text:p>
          </table:table-cell>
          <table:table-cell office:value-type="float" office:value="1046.22965933961" calcext:value-type="float">
            <text:p>1046.2296593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3.17359375457" calcext:value-type="float">
            <text:p>1073.1735937546</text:p>
          </table:table-cell>
          <table:table-cell office:value-type="float" office:value="1041.34201952593" calcext:value-type="float">
            <text:p>1041.3420195259</text:p>
          </table:table-cell>
          <table:table-cell office:value-type="float" office:value="1039.39375868617" calcext:value-type="float">
            <text:p>1039.3937586862</text:p>
          </table:table-cell>
          <table:table-cell office:value-type="float" office:value="1030.46658821111" calcext:value-type="float">
            <text:p>1030.4665882111</text:p>
          </table:table-cell>
          <table:table-cell office:value-type="float" office:value="1056.03526729089" calcext:value-type="float">
            <text:p>1056.0352672909</text:p>
          </table:table-cell>
          <table:table-cell office:value-type="float" office:value="1032.06362798625" calcext:value-type="float">
            <text:p>1032.0636279863</text:p>
          </table:table-cell>
          <table:table-cell office:value-type="float" office:value="1058.37620139147" calcext:value-type="float">
            <text:p>1058.3762013915</text:p>
          </table:table-cell>
          <table:table-cell office:value-type="float" office:value="1066.29032312793" calcext:value-type="float">
            <text:p>1066.2903231279</text:p>
          </table:table-cell>
          <table:table-cell office:value-type="float" office:value="1030.47557812157" calcext:value-type="float">
            <text:p>1030.4755781216</text:p>
          </table:table-cell>
          <table:table-cell office:value-type="float" office:value="1041.3660990896" calcext:value-type="float">
            <text:p>1041.3660990896</text:p>
          </table:table-cell>
          <table:table-cell office:value-type="float" office:value="1039.37556837106" calcext:value-type="float">
            <text:p>1039.3755683711</text:p>
          </table:table-cell>
          <table:table-cell office:value-type="float" office:value="1058.82523246006" calcext:value-type="float">
            <text:p>1058.8252324601</text:p>
          </table:table-cell>
          <table:table-cell office:value-type="float" office:value="1006.05706741457" calcext:value-type="float">
            <text:p>1006.0570674146</text:p>
          </table:table-cell>
          <table:table-cell office:value-type="float" office:value="1021.23905371156" calcext:value-type="float">
            <text:p>1021.2390537116</text:p>
          </table:table-cell>
          <table:table-cell office:value-type="float" office:value="1040.59620057977" calcext:value-type="float">
            <text:p>1040.5962005798</text:p>
          </table:table-cell>
          <table:table-cell office:value-type="float" office:value="1027.20581145499" calcext:value-type="float">
            <text:p>1027.205811455</text:p>
          </table:table-cell>
          <table:table-cell office:value-type="float" office:value="1057.50286636587" calcext:value-type="float">
            <text:p>1057.5028663659</text:p>
          </table:table-cell>
          <table:table-cell office:value-type="float" office:value="1037.48505613885" calcext:value-type="float">
            <text:p>1037.4850561389</text:p>
          </table:table-cell>
          <table:table-cell office:value-type="float" office:value="1017.85844792414" calcext:value-type="float">
            <text:p>1017.8584479241</text:p>
          </table:table-cell>
          <table:table-cell office:value-type="float" office:value="1039.10642443138" calcext:value-type="float">
            <text:p>1039.1064244314</text:p>
          </table:table-cell>
          <table:table-cell office:value-type="float" office:value="1048.32080811264" calcext:value-type="float">
            <text:p>1048.3208081126</text:p>
          </table:table-cell>
          <table:table-cell office:value-type="float" office:value="1012.58980383797" calcext:value-type="float">
            <text:p>1012.589803838</text:p>
          </table:table-cell>
          <table:table-cell office:value-type="float" office:value="1027.22039813081" calcext:value-type="float">
            <text:p>1027.2203981308</text:p>
          </table:table-cell>
          <table:table-cell office:value-type="float" office:value="1036.22476213392" calcext:value-type="float">
            <text:p>1036.2247621339</text:p>
          </table:table-cell>
          <table:table-cell office:value-type="float" office:value="1038.83231432976" calcext:value-type="float">
            <text:p>1038.8323143298</text:p>
          </table:table-cell>
          <table:table-cell office:value-type="float" office:value="1039.46802481631" calcext:value-type="float">
            <text:p>1039.4680248163</text:p>
          </table:table-cell>
          <table:table-cell office:value-type="float" office:value="1038.17135943524" calcext:value-type="float">
            <text:p>1038.1713594352</text:p>
          </table:table-cell>
          <table:table-cell office:value-type="float" office:value="1027.27345294745" calcext:value-type="float">
            <text:p>1027.2734529475</text:p>
          </table:table-cell>
          <table:table-cell office:value-type="float" office:value="1022.67704903498" calcext:value-type="float">
            <text:p>1022.677049035</text:p>
          </table:table-cell>
          <table:table-cell office:value-type="float" office:value="1037.30018259094" calcext:value-type="float">
            <text:p>1037.3001825909</text:p>
          </table:table-cell>
          <table:table-cell office:value-type="float" office:value="1065.29634060763" calcext:value-type="float">
            <text:p>1065.2963406076</text:p>
          </table:table-cell>
          <table:table-cell office:value-type="float" office:value="1032.36299036357" calcext:value-type="float">
            <text:p>1032.3629903636</text:p>
          </table:table-cell>
          <table:table-cell office:value-type="float" office:value="1025.77221562839" calcext:value-type="float">
            <text:p>1025.7722156284</text:p>
          </table:table-cell>
          <table:table-cell office:value-type="float" office:value="1037.16729616737" calcext:value-type="float">
            <text:p>1037.1672961674</text:p>
          </table:table-cell>
          <table:table-cell office:value-type="float" office:value="1087.0548041615" calcext:value-type="float">
            <text:p>1087.0548041615</text:p>
          </table:table-cell>
          <table:table-cell office:value-type="float" office:value="1038.77023030514" calcext:value-type="float">
            <text:p>1038.7702303051</text:p>
          </table:table-cell>
          <table:table-cell office:value-type="float" office:value="1017.53723567353" calcext:value-type="float">
            <text:p>1017.5372356735</text:p>
          </table:table-cell>
          <table:table-cell office:value-type="float" office:value="1058.6291662696" calcext:value-type="float">
            <text:p>1058.6291662696</text:p>
          </table:table-cell>
          <table:table-cell office:value-type="float" office:value="1053.07578714552" calcext:value-type="float">
            <text:p>1053.0757871455</text:p>
          </table:table-cell>
          <table:table-cell office:value-type="float" office:value="1056.56886818574" calcext:value-type="float">
            <text:p>1056.5688681857</text:p>
          </table:table-cell>
          <table:table-cell office:value-type="float" office:value="1046.20292187782" calcext:value-type="float">
            <text:p>1046.2029218778</text:p>
          </table:table-cell>
          <table:table-cell office:value-type="float" office:value="1021.50096878617" calcext:value-type="float">
            <text:p>1021.5009687862</text:p>
          </table:table-cell>
          <table:table-cell office:value-type="float" office:value="1039.16796819253" calcext:value-type="float">
            <text:p>1039.1679681925</text:p>
          </table:table-cell>
          <table:table-cell office:value-type="float" office:value="1001.61080921597" calcext:value-type="float">
            <text:p>1001.610809216</text:p>
          </table:table-cell>
          <table:table-cell office:value-type="float" office:value="1037.78616606499" calcext:value-type="float">
            <text:p>1037.786166065</text:p>
          </table:table-cell>
        </table:table-row>
        <table:table-row table:style-name="ro1">
          <table:table-cell office:value-type="float" office:value="1029.54720640152" calcext:value-type="float">
            <text:p>1029.5472064015</text:p>
          </table:table-cell>
          <table:table-cell office:value-type="float" office:value="1035.47671989755" calcext:value-type="float">
            <text:p>1035.4767198976</text:p>
          </table:table-cell>
          <table:table-cell office:value-type="float" office:value="1040.38046119735" calcext:value-type="float">
            <text:p>1040.3804611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.74732460479" calcext:value-type="float">
            <text:p>1072.7473246048</text:p>
          </table:table-cell>
          <table:table-cell office:value-type="float" office:value="1041.34201952593" calcext:value-type="float">
            <text:p>1041.3420195259</text:p>
          </table:table-cell>
          <table:table-cell office:value-type="float" office:value="1039.39375868617" calcext:value-type="float">
            <text:p>1039.3937586862</text:p>
          </table:table-cell>
          <table:table-cell office:value-type="float" office:value="1020.31763547153" calcext:value-type="float">
            <text:p>1020.3176354715</text:p>
          </table:table-cell>
          <table:table-cell office:value-type="float" office:value="1051.90097750089" calcext:value-type="float">
            <text:p>1051.9009775009</text:p>
          </table:table-cell>
          <table:table-cell office:value-type="float" office:value="1032.02234429841" calcext:value-type="float">
            <text:p>1032.0223442984</text:p>
          </table:table-cell>
          <table:table-cell office:value-type="float" office:value="1051.61261631703" calcext:value-type="float">
            <text:p>1051.612616317</text:p>
          </table:table-cell>
          <table:table-cell office:value-type="float" office:value="1066.29032312793" calcext:value-type="float">
            <text:p>1066.2903231279</text:p>
          </table:table-cell>
          <table:table-cell office:value-type="float" office:value="1030.47557812157" calcext:value-type="float">
            <text:p>1030.4755781216</text:p>
          </table:table-cell>
          <table:table-cell office:value-type="float" office:value="1041.3660990896" calcext:value-type="float">
            <text:p>1041.3660990896</text:p>
          </table:table-cell>
          <table:table-cell office:value-type="float" office:value="1036.72164792542" calcext:value-type="float">
            <text:p>1036.7216479254</text:p>
          </table:table-cell>
          <table:table-cell office:value-type="float" office:value="1051.65144225479" calcext:value-type="float">
            <text:p>1051.6514422548</text:p>
          </table:table-cell>
          <table:table-cell office:value-type="float" office:value="1004.58630568637" calcext:value-type="float">
            <text:p>1004.5863056864</text:p>
          </table:table-cell>
          <table:table-cell office:value-type="float" office:value="1016.64964515511" calcext:value-type="float">
            <text:p>1016.6496451551</text:p>
          </table:table-cell>
          <table:table-cell office:value-type="float" office:value="1037.87997428266" calcext:value-type="float">
            <text:p>1037.8799742827</text:p>
          </table:table-cell>
          <table:table-cell office:value-type="float" office:value="1027.20581145499" calcext:value-type="float">
            <text:p>1027.205811455</text:p>
          </table:table-cell>
          <table:table-cell office:value-type="float" office:value="1052.52240107985" calcext:value-type="float">
            <text:p>1052.5224010799</text:p>
          </table:table-cell>
          <table:table-cell office:value-type="float" office:value="1023.64240596363" calcext:value-type="float">
            <text:p>1023.6424059636</text:p>
          </table:table-cell>
          <table:table-cell office:value-type="float" office:value="1016.68045793538" calcext:value-type="float">
            <text:p>1016.6804579354</text:p>
          </table:table-cell>
          <table:table-cell office:value-type="float" office:value="1033.10578803833" calcext:value-type="float">
            <text:p>1033.1057880383</text:p>
          </table:table-cell>
          <table:table-cell office:value-type="float" office:value="1048.18560418843" calcext:value-type="float">
            <text:p>1048.1856041884</text:p>
          </table:table-cell>
          <table:table-cell office:value-type="float" office:value="1009.39738545745" calcext:value-type="float">
            <text:p>1009.3973854575</text:p>
          </table:table-cell>
          <table:table-cell office:value-type="float" office:value="1026.2498917588" calcext:value-type="float">
            <text:p>1026.2498917588</text:p>
          </table:table-cell>
          <table:table-cell office:value-type="float" office:value="1036.22476213392" calcext:value-type="float">
            <text:p>1036.2247621339</text:p>
          </table:table-cell>
          <table:table-cell office:value-type="float" office:value="1030.94634005536" calcext:value-type="float">
            <text:p>1030.9463400554</text:p>
          </table:table-cell>
          <table:table-cell office:value-type="float" office:value="1043.73528019884" calcext:value-type="float">
            <text:p>1043.7352801988</text:p>
          </table:table-cell>
          <table:table-cell office:value-type="float" office:value="1036.92304651826" calcext:value-type="float">
            <text:p>1036.9230465183</text:p>
          </table:table-cell>
          <table:table-cell office:value-type="float" office:value="1024.95695473349" calcext:value-type="float">
            <text:p>1024.9569547335</text:p>
          </table:table-cell>
          <table:table-cell office:value-type="float" office:value="1017.33138366893" calcext:value-type="float">
            <text:p>1017.3313836689</text:p>
          </table:table-cell>
          <table:table-cell office:value-type="float" office:value="1036.29088891578" calcext:value-type="float">
            <text:p>1036.2908889158</text:p>
          </table:table-cell>
          <table:table-cell office:value-type="float" office:value="1057.7524493565" calcext:value-type="float">
            <text:p>1057.7524493565</text:p>
          </table:table-cell>
          <table:table-cell office:value-type="float" office:value="1026.56759521277" calcext:value-type="float">
            <text:p>1026.5675952128</text:p>
          </table:table-cell>
          <table:table-cell office:value-type="float" office:value="1025.77221562839" calcext:value-type="float">
            <text:p>1025.7722156284</text:p>
          </table:table-cell>
          <table:table-cell office:value-type="float" office:value="1034.95893633345" calcext:value-type="float">
            <text:p>1034.9589363335</text:p>
          </table:table-cell>
          <table:table-cell office:value-type="float" office:value="1093.45245991131" calcext:value-type="float">
            <text:p>1093.4524599113</text:p>
          </table:table-cell>
          <table:table-cell office:value-type="float" office:value="1041.84368971253" calcext:value-type="float">
            <text:p>1041.8436897125</text:p>
          </table:table-cell>
          <table:table-cell office:value-type="float" office:value="1017.53723567353" calcext:value-type="float">
            <text:p>1017.5372356735</text:p>
          </table:table-cell>
          <table:table-cell office:value-type="float" office:value="1058.84208927593" calcext:value-type="float">
            <text:p>1058.8420892759</text:p>
          </table:table-cell>
          <table:table-cell office:value-type="float" office:value="1053.07578714552" calcext:value-type="float">
            <text:p>1053.0757871455</text:p>
          </table:table-cell>
          <table:table-cell office:value-type="float" office:value="1049.5647986146" calcext:value-type="float">
            <text:p>1049.5647986146</text:p>
          </table:table-cell>
          <table:table-cell office:value-type="float" office:value="1038.70073281703" calcext:value-type="float">
            <text:p>1038.700732817</text:p>
          </table:table-cell>
          <table:table-cell office:value-type="float" office:value="1013.61226735278" calcext:value-type="float">
            <text:p>1013.6122673528</text:p>
          </table:table-cell>
          <table:table-cell office:value-type="float" office:value="1030.84414032481" calcext:value-type="float">
            <text:p>1030.8441403248</text:p>
          </table:table-cell>
          <table:table-cell office:value-type="float" office:value="993.968046918209" calcext:value-type="float">
            <text:p>993.9680469182</text:p>
          </table:table-cell>
          <table:table-cell office:value-type="float" office:value="1033.63652024562" calcext:value-type="float">
            <text:p>1033.6365202456</text:p>
          </table:table-cell>
        </table:table-row>
        <table:table-row table:style-name="ro1">
          <table:table-cell office:value-type="float" office:value="1029.54489030968" calcext:value-type="float">
            <text:p>1029.5448903097</text:p>
          </table:table-cell>
          <table:table-cell office:value-type="float" office:value="1035.66736620234" calcext:value-type="float">
            <text:p>1035.6673662023</text:p>
          </table:table-cell>
          <table:table-cell office:value-type="float" office:value="1033.14034136729" calcext:value-type="float">
            <text:p>1033.1403413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.74732460479" calcext:value-type="float">
            <text:p>1072.7473246048</text:p>
          </table:table-cell>
          <table:table-cell office:value-type="float" office:value="1039.39754848018" calcext:value-type="float">
            <text:p>1039.3975484802</text:p>
          </table:table-cell>
          <table:table-cell office:value-type="float" office:value="1039.39375868617" calcext:value-type="float">
            <text:p>1039.3937586862</text:p>
          </table:table-cell>
          <table:table-cell office:value-type="float" office:value="1020.31763547153" calcext:value-type="float">
            <text:p>1020.3176354715</text:p>
          </table:table-cell>
          <table:table-cell office:value-type="float" office:value="1045.18730397382" calcext:value-type="float">
            <text:p>1045.1873039738</text:p>
          </table:table-cell>
          <table:table-cell office:value-type="float" office:value="1028.3842917277" calcext:value-type="float">
            <text:p>1028.3842917277</text:p>
          </table:table-cell>
          <table:table-cell office:value-type="float" office:value="1039.34051577559" calcext:value-type="float">
            <text:p>1039.3405157756</text:p>
          </table:table-cell>
          <table:table-cell office:value-type="float" office:value="1051.08285454872" calcext:value-type="float">
            <text:p>1051.0828545487</text:p>
          </table:table-cell>
          <table:table-cell office:value-type="float" office:value="1027.5438776834" calcext:value-type="float">
            <text:p>1027.5438776834</text:p>
          </table:table-cell>
          <table:table-cell office:value-type="float" office:value="1043.33620991007" calcext:value-type="float">
            <text:p>1043.3362099101</text:p>
          </table:table-cell>
          <table:table-cell office:value-type="float" office:value="1025.51698918211" calcext:value-type="float">
            <text:p>1025.5169891821</text:p>
          </table:table-cell>
          <table:table-cell office:value-type="float" office:value="1056.78667360799" calcext:value-type="float">
            <text:p>1056.786673608</text:p>
          </table:table-cell>
          <table:table-cell office:value-type="float" office:value="1001.71901273554" calcext:value-type="float">
            <text:p>1001.7190127355</text:p>
          </table:table-cell>
          <table:table-cell office:value-type="float" office:value="1013.11815331754" calcext:value-type="float">
            <text:p>1013.1181533175</text:p>
          </table:table-cell>
          <table:table-cell office:value-type="float" office:value="1037.59334477425" calcext:value-type="float">
            <text:p>1037.5933447743</text:p>
          </table:table-cell>
          <table:table-cell office:value-type="float" office:value="1027.20581145499" calcext:value-type="float">
            <text:p>1027.205811455</text:p>
          </table:table-cell>
          <table:table-cell office:value-type="float" office:value="1034.71677497444" calcext:value-type="float">
            <text:p>1034.7167749744</text:p>
          </table:table-cell>
          <table:table-cell office:value-type="float" office:value="1019.30746260848" calcext:value-type="float">
            <text:p>1019.3074626085</text:p>
          </table:table-cell>
          <table:table-cell office:value-type="float" office:value="1013.94194212258" calcext:value-type="float">
            <text:p>1013.9419421226</text:p>
          </table:table-cell>
          <table:table-cell office:value-type="float" office:value="1028.46640019465" calcext:value-type="float">
            <text:p>1028.4664001947</text:p>
          </table:table-cell>
          <table:table-cell office:value-type="float" office:value="1043.28252310939" calcext:value-type="float">
            <text:p>1043.2825231094</text:p>
          </table:table-cell>
          <table:table-cell office:value-type="float" office:value="1010.98260978023" calcext:value-type="float">
            <text:p>1010.9826097802</text:p>
          </table:table-cell>
          <table:table-cell office:value-type="float" office:value="1027.84045574087" calcext:value-type="float">
            <text:p>1027.8404557409</text:p>
          </table:table-cell>
          <table:table-cell office:value-type="float" office:value="1030.47693397047" calcext:value-type="float">
            <text:p>1030.4769339705</text:p>
          </table:table-cell>
          <table:table-cell office:value-type="float" office:value="1032.72240416486" calcext:value-type="float">
            <text:p>1032.7224041649</text:p>
          </table:table-cell>
          <table:table-cell office:value-type="float" office:value="1043.73528019884" calcext:value-type="float">
            <text:p>1043.7352801988</text:p>
          </table:table-cell>
          <table:table-cell office:value-type="float" office:value="1036.92304651826" calcext:value-type="float">
            <text:p>1036.9230465183</text:p>
          </table:table-cell>
          <table:table-cell office:value-type="float" office:value="1024.5740198612" calcext:value-type="float">
            <text:p>1024.5740198612</text:p>
          </table:table-cell>
          <table:table-cell office:value-type="float" office:value="1021.90331454842" calcext:value-type="float">
            <text:p>1021.9033145484</text:p>
          </table:table-cell>
          <table:table-cell office:value-type="float" office:value="1016.85389408613" calcext:value-type="float">
            <text:p>1016.8538940861</text:p>
          </table:table-cell>
          <table:table-cell office:value-type="float" office:value="1057.7524493565" calcext:value-type="float">
            <text:p>1057.7524493565</text:p>
          </table:table-cell>
          <table:table-cell office:value-type="float" office:value="1026.56759521277" calcext:value-type="float">
            <text:p>1026.5675952128</text:p>
          </table:table-cell>
          <table:table-cell office:value-type="float" office:value="1028.65510755301" calcext:value-type="float">
            <text:p>1028.655107553</text:p>
          </table:table-cell>
          <table:table-cell office:value-type="float" office:value="1034.95893633345" calcext:value-type="float">
            <text:p>1034.9589363335</text:p>
          </table:table-cell>
          <table:table-cell office:value-type="float" office:value="1081.89198236345" calcext:value-type="float">
            <text:p>1081.8919823635</text:p>
          </table:table-cell>
          <table:table-cell office:value-type="float" office:value="1032.53814452872" calcext:value-type="float">
            <text:p>1032.5381445287</text:p>
          </table:table-cell>
          <table:table-cell office:value-type="float" office:value="1017.53723567353" calcext:value-type="float">
            <text:p>1017.5372356735</text:p>
          </table:table-cell>
          <table:table-cell office:value-type="float" office:value="1052.79738016903" calcext:value-type="float">
            <text:p>1052.797380169</text:p>
          </table:table-cell>
          <table:table-cell office:value-type="float" office:value="1053.07578714552" calcext:value-type="float">
            <text:p>1053.0757871455</text:p>
          </table:table-cell>
          <table:table-cell office:value-type="float" office:value="1049.1866023982" calcext:value-type="float">
            <text:p>1049.1866023982</text:p>
          </table:table-cell>
          <table:table-cell office:value-type="float" office:value="1038.13987401449" calcext:value-type="float">
            <text:p>1038.1398740145</text:p>
          </table:table-cell>
          <table:table-cell office:value-type="float" office:value="1006.66391177531" calcext:value-type="float">
            <text:p>1006.6639117753</text:p>
          </table:table-cell>
          <table:table-cell office:value-type="float" office:value="1031.5858579839" calcext:value-type="float">
            <text:p>1031.5858579839</text:p>
          </table:table-cell>
          <table:table-cell office:value-type="float" office:value="993.128421021562" calcext:value-type="float">
            <text:p>993.1284210216</text:p>
          </table:table-cell>
          <table:table-cell office:value-type="float" office:value="1030.65881056517" calcext:value-type="float">
            <text:p>1030.6588105652</text:p>
          </table:table-cell>
        </table:table-row>
        <table:table-row table:style-name="ro1">
          <table:table-cell office:value-type="float" office:value="1028.54848145296" calcext:value-type="float">
            <text:p>1028.548481453</text:p>
          </table:table-cell>
          <table:table-cell office:value-type="float" office:value="1028.56379639075" calcext:value-type="float">
            <text:p>1028.5637963908</text:p>
          </table:table-cell>
          <table:table-cell office:value-type="float" office:value="1027.05903633247" calcext:value-type="float">
            <text:p>1027.059036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.74732460479" calcext:value-type="float">
            <text:p>1072.7473246048</text:p>
          </table:table-cell>
          <table:table-cell office:value-type="float" office:value="1036.49939163473" calcext:value-type="float">
            <text:p>1036.4993916347</text:p>
          </table:table-cell>
          <table:table-cell office:value-type="float" office:value="1039.10654125147" calcext:value-type="float">
            <text:p>1039.1065412515</text:p>
          </table:table-cell>
          <table:table-cell office:value-type="float" office:value="1020.32673378626" calcext:value-type="float">
            <text:p>1020.3267337863</text:p>
          </table:table-cell>
          <table:table-cell office:value-type="float" office:value="1045.18730397382" calcext:value-type="float">
            <text:p>1045.1873039738</text:p>
          </table:table-cell>
          <table:table-cell office:value-type="float" office:value="1027.43430702318" calcext:value-type="float">
            <text:p>1027.4343070232</text:p>
          </table:table-cell>
          <table:table-cell office:value-type="float" office:value="1041.49755959631" calcext:value-type="float">
            <text:p>1041.4975595963</text:p>
          </table:table-cell>
          <table:table-cell office:value-type="float" office:value="1049.16881407149" calcext:value-type="float">
            <text:p>1049.1688140715</text:p>
          </table:table-cell>
          <table:table-cell office:value-type="float" office:value="1027.58797208538" calcext:value-type="float">
            <text:p>1027.5879720854</text:p>
          </table:table-cell>
          <table:table-cell office:value-type="float" office:value="1041.99080296458" calcext:value-type="float">
            <text:p>1041.9908029646</text:p>
          </table:table-cell>
          <table:table-cell office:value-type="float" office:value="1016.49458632287" calcext:value-type="float">
            <text:p>1016.4945863229</text:p>
          </table:table-cell>
          <table:table-cell office:value-type="float" office:value="1056.78244096507" calcext:value-type="float">
            <text:p>1056.7824409651</text:p>
          </table:table-cell>
          <table:table-cell office:value-type="float" office:value="998.956937579862" calcext:value-type="float">
            <text:p>998.9569375799</text:p>
          </table:table-cell>
          <table:table-cell office:value-type="float" office:value="992.368971696351" calcext:value-type="float">
            <text:p>992.3689716964</text:p>
          </table:table-cell>
          <table:table-cell office:value-type="float" office:value="1035.77775224217" calcext:value-type="float">
            <text:p>1035.7777522422</text:p>
          </table:table-cell>
          <table:table-cell office:value-type="float" office:value="1020.95467753068" calcext:value-type="float">
            <text:p>1020.9546775307</text:p>
          </table:table-cell>
          <table:table-cell office:value-type="float" office:value="1034.55457231366" calcext:value-type="float">
            <text:p>1034.5545723137</text:p>
          </table:table-cell>
          <table:table-cell office:value-type="float" office:value="1016.54385125182" calcext:value-type="float">
            <text:p>1016.5438512518</text:p>
          </table:table-cell>
          <table:table-cell office:value-type="float" office:value="1010.01347219389" calcext:value-type="float">
            <text:p>1010.0134721939</text:p>
          </table:table-cell>
          <table:table-cell office:value-type="float" office:value="1030.60472998689" calcext:value-type="float">
            <text:p>1030.6047299869</text:p>
          </table:table-cell>
          <table:table-cell office:value-type="float" office:value="1043.53976015899" calcext:value-type="float">
            <text:p>1043.539760159</text:p>
          </table:table-cell>
          <table:table-cell office:value-type="float" office:value="1009.87414048077" calcext:value-type="float">
            <text:p>1009.8741404808</text:p>
          </table:table-cell>
          <table:table-cell office:value-type="float" office:value="1027.84045574087" calcext:value-type="float">
            <text:p>1027.8404557409</text:p>
          </table:table-cell>
          <table:table-cell office:value-type="float" office:value="1025.58652712479" calcext:value-type="float">
            <text:p>1025.5865271248</text:p>
          </table:table-cell>
          <table:table-cell office:value-type="float" office:value="1033.60635197983" calcext:value-type="float">
            <text:p>1033.6063519798</text:p>
          </table:table-cell>
          <table:table-cell office:value-type="float" office:value="1040.97855215664" calcext:value-type="float">
            <text:p>1040.9785521566</text:p>
          </table:table-cell>
          <table:table-cell office:value-type="float" office:value="1036.60511035905" calcext:value-type="float">
            <text:p>1036.6051103591</text:p>
          </table:table-cell>
          <table:table-cell office:value-type="float" office:value="1020.73540308721" calcext:value-type="float">
            <text:p>1020.7354030872</text:p>
          </table:table-cell>
          <table:table-cell office:value-type="float" office:value="1011.04538887347" calcext:value-type="float">
            <text:p>1011.0453888735</text:p>
          </table:table-cell>
          <table:table-cell office:value-type="float" office:value="1012.25949359729" calcext:value-type="float">
            <text:p>1012.2594935973</text:p>
          </table:table-cell>
          <table:table-cell office:value-type="float" office:value="1057.7524493565" calcext:value-type="float">
            <text:p>1057.7524493565</text:p>
          </table:table-cell>
          <table:table-cell office:value-type="float" office:value="1017.03737875028" calcext:value-type="float">
            <text:p>1017.0373787503</text:p>
          </table:table-cell>
          <table:table-cell office:value-type="float" office:value="1027.99365894675" calcext:value-type="float">
            <text:p>1027.9936589468</text:p>
          </table:table-cell>
          <table:table-cell office:value-type="float" office:value="1034.01339307623" calcext:value-type="float">
            <text:p>1034.0133930762</text:p>
          </table:table-cell>
          <table:table-cell office:value-type="float" office:value="1081.89198236345" calcext:value-type="float">
            <text:p>1081.8919823635</text:p>
          </table:table-cell>
          <table:table-cell office:value-type="float" office:value="1032.53814452872" calcext:value-type="float">
            <text:p>1032.5381445287</text:p>
          </table:table-cell>
          <table:table-cell office:value-type="float" office:value="1017.53723567353" calcext:value-type="float">
            <text:p>1017.5372356735</text:p>
          </table:table-cell>
          <table:table-cell office:value-type="float" office:value="1048.99216218523" calcext:value-type="float">
            <text:p>1048.9921621852</text:p>
          </table:table-cell>
          <table:table-cell office:value-type="float" office:value="1045.49595830111" calcext:value-type="float">
            <text:p>1045.4959583011</text:p>
          </table:table-cell>
          <table:table-cell office:value-type="float" office:value="1049.1866023982" calcext:value-type="float">
            <text:p>1049.1866023982</text:p>
          </table:table-cell>
          <table:table-cell office:value-type="float" office:value="1040.02781252263" calcext:value-type="float">
            <text:p>1040.0278125226</text:p>
          </table:table-cell>
          <table:table-cell office:value-type="float" office:value="1007.12055988266" calcext:value-type="float">
            <text:p>1007.1205598827</text:p>
          </table:table-cell>
          <table:table-cell office:value-type="float" office:value="1031.64018573608" calcext:value-type="float">
            <text:p>1031.6401857361</text:p>
          </table:table-cell>
          <table:table-cell office:value-type="float" office:value="991.2937742694" calcext:value-type="float">
            <text:p>991.2937742694</text:p>
          </table:table-cell>
          <table:table-cell office:value-type="float" office:value="1033.41837489247" calcext:value-type="float">
            <text:p>1033.4183748925</text:p>
          </table:table-cell>
        </table:table-row>
        <table:table-row table:style-name="ro1">
          <table:table-cell office:value-type="float" office:value="1028.37409195249" calcext:value-type="float">
            <text:p>1028.3740919525</text:p>
          </table:table-cell>
          <table:table-cell office:value-type="float" office:value="1020.59846214054" calcext:value-type="float">
            <text:p>1020.5984621405</text:p>
          </table:table-cell>
          <table:table-cell office:value-type="float" office:value="1027.05903633247" calcext:value-type="float">
            <text:p>1027.059036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5.31598770482" calcext:value-type="float">
            <text:p>1075.3159877048</text:p>
          </table:table-cell>
          <table:table-cell office:value-type="float" office:value="1035.33477085254" calcext:value-type="float">
            <text:p>1035.3347708525</text:p>
          </table:table-cell>
          <table:table-cell office:value-type="float" office:value="1040.11445554508" calcext:value-type="float">
            <text:p>1040.1144555451</text:p>
          </table:table-cell>
          <table:table-cell office:value-type="float" office:value="1005.61898414023" calcext:value-type="float">
            <text:p>1005.6189841402</text:p>
          </table:table-cell>
          <table:table-cell office:value-type="float" office:value="1041.49923319899" calcext:value-type="float">
            <text:p>1041.499233199</text:p>
          </table:table-cell>
          <table:table-cell office:value-type="float" office:value="1031.16873225144" calcext:value-type="float">
            <text:p>1031.1687322514</text:p>
          </table:table-cell>
          <table:table-cell office:value-type="float" office:value="1036.86744923104" calcext:value-type="float">
            <text:p>1036.867449231</text:p>
          </table:table-cell>
          <table:table-cell office:value-type="float" office:value="1047.37764685816" calcext:value-type="float">
            <text:p>1047.3776468582</text:p>
          </table:table-cell>
          <table:table-cell office:value-type="float" office:value="1025.84913588259" calcext:value-type="float">
            <text:p>1025.8491358826</text:p>
          </table:table-cell>
          <table:table-cell office:value-type="float" office:value="1035.23790202217" calcext:value-type="float">
            <text:p>1035.2379020222</text:p>
          </table:table-cell>
          <table:table-cell office:value-type="float" office:value="1013.47793167827" calcext:value-type="float">
            <text:p>1013.4779316783</text:p>
          </table:table-cell>
          <table:table-cell office:value-type="float" office:value="1056.73407167011" calcext:value-type="float">
            <text:p>1056.7340716701</text:p>
          </table:table-cell>
          <table:table-cell office:value-type="float" office:value="995.680253957237" calcext:value-type="float">
            <text:p>995.6802539572</text:p>
          </table:table-cell>
          <table:table-cell office:value-type="float" office:value="991.028650826084" calcext:value-type="float">
            <text:p>991.0286508261</text:p>
          </table:table-cell>
          <table:table-cell office:value-type="float" office:value="1031.39305587925" calcext:value-type="float">
            <text:p>1031.3930558793</text:p>
          </table:table-cell>
          <table:table-cell office:value-type="float" office:value="1020.95467753068" calcext:value-type="float">
            <text:p>1020.9546775307</text:p>
          </table:table-cell>
          <table:table-cell office:value-type="float" office:value="1034.55457231366" calcext:value-type="float">
            <text:p>1034.5545723137</text:p>
          </table:table-cell>
          <table:table-cell office:value-type="float" office:value="1008.50008696712" calcext:value-type="float">
            <text:p>1008.5000869671</text:p>
          </table:table-cell>
          <table:table-cell office:value-type="float" office:value="1010.81134491799" calcext:value-type="float">
            <text:p>1010.811344918</text:p>
          </table:table-cell>
          <table:table-cell office:value-type="float" office:value="1030.60472998689" calcext:value-type="float">
            <text:p>1030.6047299869</text:p>
          </table:table-cell>
          <table:table-cell office:value-type="float" office:value="1044.12172616289" calcext:value-type="float">
            <text:p>1044.1217261629</text:p>
          </table:table-cell>
          <table:table-cell office:value-type="float" office:value="1002.43093919836" calcext:value-type="float">
            <text:p>1002.4309391984</text:p>
          </table:table-cell>
          <table:table-cell office:value-type="float" office:value="1027.32868453748" calcext:value-type="float">
            <text:p>1027.3286845375</text:p>
          </table:table-cell>
          <table:table-cell office:value-type="float" office:value="1022.82630512549" calcext:value-type="float">
            <text:p>1022.8263051255</text:p>
          </table:table-cell>
          <table:table-cell office:value-type="float" office:value="1033.60635197983" calcext:value-type="float">
            <text:p>1033.6063519798</text:p>
          </table:table-cell>
          <table:table-cell office:value-type="float" office:value="1040.97855215664" calcext:value-type="float">
            <text:p>1040.9785521566</text:p>
          </table:table-cell>
          <table:table-cell office:value-type="float" office:value="1021.37894045526" calcext:value-type="float">
            <text:p>1021.3789404553</text:p>
          </table:table-cell>
          <table:table-cell office:value-type="float" office:value="1013.20392100768" calcext:value-type="float">
            <text:p>1013.2039210077</text:p>
          </table:table-cell>
          <table:table-cell office:value-type="float" office:value="1009.69773714048" calcext:value-type="float">
            <text:p>1009.6977371405</text:p>
          </table:table-cell>
          <table:table-cell office:value-type="float" office:value="1011.12961269373" calcext:value-type="float">
            <text:p>1011.1296126937</text:p>
          </table:table-cell>
          <table:table-cell office:value-type="float" office:value="1050.09930192315" calcext:value-type="float">
            <text:p>1050.0993019232</text:p>
          </table:table-cell>
          <table:table-cell office:value-type="float" office:value="1011.21836182858" calcext:value-type="float">
            <text:p>1011.2183618286</text:p>
          </table:table-cell>
          <table:table-cell office:value-type="float" office:value="1014.16777215324" calcext:value-type="float">
            <text:p>1014.1677721532</text:p>
          </table:table-cell>
          <table:table-cell office:value-type="float" office:value="1025.69384196676" calcext:value-type="float">
            <text:p>1025.6938419668</text:p>
          </table:table-cell>
          <table:table-cell office:value-type="float" office:value="1081.6285673957" calcext:value-type="float">
            <text:p>1081.6285673957</text:p>
          </table:table-cell>
          <table:table-cell office:value-type="float" office:value="1030.88404682784" calcext:value-type="float">
            <text:p>1030.8840468278</text:p>
          </table:table-cell>
          <table:table-cell office:value-type="float" office:value="1008.62263582709" calcext:value-type="float">
            <text:p>1008.6226358271</text:p>
          </table:table-cell>
          <table:table-cell office:value-type="float" office:value="1049.01890589103" calcext:value-type="float">
            <text:p>1049.018905891</text:p>
          </table:table-cell>
          <table:table-cell office:value-type="float" office:value="1044.01738634187" calcext:value-type="float">
            <text:p>1044.0173863419</text:p>
          </table:table-cell>
          <table:table-cell office:value-type="float" office:value="1049.18322015085" calcext:value-type="float">
            <text:p>1049.1832201509</text:p>
          </table:table-cell>
          <table:table-cell office:value-type="float" office:value="1040.02781252263" calcext:value-type="float">
            <text:p>1040.0278125226</text:p>
          </table:table-cell>
          <table:table-cell office:value-type="float" office:value="1006.19368023637" calcext:value-type="float">
            <text:p>1006.1936802364</text:p>
          </table:table-cell>
          <table:table-cell office:value-type="float" office:value="1034.60780534391" calcext:value-type="float">
            <text:p>1034.6078053439</text:p>
          </table:table-cell>
          <table:table-cell office:value-type="float" office:value="982.87814680262" calcext:value-type="float">
            <text:p>982.8781468026</text:p>
          </table:table-cell>
          <table:table-cell office:value-type="float" office:value="1028.44544451299" calcext:value-type="float">
            <text:p>1028.445444513</text:p>
          </table:table-cell>
        </table:table-row>
        <table:table-row table:style-name="ro1">
          <table:table-cell office:value-type="float" office:value="1026.09710265425" calcext:value-type="float">
            <text:p>1026.0971026543</text:p>
          </table:table-cell>
          <table:table-cell office:value-type="float" office:value="1020.59846214054" calcext:value-type="float">
            <text:p>1020.5984621405</text:p>
          </table:table-cell>
          <table:table-cell office:value-type="float" office:value="1027.05903633247" calcext:value-type="float">
            <text:p>1027.059036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.54916263092" calcext:value-type="float">
            <text:p>1072.5491626309</text:p>
          </table:table-cell>
          <table:table-cell office:value-type="float" office:value="1035.05203439643" calcext:value-type="float">
            <text:p>1035.0520343964</text:p>
          </table:table-cell>
          <table:table-cell office:value-type="float" office:value="1040.11445554508" calcext:value-type="float">
            <text:p>1040.1144555451</text:p>
          </table:table-cell>
          <table:table-cell office:value-type="float" office:value="1003.52674698651" calcext:value-type="float">
            <text:p>1003.5267469865</text:p>
          </table:table-cell>
          <table:table-cell office:value-type="float" office:value="1041.49923319899" calcext:value-type="float">
            <text:p>1041.499233199</text:p>
          </table:table-cell>
          <table:table-cell office:value-type="float" office:value="1015.73007946151" calcext:value-type="float">
            <text:p>1015.7300794615</text:p>
          </table:table-cell>
          <table:table-cell office:value-type="float" office:value="1036.86744923104" calcext:value-type="float">
            <text:p>1036.867449231</text:p>
          </table:table-cell>
          <table:table-cell office:value-type="float" office:value="1041.9342688574" calcext:value-type="float">
            <text:p>1041.9342688574</text:p>
          </table:table-cell>
          <table:table-cell office:value-type="float" office:value="1025.84913588259" calcext:value-type="float">
            <text:p>1025.8491358826</text:p>
          </table:table-cell>
          <table:table-cell office:value-type="float" office:value="1034.77472620652" calcext:value-type="float">
            <text:p>1034.7747262065</text:p>
          </table:table-cell>
          <table:table-cell office:value-type="float" office:value="1010.83551120167" calcext:value-type="float">
            <text:p>1010.8355112017</text:p>
          </table:table-cell>
          <table:table-cell office:value-type="float" office:value="1056.73407167011" calcext:value-type="float">
            <text:p>1056.7340716701</text:p>
          </table:table-cell>
          <table:table-cell office:value-type="float" office:value="995.680253957237" calcext:value-type="float">
            <text:p>995.6802539572</text:p>
          </table:table-cell>
          <table:table-cell office:value-type="float" office:value="991.167981534292" calcext:value-type="float">
            <text:p>991.1679815343</text:p>
          </table:table-cell>
          <table:table-cell office:value-type="float" office:value="1031.39305587925" calcext:value-type="float">
            <text:p>1031.3930558793</text:p>
          </table:table-cell>
          <table:table-cell office:value-type="float" office:value="1017.94468071502" calcext:value-type="float">
            <text:p>1017.944680715</text:p>
          </table:table-cell>
          <table:table-cell office:value-type="float" office:value="1031.9438870139" calcext:value-type="float">
            <text:p>1031.9438870139</text:p>
          </table:table-cell>
          <table:table-cell office:value-type="float" office:value="1010.43589882712" calcext:value-type="float">
            <text:p>1010.4358988271</text:p>
          </table:table-cell>
          <table:table-cell office:value-type="float" office:value="1004.94975512786" calcext:value-type="float">
            <text:p>1004.9497551279</text:p>
          </table:table-cell>
          <table:table-cell office:value-type="float" office:value="1028.96700086862" calcext:value-type="float">
            <text:p>1028.9670008686</text:p>
          </table:table-cell>
          <table:table-cell office:value-type="float" office:value="1030.89811586749" calcext:value-type="float">
            <text:p>1030.8981158675</text:p>
          </table:table-cell>
          <table:table-cell office:value-type="float" office:value="1003.77895332156" calcext:value-type="float">
            <text:p>1003.7789533216</text:p>
          </table:table-cell>
          <table:table-cell office:value-type="float" office:value="1025.86405499526" calcext:value-type="float">
            <text:p>1025.8640549953</text:p>
          </table:table-cell>
          <table:table-cell office:value-type="float" office:value="1022.74917895899" calcext:value-type="float">
            <text:p>1022.749178959</text:p>
          </table:table-cell>
          <table:table-cell office:value-type="float" office:value="1034.141944901" calcext:value-type="float">
            <text:p>1034.141944901</text:p>
          </table:table-cell>
          <table:table-cell office:value-type="float" office:value="1032.29132999696" calcext:value-type="float">
            <text:p>1032.291329997</text:p>
          </table:table-cell>
          <table:table-cell office:value-type="float" office:value="1021.37894045526" calcext:value-type="float">
            <text:p>1021.3789404553</text:p>
          </table:table-cell>
          <table:table-cell office:value-type="float" office:value="1013.06960174349" calcext:value-type="float">
            <text:p>1013.0696017435</text:p>
          </table:table-cell>
          <table:table-cell office:value-type="float" office:value="1009.69773714048" calcext:value-type="float">
            <text:p>1009.6977371405</text:p>
          </table:table-cell>
          <table:table-cell office:value-type="float" office:value="1011.12961269373" calcext:value-type="float">
            <text:p>1011.1296126937</text:p>
          </table:table-cell>
          <table:table-cell office:value-type="float" office:value="1055.29196224661" calcext:value-type="float">
            <text:p>1055.2919622466</text:p>
          </table:table-cell>
          <table:table-cell office:value-type="float" office:value="1010.71674452775" calcext:value-type="float">
            <text:p>1010.7167445278</text:p>
          </table:table-cell>
          <table:table-cell office:value-type="float" office:value="1008.26879002264" calcext:value-type="float">
            <text:p>1008.2687900226</text:p>
          </table:table-cell>
          <table:table-cell office:value-type="float" office:value="1015.0115062158" calcext:value-type="float">
            <text:p>1015.0115062158</text:p>
          </table:table-cell>
          <table:table-cell office:value-type="float" office:value="1082.06689612131" calcext:value-type="float">
            <text:p>1082.0668961213</text:p>
          </table:table-cell>
          <table:table-cell office:value-type="float" office:value="1026.32581968999" calcext:value-type="float">
            <text:p>1026.32581969</text:p>
          </table:table-cell>
          <table:table-cell office:value-type="float" office:value="1007.99946550534" calcext:value-type="float">
            <text:p>1007.9994655053</text:p>
          </table:table-cell>
          <table:table-cell office:value-type="float" office:value="1031.02354321811" calcext:value-type="float">
            <text:p>1031.0235432181</text:p>
          </table:table-cell>
          <table:table-cell office:value-type="float" office:value="1040.94403435709" calcext:value-type="float">
            <text:p>1040.9440343571</text:p>
          </table:table-cell>
          <table:table-cell office:value-type="float" office:value="1049.15309663591" calcext:value-type="float">
            <text:p>1049.1530966359</text:p>
          </table:table-cell>
          <table:table-cell office:value-type="float" office:value="1037.81846739924" calcext:value-type="float">
            <text:p>1037.8184673992</text:p>
          </table:table-cell>
          <table:table-cell office:value-type="float" office:value="1005.75214293724" calcext:value-type="float">
            <text:p>1005.7521429372</text:p>
          </table:table-cell>
          <table:table-cell office:value-type="float" office:value="1034.60780534391" calcext:value-type="float">
            <text:p>1034.6078053439</text:p>
          </table:table-cell>
          <table:table-cell office:value-type="float" office:value="980.756625314778" calcext:value-type="float">
            <text:p>980.7566253148</text:p>
          </table:table-cell>
          <table:table-cell office:value-type="float" office:value="1026.99011808424" calcext:value-type="float">
            <text:p>1026.9901180842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6:59:45.232386893</meta:creation-date>
    <dc:date>2017-01-22T17:04:23.535753691</dc:date>
    <meta:editing-duration>P0D</meta:editing-duration>
    <meta:editing-cycles>1</meta:editing-cycles>
    <meta:document-statistic meta:table-count="3" meta:cell-count="7501" meta:object-count="0"/>
    <meta:generator>LibreOffice/4.2.8.2$Linux_X86_64 LibreOffice_project/420m0$Build-2</meta:generator>
  </office:meta>
</office:document-meta>
</file>